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Google Sans Mono&quot;" svg:font-family="'&quot;Google Sans Mono&quot;'"/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0.3181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0.9736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522in"/>
    </style:style>
    <style:style style:name="co6" style:family="table-column">
      <style:table-column-properties fo:break-before="auto" style:column-width="1.1366in"/>
    </style:style>
    <style:style style:name="co7" style:family="table-column">
      <style:table-column-properties fo:break-before="auto" style:column-width="1.4165in"/>
    </style:style>
    <style:style style:name="co8" style:family="table-column">
      <style:table-column-properties fo:break-before="auto" style:column-width="0.57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order-bottom="0.74pt solid #dee2e6" style:cell-protect="protected" style:print-content="true" style:diagonal-bl-tr="none" style:diagonal-tl-br="none" style:text-align-source="value-type" style:repeat-content="false" fo:wrap-option="no-wrap" fo:border-left="0.74pt solid #dee2e6" style:direction="ltr" fo:border-right="0.74pt solid #dee2e6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fo:border-bottom="0.74pt solid #dee2e6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order-bottom="0.74pt solid #dee2e6" fo:background-color="#ffffff" style:cell-protect="protected" style:print-content="true" style:diagonal-bl-tr="none" style:diagonal-tl-br="none" style:text-align-source="value-type" style:repeat-content="false" fo:wrap-option="no-wrap" fo:border-left="0.74pt solid #dee2e6" style:direction="ltr" fo:border-right="0.74pt solid #dee2e6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4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ackground-color="#f7f8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 style:data-style-name="N3">
      <style:table-cell-properties fo:background-color="#f7f8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 style:data-style-name="N3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fo:background-color="#f7f8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4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7f8f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3">
      <style:table-cell-properties fo:background-color="#f7f8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 style:data-style-name="N3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3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c40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37"/>
        <table:table-column table:style-name="co3" table:number-columns-repeated="7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3" table:number-columns-repeated="16364" table:default-cell-style-name="Default"/>
        <table:table-row table:style-name="ro1"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Nama Aset</text:p>
          </table:table-cell>
          <table:table-cell table:style-name="ce20" office:value-type="string" calcext:value-type="string">
            <text:p>Bentuk Pemanfaatan</text:p>
          </table:table-cell>
          <table:table-cell table:style-name="ce20" office:value-type="string" calcext:value-type="string">
            <text:p>Peruntukan</text:p>
          </table:table-cell>
          <table:table-cell table:style-name="ce20" office:value-type="string" calcext:value-type="string">
            <text:p>Pusat_kota</text:p>
          </table:table-cell>
          <table:table-cell table:style-name="ce20" office:value-type="string" calcext:value-type="string">
            <text:p>Visibilitas</text:p>
          </table:table-cell>
          <table:table-cell table:style-name="ce20" office:value-type="string" calcext:value-type="string">
            <text:p>Bangunan</text:p>
          </table:table-cell>
          <table:table-cell table:style-name="ce30" office:value-type="string" calcext:value-type="string">
            <text:p>Luas</text:p>
          </table:table-cell>
          <table:table-cell table:style-name="ce20" office:value-type="string" calcext:value-type="string">
            <text:p>Desa</text:p>
          </table:table-cell>
          <table:table-cell table:style-name="ce20" office:value-type="string" calcext:value-type="string">
            <text:p>Kecamatan</text:p>
          </table:table-cell>
          <table:table-cell table:style-name="ce20" office:value-type="string" calcext:value-type="string">
            <text:p>Jenis Hak</text:p>
          </table:table-cell>
          <table:table-cell table:style-name="ce20" office:value-type="string" calcext:value-type="string">
            <text:p>Jalan</text:p>
          </table:table-cell>
          <table:table-cell table:style-name="ce20" office:value-type="string" calcext:value-type="string">
            <text:p>Pengelola</text:p>
          </table:table-cell>
          <table:table-cell table:style-name="ce20" office:value-type="string" calcext:value-type="string">
            <text:p>Luas</text:p>
          </table:table-cell>
          <table:table-cell table:style-name="ce20" office:value-type="string" calcext:value-type="string">
            <text:p>Bujur</text:p>
          </table:table-cell>
          <table:table-cell table:style-name="ce20" office:value-type="string" calcext:value-type="string">
            <text:p>Lintang</text:p>
          </table:table-cell>
          <table:table-cell table:style-name="ce20" office:value-type="string" calcext:value-type="string">
            <text:p>Sumber_data</text:p>
          </table:table-cell>
          <table:table-cell table:style-name="ce52" office:value-type="string" calcext:value-type="string">
            <text:p>Bujur Desimal</text:p>
          </table:table-cell>
          <table:table-cell table:style-name="ce52" office:value-type="string" calcext:value-type="string">
            <text:p>Lintang Desimal</text:p>
          </table:table-cell>
          <table:table-cell table:style-name="ce52" office:value-type="string" calcext:value-type="string">
            <text:p>Bujur alun</text:p>
          </table:table-cell>
          <table:table-cell table:style-name="ce52" office:value-type="string" calcext:value-type="string">
            <text:p>Lintang alun</text:p>
          </table:table-cell>
          <table:table-cell table:style-name="ce20" office:value-type="string" calcext:value-type="string">
            <text:p>Jarak pusat kota</text:p>
          </table:table-cell>
          <table:table-cell table:style-name="ce20" office:value-type="string" calcext:value-type="string">
            <text:p>Jarak jalan utama</text:p>
          </table:table-cell>
          <table:table-cell table:number-columns-repeated="1636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Kantor</text:p>
          </table:table-cell>
          <table:table-cell table:style-name="ce1" office:value-type="string" calcext:value-type="string">
            <text:p>Pinggir</text:p>
          </table:table-cell>
          <table:table-cell table:style-name="ce1" office:value-type="string" calcext:value-type="string">
            <text:p>Sedang</text:p>
          </table:table-cell>
          <table:table-cell table:style-name="ce1" office:value-type="string" calcext:value-type="string">
            <text:p>Bagus</text:p>
          </table:table-cell>
          <table:table-cell table:style-name="ce31" office:value-type="float" office:value="2716" calcext:value-type="float">
            <text:p>2716</text:p>
          </table:table-cell>
          <table:table-cell table:style-name="ce7" office:value-type="string" calcext:value-type="string">
            <text:p>ORO ORO OMBO</text:p>
          </table:table-cell>
          <table:table-cell table:style-name="ce7" office:value-type="string" calcext:value-type="string">
            <text:p>KARTOHARJO</text:p>
          </table:table-cell>
          <table:table-cell table:style-name="ce7" office:value-type="string" calcext:value-type="string">
            <text:p>HPL</text:p>
          </table:table-cell>
          <table:table-cell table:style-name="ce7" office:value-type="string" calcext:value-type="string">
            <text:p>Jl. Letjend S. Parman</text:p>
          </table:table-cell>
          <table:table-cell table:style-name="ce7" office:value-type="string" calcext:value-type="string">
            <text:p>Puskesmas Oro-oro Ombo</text:p>
          </table:table-cell>
          <table:table-cell table:style-name="ce7" office:value-type="float" office:value="2716" calcext:value-type="float">
            <text:p>2716</text:p>
          </table:table-cell>
          <table:table-cell table:style-name="ce14" office:value-type="float" office:value="32041" calcext:value-type="float">
            <text:p>32,041</text:p>
          </table:table-cell>
          <table:table-cell table:style-name="ce14" office:value-type="float" office:value="37356" calcext:value-type="float">
            <text:p>37,356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O2]/60000)" office:value-type="float" office:value="111.534016666667" calcext:value-type="float">
            <text:p>111.534016666667</text:p>
          </table:table-cell>
          <table:table-cell table:style-name="ce22" table:formula="of:=7+([.P2]/60000)" office:value-type="float" office:value="7.6226" calcext:value-type="float">
            <text:p>7.6226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2]*(3.14159/180)-[.S2]*(3.14159/180))/2))^2+COS([.U2]*(3.14159/180))*COS([.S2]*(3.14159/180))*SIN((([.T2]*(3.14159/180)-[.R2]*(3.14159/180))/2))^2))" office:value-type="float" office:value="2029.7946064927" calcext:value-type="float">
            <text:p>2,030</text:p>
          </table:table-cell>
          <table:table-cell table:number-columns-repeated="1636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3" office:value-type="string" calcext:value-type="string">
            <text:p>Kantor</text:p>
          </table:table-cell>
          <table:table-cell table:style-name="ce1" office:value-type="string" calcext:value-type="string">
            <text:p>Pinggir</text:p>
          </table:table-cell>
          <table:table-cell table:style-name="ce1" office:value-type="string" calcext:value-type="string">
            <text:p>Sedang</text:p>
          </table:table-cell>
          <table:table-cell table:style-name="ce1" office:value-type="string" calcext:value-type="string">
            <text:p>Bagus</text:p>
          </table:table-cell>
          <table:table-cell table:style-name="ce32" office:value-type="float" office:value="200" calcext:value-type="float">
            <text:p>200.00</text:p>
          </table:table-cell>
          <table:table-cell table:style-name="ce1" table:number-columns-repeated="2"/>
          <table:table-cell table:style-name="ce1" office:value-type="string" calcext:value-type="string">
            <text:p>HPL</text:p>
          </table:table-cell>
          <table:table-cell table:style-name="ce1"/>
          <table:table-cell table:style-name="ce3" office:value-type="string" calcext:value-type="string">
            <text:p>BUMD</text:p>
          </table:table-cell>
          <table:table-cell table:style-name="ce11" office:value-type="float" office:value="200" calcext:value-type="float">
            <text:p>200.00</text:p>
          </table:table-cell>
          <table:table-cell table:style-name="ce1" office:value-type="float" office:value="111.495008" calcext:value-type="float">
            <text:p>111.495008</text:p>
          </table:table-cell>
          <table:table-cell table:style-name="ce1" office:value-type="float" office:value="-7.624703" calcext:value-type="float">
            <text:p>-7.624703</text:p>
          </table:table-cell>
          <table:table-cell table:style-name="ce1" office:value-type="string" calcext:value-type="string">
            <text:p>Sewa - Kabupaten</text:p>
          </table:table-cell>
          <table:table-cell table:style-name="ce1" office:value-type="float" office:value="111.495008" calcext:value-type="float">
            <text:p>111.495008</text:p>
          </table:table-cell>
          <table:table-cell table:style-name="ce1" office:value-type="float" office:value="7.624703" calcext:value-type="float">
            <text:p>7.62470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3]*(3.14159/180)-[.S3]*(3.14159/180))/2))^2+COS([.U3]*(3.14159/180))*COS([.S3]*(3.14159/180))*SIN((([.T3]*(3.14159/180)-[.R3]*(3.14159/180))/2))^2))" office:value-type="float" office:value="2450.60509077447" calcext:value-type="float">
            <text:p>2,451</text:p>
          </table:table-cell>
          <table:table-cell table:number-columns-repeated="1636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3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3" office:value-type="string" calcext:value-type="string">
            <text:p>Strategis</text:p>
          </table:table-cell>
          <table:table-cell table:style-name="ce3" office:value-type="string" calcext:value-type="string">
            <text:p>Bagus</text:p>
          </table:table-cell>
          <table:table-cell table:style-name="ce32" office:value-type="float" office:value="500" calcext:value-type="float">
            <text:p>500.00</text:p>
          </table:table-cell>
          <table:table-cell table:style-name="ce1" table:number-columns-repeated="2"/>
          <table:table-cell table:style-name="ce1" office:value-type="string" calcext:value-type="string">
            <text:p>HPL</text:p>
          </table:table-cell>
          <table:table-cell table:style-name="ce1"/>
          <table:table-cell table:style-name="ce3" office:value-type="string" calcext:value-type="string">
            <text:p>Geprek Juara</text:p>
          </table:table-cell>
          <table:table-cell table:style-name="ce11" office:value-type="float" office:value="500" calcext:value-type="float">
            <text:p>500.00</text:p>
          </table:table-cell>
          <table:table-cell table:style-name="ce15" office:value-type="float" office:value="111.526403" calcext:value-type="float">
            <text:p>111.526403</text:p>
          </table:table-cell>
          <table:table-cell table:style-name="ce17" office:value-type="float" office:value="-7.641749" calcext:value-type="float">
            <text:p>-7.641749</text:p>
          </table:table-cell>
          <table:table-cell table:style-name="ce1" office:value-type="string" calcext:value-type="string">
            <text:p>Sewa - Kabupaten</text:p>
          </table:table-cell>
          <table:table-cell table:style-name="ce15" office:value-type="float" office:value="111.526403" calcext:value-type="float">
            <text:p>111.526403</text:p>
          </table:table-cell>
          <table:table-cell table:style-name="ce17" office:value-type="float" office:value="7.641749" calcext:value-type="float">
            <text:p>7.641749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4]*(3.14159/180)-[.S4]*(3.14159/180))/2))^2+COS([.U4]*(3.14159/180))*COS([.S4]*(3.14159/180))*SIN((([.T4]*(3.14159/180)-[.R4]*(3.14159/180))/2))^2))" office:value-type="float" office:value="1761.71760668491" calcext:value-type="float">
            <text:p>1,762</text:p>
          </table:table-cell>
          <table:table-cell table:number-columns-repeated="1636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4" office:value-type="string" calcext:value-type="string">
            <text:p>Kantor</text:p>
          </table:table-cell>
          <table:table-cell table:style-name="ce4" office:value-type="string" calcext:value-type="string">
            <text:p>Pusat</text:p>
          </table:table-cell>
          <table:table-cell table:style-name="ce4" office:value-type="string" calcext:value-type="string">
            <text:p>Bagus</text:p>
          </table:table-cell>
          <table:table-cell table:style-name="ce1" office:value-type="string" calcext:value-type="string">
            <text:p>Bagus</text:p>
          </table:table-cell>
          <table:table-cell table:style-name="ce30" office:value-type="float" office:value="5070" calcext:value-type="float">
            <text:p>5070</text:p>
          </table:table-cell>
          <table:table-cell table:number-columns-repeated="2"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Perintis Kemerdekaan</text:p>
          </table:table-cell>
          <table:table-cell table:style-name="ce1" office:value-type="string" calcext:value-type="string">
            <text:p>DPRD</text:p>
          </table:table-cell>
          <table:table-cell table:style-name="ce1" office:value-type="float" office:value="5070" calcext:value-type="float">
            <text:p>5070</text:p>
          </table:table-cell>
          <table:table-cell table:style-name="ce16" office:value-type="float" office:value="31306" calcext:value-type="float">
            <text:p>31,306</text:p>
          </table:table-cell>
          <table:table-cell table:style-name="ce16" office:value-type="float" office:value="37492" calcext:value-type="float">
            <text:p>37,492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O5]/60000)" office:value-type="float" office:value="111.521766666667" calcext:value-type="float">
            <text:p>111.521766666667</text:p>
          </table:table-cell>
          <table:table-cell table:style-name="ce22" table:formula="of:=7+([.P5]/60000)" office:value-type="float" office:value="7.62486666666667" calcext:value-type="float">
            <text:p>7.6248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5]*(3.14159/180)-[.S5]*(3.14159/180))/2))^2+COS([.U5]*(3.14159/180))*COS([.S5]*(3.14159/180))*SIN((([.T5]*(3.14159/180)-[.R5]*(3.14159/180))/2))^2))" office:value-type="float" office:value="720.716772037258" calcext:value-type="float">
            <text:p>721</text:p>
          </table:table-cell>
          <table:table-cell table:number-columns-repeated="1636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5" office:value-type="string" calcext:value-type="string">
            <text:p>Bagus</text:p>
          </table:table-cell>
          <table:table-cell table:style-name="ce30" office:value-type="float" office:value="6025" calcext:value-type="float">
            <text:p>6025</text:p>
          </table:table-cell>
          <table:table-cell table:number-columns-repeated="2"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Pahlawan 33</text:p>
          </table:table-cell>
          <table:table-cell table:style-name="ce1" office:value-type="string" calcext:value-type="string">
            <text:p>Bagian Umum</text:p>
          </table:table-cell>
          <table:table-cell table:style-name="ce1" office:value-type="float" office:value="6025" calcext:value-type="float">
            <text:p>6025</text:p>
          </table:table-cell>
          <table:table-cell table:style-name="ce16" office:value-type="float" office:value="31242" calcext:value-type="float">
            <text:p>31,242</text:p>
          </table:table-cell>
          <table:table-cell table:style-name="ce16" office:value-type="float" office:value="37483" calcext:value-type="float">
            <text:p>37,483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O6]/60000)" office:value-type="float" office:value="111.5207" calcext:value-type="float">
            <text:p>111.5207</text:p>
          </table:table-cell>
          <table:table-cell table:style-name="ce22" table:formula="of:=7+([.P6]/60000)" office:value-type="float" office:value="7.62471666666667" calcext:value-type="float">
            <text:p>7.6247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6]*(3.14159/180)-[.S6]*(3.14159/180))/2))^2+COS([.U6]*(3.14159/180))*COS([.S6]*(3.14159/180))*SIN((([.T6]*(3.14159/180)-[.R6]*(3.14159/180))/2))^2))" office:value-type="float" office:value="648.437909685863" calcext:value-type="float">
            <text:p>648</text:p>
          </table:table-cell>
          <table:table-cell table:number-columns-repeated="1636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5" office:value-type="string" calcext:value-type="string">
            <text:p>Pakai</text:p>
          </table:table-cell>
          <table:table-cell table:style-name="ce5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5" office:value-type="string" calcext:value-type="string">
            <text:p>Sedang</text:p>
          </table:table-cell>
          <table:table-cell table:style-name="ce30" office:value-type="float" office:value="2235" calcext:value-type="float">
            <text:p>2235</text:p>
          </table:table-cell>
          <table:table-cell table:number-columns-repeated="2"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Sulawesi 18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float" office:value="2235" calcext:value-type="float">
            <text:p>2235</text:p>
          </table:table-cell>
          <table:table-cell table:style-name="ce16" office:value-type="float" office:value="31336" calcext:value-type="float">
            <text:p>31,336</text:p>
          </table:table-cell>
          <table:table-cell table:style-name="ce16" office:value-type="float" office:value="37666" calcext:value-type="float">
            <text:p>37,666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O7]/60000)" office:value-type="float" office:value="111.522266666667" calcext:value-type="float">
            <text:p>111.522266666667</text:p>
          </table:table-cell>
          <table:table-cell table:style-name="ce22" table:formula="of:=7+([.P7]/60000)" office:value-type="float" office:value="7.62776666666667" calcext:value-type="float">
            <text:p>7.6277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7]*(3.14159/180)-[.S7]*(3.14159/180))/2))^2+COS([.U7]*(3.14159/180))*COS([.S7]*(3.14159/180))*SIN((([.T7]*(3.14159/180)-[.R7]*(3.14159/180))/2))^2))" office:value-type="float" office:value="620.010194546439" calcext:value-type="float">
            <text:p>620</text:p>
          </table:table-cell>
          <table:table-cell table:number-columns-repeated="1636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5" office:value-type="string" calcext:value-type="string">
            <text:p>Kantor</text:p>
          </table:table-cell>
          <table:table-cell table:style-name="ce5" office:value-type="string" calcext:value-type="string">
            <text:p>Pusat</text:p>
          </table:table-cell>
          <table:table-cell table:style-name="ce5" office:value-type="string" calcext:value-type="string">
            <text:p>Bagus</text:p>
          </table:table-cell>
          <table:table-cell table:style-name="ce1" office:value-type="string" calcext:value-type="string">
            <text:p>Bagus</text:p>
          </table:table-cell>
          <table:table-cell table:style-name="ce30" office:value-type="float" office:value="1492" calcext:value-type="float">
            <text:p>1492</text:p>
          </table:table-cell>
          <table:table-cell table:number-columns-repeated="2"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Dr. Sutomo No. 70</text:p>
          </table:table-cell>
          <table:table-cell table:style-name="ce1" office:value-type="string" calcext:value-type="string">
            <text:p>DPRD</text:p>
          </table:table-cell>
          <table:table-cell table:style-name="ce1" office:value-type="float" office:value="1492" calcext:value-type="float">
            <text:p>1492</text:p>
          </table:table-cell>
          <table:table-cell table:style-name="ce16" office:value-type="float" office:value="31403" calcext:value-type="float">
            <text:p>31,403</text:p>
          </table:table-cell>
          <table:table-cell table:style-name="ce16" office:value-type="float" office:value="37675" calcext:value-type="float">
            <text:p>37,675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O8]/60000)" office:value-type="float" office:value="111.523383333333" calcext:value-type="float">
            <text:p>111.523383333333</text:p>
          </table:table-cell>
          <table:table-cell table:style-name="ce22" table:formula="of:=7+([.P8]/60000)" office:value-type="float" office:value="7.62791666666667" calcext:value-type="float">
            <text:p>7.6279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8]*(3.14159/180)-[.S8]*(3.14159/180))/2))^2+COS([.U8]*(3.14159/180))*COS([.S8]*(3.14159/180))*SIN((([.T8]*(3.14159/180)-[.R8]*(3.14159/180))/2))^2))" office:value-type="float" office:value="737.053608096698" calcext:value-type="float">
            <text:p>737</text:p>
          </table:table-cell>
          <table:table-cell table:number-columns-repeated="1636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5"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5" office:value-type="string" calcext:value-type="string">
            <text:p>Bagus</text:p>
          </table:table-cell>
          <table:table-cell table:style-name="ce33" office:value-type="float" office:value="5785" calcext:value-type="float">
            <text:p>5785</text:p>
          </table:table-cell>
          <table:table-cell table:number-columns-repeated="2" table:style-name="ce8" office:value-type="string" calcext:value-type="string">
            <text:p>KARTOHARJO</text:p>
          </table:table-cell>
          <table:table-cell table:style-name="ce8" office:value-type="string" calcext:value-type="string">
            <text:p>HPL</text:p>
          </table:table-cell>
          <table:table-cell table:style-name="ce8" office:value-type="string" calcext:value-type="string">
            <text:p>Jl. Pahlawan dan Kalimantan</text:p>
          </table:table-cell>
          <table:table-cell table:style-name="ce8" office:value-type="string" calcext:value-type="string">
            <text:p>Bagian perlengkapan</text:p>
          </table:table-cell>
          <table:table-cell table:style-name="ce8" office:value-type="float" office:value="5785" calcext:value-type="float">
            <text:p>5785</text:p>
          </table:table-cell>
          <table:table-cell table:style-name="ce13" office:value-type="float" office:value="31228" calcext:value-type="float">
            <text:p>31,228</text:p>
          </table:table-cell>
          <table:table-cell table:style-name="ce13" office:value-type="float" office:value="37609" calcext:value-type="float">
            <text:p>37,609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O9]/60000)" office:value-type="float" office:value="111.520466666667" calcext:value-type="float">
            <text:p>111.520466666667</text:p>
          </table:table-cell>
          <table:table-cell table:style-name="ce22" table:formula="of:=7+([.P9]/60000)" office:value-type="float" office:value="7.62681666666667" calcext:value-type="float">
            <text:p>7.6268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9]*(3.14159/180)-[.S9]*(3.14159/180))/2))^2+COS([.U9]*(3.14159/180))*COS([.S9]*(3.14159/180))*SIN((([.T9]*(3.14159/180)-[.R9]*(3.14159/180))/2))^2))" office:value-type="float" office:value="476.244003726886" calcext:value-type="float">
            <text:p>476</text:p>
          </table:table-cell>
          <table:table-cell table:number-columns-repeated="1636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5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1" office:value-type="string" calcext:value-type="string">
            <text:p>Bagus</text:p>
          </table:table-cell>
          <table:table-cell table:style-name="ce33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HPL</text:p>
          </table:table-cell>
          <table:table-cell table:style-name="ce1"/>
          <table:table-cell table:style-name="ce3" office:value-type="string" calcext:value-type="string">
            <text:p>BPKAD</text:p>
          </table:table-cell>
          <table:table-cell table:style-name="ce12" office:value-type="float" office:value="200" calcext:value-type="float">
            <text:p>200</text:p>
          </table:table-cell>
          <table:table-cell table:style-name="ce1" office:value-type="float" office:value="111.512291" calcext:value-type="float">
            <text:p>111.512291</text:p>
          </table:table-cell>
          <table:table-cell table:style-name="ce1" table:formula="of:=-7.633486" office:value-type="float" office:value="-7.633486" calcext:value-type="float">
            <text:p>-7.633486</text:p>
          </table:table-cell>
          <table:table-cell table:style-name="ce1" office:value-type="string" calcext:value-type="string">
            <text:p>Sewa - Kabupaten</text:p>
          </table:table-cell>
          <table:table-cell table:style-name="ce1" office:value-type="float" office:value="111.512291" calcext:value-type="float">
            <text:p>111.512291</text:p>
          </table:table-cell>
          <table:table-cell table:style-name="ce1" office:value-type="float" office:value="7.633486" calcext:value-type="float">
            <text:p>7.633486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10]*(3.14159/180)-[.S10]*(3.14159/180))/2))^2+COS([.U10]*(3.14159/180))*COS([.S10]*(3.14159/180))*SIN((([.T10]*(3.14159/180)-[.R10]*(3.14159/180))/2))^2))" office:value-type="float" office:value="697.599798188655" calcext:value-type="float">
            <text:p>698</text:p>
          </table:table-cell>
          <table:table-cell table:number-columns-repeated="1636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6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1" office:value-type="string" calcext:value-type="string">
            <text:p>Bagus</text:p>
          </table:table-cell>
          <table:table-cell table:style-name="ce32" office:value-type="float" office:value="90" calcext:value-type="float">
            <text:p>90.00</text:p>
          </table:table-cell>
          <table:table-cell table:style-name="ce1" table:number-columns-repeated="2"/>
          <table:table-cell table:style-name="ce1" office:value-type="string" calcext:value-type="string">
            <text:p>HPL</text:p>
          </table:table-cell>
          <table:table-cell table:style-name="ce1" table:number-columns-repeated="2"/>
          <table:table-cell table:style-name="ce11" office:value-type="float" office:value="90" calcext:value-type="float">
            <text:p>90.00</text:p>
          </table:table-cell>
          <table:table-cell table:style-name="ce1" table:number-columns-repeated="2"/>
          <table:table-cell table:style-name="ce1" office:value-type="string" calcext:value-type="string">
            <text:p>Sewa - Kota</text:p>
          </table:table-cell>
          <table:table-cell table:style-name="ce21" table:formula="of:=111+([.O11]/60000)" office:value-type="float" office:value="111" calcext:value-type="float">
            <text:p>111</text:p>
          </table:table-cell>
          <table:table-cell table:style-name="ce22" table:formula="of:=7+([.P11]/60000)" office:value-type="float" office:value="7" calcext:value-type="float">
            <text:p>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11]*(3.14159/180)-[.S11]*(3.14159/180))/2))^2+COS([.U11]*(3.14159/180))*COS([.S11]*(3.14159/180))*SIN((([.T11]*(3.14159/180)-[.R11]*(3.14159/180))/2))^2))" office:value-type="float" office:value="90232.0966197892" calcext:value-type="float">
            <text:p>90,232</text:p>
          </table:table-cell>
          <table:table-cell table:number-columns-repeated="1636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5"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5" office:value-type="string" calcext:value-type="string">
            <text:p>Bagus</text:p>
          </table:table-cell>
          <table:table-cell table:style-name="ce31" office:value-type="float" office:value="15710" calcext:value-type="float">
            <text:p>15710</text:p>
          </table:table-cell>
          <table:table-cell table:style-name="ce7" office:value-type="string" calcext:value-type="string">
            <text:p>KEJURON</text:p>
          </table:table-cell>
          <table:table-cell table:style-name="ce7" office:value-type="string" calcext:value-type="string">
            <text:p>TAMAN</text:p>
          </table:table-cell>
          <table:table-cell table:style-name="ce7" office:value-type="string" calcext:value-type="string">
            <text:p>HPL</text:p>
          </table:table-cell>
          <table:table-cell table:style-name="ce7" office:value-type="string" calcext:value-type="string">
            <text:p>Jl. Jend Sudirman</text:p>
          </table:table-cell>
          <table:table-cell table:style-name="ce7" office:value-type="string" calcext:value-type="string">
            <text:p>Dinas Pasar</text:p>
          </table:table-cell>
          <table:table-cell table:style-name="ce7" office:value-type="float" office:value="15710" calcext:value-type="float">
            <text:p>15710</text:p>
          </table:table-cell>
          <table:table-cell table:style-name="ce14" office:value-type="float" office:value="31278" calcext:value-type="float">
            <text:p>31,278</text:p>
          </table:table-cell>
          <table:table-cell table:style-name="ce14" office:value-type="float" office:value="37882" calcext:value-type="float">
            <text:p>37,882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O12]/60000)" office:value-type="float" office:value="111.5213" calcext:value-type="float">
            <text:p>111.5213</text:p>
          </table:table-cell>
          <table:table-cell table:style-name="ce22" table:formula="of:=7+([.P12]/60000)" office:value-type="float" office:value="7.63136666666667" calcext:value-type="float">
            <text:p>7.6313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12]*(3.14159/180)-[.S12]*(3.14159/180))/2))^2+COS([.U12]*(3.14159/180))*COS([.S12]*(3.14159/180))*SIN((([.T12]*(3.14159/180)-[.R12]*(3.14159/180))/2))^2))" office:value-type="float" office:value="557.17510305016" calcext:value-type="float">
            <text:p>557</text:p>
          </table:table-cell>
          <table:table-cell table:number-columns-repeated="1636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5"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5" office:value-type="string" calcext:value-type="string">
            <text:p>Bagus</text:p>
          </table:table-cell>
          <table:table-cell table:style-name="ce33" office:value-type="float" office:value="14060" calcext:value-type="float">
            <text:p>14060</text:p>
          </table:table-cell>
          <table:table-cell table:style-name="ce8" office:value-type="string" calcext:value-type="string">
            <text:p>KLEGEN</text:p>
          </table:table-cell>
          <table:table-cell table:style-name="ce8" office:value-type="string" calcext:value-type="string">
            <text:p>KARTOHARJO</text:p>
          </table:table-cell>
          <table:table-cell table:style-name="ce8" office:value-type="string" calcext:value-type="string">
            <text:p>HPL</text:p>
          </table:table-cell>
          <table:table-cell table:style-name="ce8" office:value-type="string" calcext:value-type="string">
            <text:p>Jl. Imam Bonjol Slamet Riadi</text:p>
          </table:table-cell>
          <table:table-cell table:style-name="ce8" office:value-type="string" calcext:value-type="string">
            <text:p>Dinas pasar</text:p>
          </table:table-cell>
          <table:table-cell table:style-name="ce8" office:value-type="float" office:value="14060" calcext:value-type="float">
            <text:p>14060</text:p>
          </table:table-cell>
          <table:table-cell table:style-name="ce13" office:value-type="float" office:value="32258" calcext:value-type="float">
            <text:p>32,258</text:p>
          </table:table-cell>
          <table:table-cell table:style-name="ce13" office:value-type="float" office:value="37541" calcext:value-type="float">
            <text:p>37,541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O13]/60000)" office:value-type="float" office:value="111.537633333333" calcext:value-type="float">
            <text:p>111.537633333333</text:p>
          </table:table-cell>
          <table:table-cell table:style-name="ce22" table:formula="of:=7+([.P13]/60000)" office:value-type="float" office:value="7.62568333333333" calcext:value-type="float">
            <text:p>7.62568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13]*(3.14159/180)-[.S13]*(3.14159/180))/2))^2+COS([.U13]*(3.14159/180))*COS([.S13]*(3.14159/180))*SIN((([.T13]*(3.14159/180)-[.R13]*(3.14159/180))/2))^2))" office:value-type="float" office:value="2326.97374851541" calcext:value-type="float">
            <text:p>2,327</text:p>
          </table:table-cell>
          <table:table-cell table:number-columns-repeated="1636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5"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5" office:value-type="string" calcext:value-type="string">
            <text:p>Bagus</text:p>
          </table:table-cell>
          <table:table-cell table:style-name="ce31" office:value-type="float" office:value="5784" calcext:value-type="float">
            <text:p>5784</text:p>
          </table:table-cell>
          <table:table-cell table:style-name="ce7" office:value-type="string" calcext:value-type="string">
            <text:p>ORO ORO OMBO</text:p>
          </table:table-cell>
          <table:table-cell table:style-name="ce7" office:value-type="string" calcext:value-type="string">
            <text:p>KARTOHARJO</text:p>
          </table:table-cell>
          <table:table-cell table:style-name="ce7" office:value-type="string" calcext:value-type="string">
            <text:p>HPL</text:p>
          </table:table-cell>
          <table:table-cell table:style-name="ce7" office:value-type="string" calcext:value-type="string">
            <text:p>Jl. Letjend S. Parman</text:p>
          </table:table-cell>
          <table:table-cell table:style-name="ce7" office:value-type="string" calcext:value-type="string">
            <text:p>Dinas Pasar</text:p>
          </table:table-cell>
          <table:table-cell table:style-name="ce7" office:value-type="float" office:value="5784" calcext:value-type="float">
            <text:p>5784</text:p>
          </table:table-cell>
          <table:table-cell table:style-name="ce14" office:value-type="float" office:value="32137" calcext:value-type="float">
            <text:p>32,137</text:p>
          </table:table-cell>
          <table:table-cell table:style-name="ce14" office:value-type="float" office:value="37314" calcext:value-type="float">
            <text:p>37,314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O14]/60000)" office:value-type="float" office:value="111.535616666667" calcext:value-type="float">
            <text:p>111.535616666667</text:p>
          </table:table-cell>
          <table:table-cell table:style-name="ce22" table:formula="of:=7+([.P14]/60000)" office:value-type="float" office:value="7.6219" calcext:value-type="float">
            <text:p>7.6219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14]*(3.14159/180)-[.S14]*(3.14159/180))/2))^2+COS([.U14]*(3.14159/180))*COS([.S14]*(3.14159/180))*SIN((([.T14]*(3.14159/180)-[.R14]*(3.14159/180))/2))^2))" office:value-type="float" office:value="2222.30550464601" calcext:value-type="float">
            <text:p>2,222</text:p>
          </table:table-cell>
          <table:table-cell table:number-columns-repeated="1636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5"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5" office:value-type="string" calcext:value-type="string">
            <text:p>Bagus</text:p>
          </table:table-cell>
          <table:table-cell table:style-name="ce31" office:value-type="float" office:value="1380" calcext:value-type="float">
            <text:p>1380</text:p>
          </table:table-cell>
          <table:table-cell table:style-name="ce7" office:value-type="string" calcext:value-type="string">
            <text:p>ORO ORO OMBO</text:p>
          </table:table-cell>
          <table:table-cell table:style-name="ce7" office:value-type="string" calcext:value-type="string">
            <text:p>KARTOHARJO</text:p>
          </table:table-cell>
          <table:table-cell table:style-name="ce7" office:value-type="string" calcext:value-type="string">
            <text:p>PAKAI</text:p>
          </table:table-cell>
          <table:table-cell table:style-name="ce7" office:value-type="string" calcext:value-type="string">
            <text:p>Jl. Let. Jend. S. Parman</text:p>
          </table:table-cell>
          <table:table-cell table:style-name="ce7" office:value-type="string" calcext:value-type="string">
            <text:p>Dinas Pasar</text:p>
          </table:table-cell>
          <table:table-cell table:style-name="ce7" office:value-type="float" office:value="1380" calcext:value-type="float">
            <text:p>1380</text:p>
          </table:table-cell>
          <table:table-cell table:style-name="ce14" office:value-type="float" office:value="32002" calcext:value-type="float">
            <text:p>32,002</text:p>
          </table:table-cell>
          <table:table-cell table:style-name="ce14" office:value-type="float" office:value="37221" calcext:value-type="float">
            <text:p>37,221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O15]/60000)" office:value-type="float" office:value="111.533366666667" calcext:value-type="float">
            <text:p>111.533366666667</text:p>
          </table:table-cell>
          <table:table-cell table:style-name="ce22" table:formula="of:=7+([.P15]/60000)" office:value-type="float" office:value="7.62035" calcext:value-type="float">
            <text:p>7.6203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15]*(3.14159/180)-[.S15]*(3.14159/180))/2))^2+COS([.U15]*(3.14159/180))*COS([.S15]*(3.14159/180))*SIN((([.T15]*(3.14159/180)-[.R15]*(3.14159/180))/2))^2))" office:value-type="float" office:value="2068.00854333163" calcext:value-type="float">
            <text:p>2,068</text:p>
          </table:table-cell>
          <table:table-cell table:number-columns-repeated="1636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5" office:value-type="string" calcext:value-type="string">
            <text:p>Bagus</text:p>
          </table:table-cell>
          <table:table-cell table:style-name="ce33" office:value-type="float" office:value="2252" calcext:value-type="float">
            <text:p>2252</text:p>
          </table:table-cell>
          <table:table-cell table:style-name="ce8" office:value-type="string" calcext:value-type="string">
            <text:p>PANGONGANGAN</text:p>
          </table:table-cell>
          <table:table-cell table:style-name="ce8" office:value-type="string" calcext:value-type="string">
            <text:p>MANGUHARJO</text:p>
          </table:table-cell>
          <table:table-cell table:style-name="ce8" office:value-type="string" calcext:value-type="string">
            <text:p>PAKAI</text:p>
          </table:table-cell>
          <table:table-cell table:style-name="ce8" office:value-type="string" calcext:value-type="string">
            <text:p>Jl. Mayjend Sungkono</text:p>
          </table:table-cell>
          <table:table-cell table:style-name="ce8" office:value-type="string" calcext:value-type="string">
            <text:p>Dinas Pasar</text:p>
          </table:table-cell>
          <table:table-cell table:style-name="ce8" office:value-type="float" office:value="2252" calcext:value-type="float">
            <text:p>2252</text:p>
          </table:table-cell>
          <table:table-cell table:style-name="ce13" office:value-type="float" office:value="30775" calcext:value-type="float">
            <text:p>30,775</text:p>
          </table:table-cell>
          <table:table-cell table:style-name="ce13" office:value-type="float" office:value="37828" calcext:value-type="float">
            <text:p>37,828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O16]/60000)" office:value-type="float" office:value="111.512916666667" calcext:value-type="float">
            <text:p>111.512916666667</text:p>
          </table:table-cell>
          <table:table-cell table:style-name="ce22" table:formula="of:=7+([.P16]/60000)" office:value-type="float" office:value="7.63046666666667" calcext:value-type="float">
            <text:p>7.6304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16]*(3.14159/180)-[.S16]*(3.14159/180))/2))^2+COS([.U16]*(3.14159/180))*COS([.S16]*(3.14159/180))*SIN((([.T16]*(3.14159/180)-[.R16]*(3.14159/180))/2))^2))" office:value-type="float" office:value="454.798726502828" calcext:value-type="float">
            <text:p>455</text:p>
          </table:table-cell>
          <table:table-cell table:number-columns-repeated="1636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5" office:value-type="string" calcext:value-type="string">
            <text:p>Bagus</text:p>
          </table:table-cell>
          <table:table-cell table:style-name="ce31" office:value-type="float" office:value="905" calcext:value-type="float">
            <text:p>905</text:p>
          </table:table-cell>
          <table:table-cell table:style-name="ce7" office:value-type="string" calcext:value-type="string">
            <text:p>MANISREJO</text:p>
          </table:table-cell>
          <table:table-cell table:style-name="ce7" office:value-type="string" calcext:value-type="string">
            <text:p>TAMAN</text:p>
          </table:table-cell>
          <table:table-cell table:style-name="ce7" office:value-type="string" calcext:value-type="string">
            <text:p>PAKAI</text:p>
          </table:table-cell>
          <table:table-cell table:style-name="ce7" office:value-type="string" calcext:value-type="string">
            <text:p>Jl. Tanjung Raya</text:p>
          </table:table-cell>
          <table:table-cell table:style-name="ce7" office:value-type="string" calcext:value-type="string">
            <text:p>Dinas Pasar</text:p>
          </table:table-cell>
          <table:table-cell table:style-name="ce7" office:value-type="float" office:value="905" calcext:value-type="float">
            <text:p>905</text:p>
          </table:table-cell>
          <table:table-cell table:style-name="ce14" office:value-type="float" office:value="32800" calcext:value-type="float">
            <text:p>32,800</text:p>
          </table:table-cell>
          <table:table-cell table:style-name="ce14" office:value-type="float" office:value="38610" calcext:value-type="float">
            <text:p>38,610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O17]/60000)" office:value-type="float" office:value="111.546666666667" calcext:value-type="float">
            <text:p>111.546666666667</text:p>
          </table:table-cell>
          <table:table-cell table:style-name="ce22" table:formula="of:=7+([.P17]/60000)" office:value-type="float" office:value="7.6435" calcext:value-type="float">
            <text:p>7.643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17]*(3.14159/180)-[.S17]*(3.14159/180))/2))^2+COS([.U17]*(3.14159/180))*COS([.S17]*(3.14159/180))*SIN((([.T17]*(3.14159/180)-[.R17]*(3.14159/180))/2))^2))" office:value-type="float" office:value="3661.19223588435" calcext:value-type="float">
            <text:p>3,661</text:p>
          </table:table-cell>
          <table:table-cell table:number-columns-repeated="1636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5" office:value-type="string" calcext:value-type="string">
            <text:p>Bagus</text:p>
          </table:table-cell>
          <table:table-cell table:style-name="ce33" office:value-type="float" office:value="1735" calcext:value-type="float">
            <text:p>1735</text:p>
          </table:table-cell>
          <table:table-cell table:style-name="ce8" office:value-type="string" calcext:value-type="string">
            <text:p>NAMBANGAN LOR</text:p>
          </table:table-cell>
          <table:table-cell table:style-name="ce8" office:value-type="string" calcext:value-type="string">
            <text:p>MANGUHARJO</text:p>
          </table:table-cell>
          <table:table-cell table:style-name="ce8" office:value-type="string" calcext:value-type="string">
            <text:p>PAKAI</text:p>
          </table:table-cell>
          <table:table-cell table:style-name="ce8" office:value-type="string" calcext:value-type="string">
            <text:p>Jl. Mayjend Sungkono</text:p>
          </table:table-cell>
          <table:table-cell table:style-name="ce8" office:value-type="string" calcext:value-type="string">
            <text:p>Dinas Pasar</text:p>
          </table:table-cell>
          <table:table-cell table:style-name="ce8" office:value-type="float" office:value="1735" calcext:value-type="float">
            <text:p>1735</text:p>
          </table:table-cell>
          <table:table-cell table:style-name="ce13" office:value-type="float" office:value="30751" calcext:value-type="float">
            <text:p>30,751</text:p>
          </table:table-cell>
          <table:table-cell table:style-name="ce13" office:value-type="float" office:value="38274" calcext:value-type="float">
            <text:p>38,274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O18]/60000)" office:value-type="float" office:value="111.512516666667" calcext:value-type="float">
            <text:p>111.512516666667</text:p>
          </table:table-cell>
          <table:table-cell table:style-name="ce22" table:formula="of:=7+([.P18]/60000)" office:value-type="float" office:value="7.6379" calcext:value-type="float">
            <text:p>7.6379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18]*(3.14159/180)-[.S18]*(3.14159/180))/2))^2+COS([.U18]*(3.14159/180))*COS([.S18]*(3.14159/180))*SIN((([.T18]*(3.14159/180)-[.R18]*(3.14159/180))/2))^2))" office:value-type="float" office:value="1088.13501990561" calcext:value-type="float">
            <text:p>1,088</text:p>
          </table:table-cell>
          <table:table-cell table:number-columns-repeated="1636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5" office:value-type="string" calcext:value-type="string">
            <text:p>Bagus</text:p>
          </table:table-cell>
          <table:table-cell table:style-name="ce31" office:value-type="float" office:value="1490" calcext:value-type="float">
            <text:p>1490</text:p>
          </table:table-cell>
          <table:table-cell table:style-name="ce7" office:value-type="string" calcext:value-type="string">
            <text:p>KANIGORO</text:p>
          </table:table-cell>
          <table:table-cell table:style-name="ce7" office:value-type="string" calcext:value-type="string">
            <text:p>KARTOHARJO</text:p>
          </table:table-cell>
          <table:table-cell table:style-name="ce7" office:value-type="string" calcext:value-type="string">
            <text:p>PAKAI</text:p>
          </table:table-cell>
          <table:table-cell table:style-name="ce7" office:value-type="string" calcext:value-type="string">
            <text:p>Jl.Dr.Setiabudi</text:p>
          </table:table-cell>
          <table:table-cell table:style-name="ce7" office:value-type="string" calcext:value-type="string">
            <text:p>Dinas pasar</text:p>
          </table:table-cell>
          <table:table-cell table:style-name="ce7" office:value-type="float" office:value="1490" calcext:value-type="float">
            <text:p>1490</text:p>
          </table:table-cell>
          <table:table-cell table:style-name="ce14" office:value-type="float" office:value="32892" calcext:value-type="float">
            <text:p>32,892</text:p>
          </table:table-cell>
          <table:table-cell table:style-name="ce14" office:value-type="float" office:value="38113" calcext:value-type="float">
            <text:p>38,113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O19]/60000)" office:value-type="float" office:value="111.5482" calcext:value-type="float">
            <text:p>111.5482</text:p>
          </table:table-cell>
          <table:table-cell table:style-name="ce22" table:formula="of:=7+([.P19]/60000)" office:value-type="float" office:value="7.63521666666667" calcext:value-type="float">
            <text:p>7.6352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19]*(3.14159/180)-[.S19]*(3.14159/180))/2))^2+COS([.U19]*(3.14159/180))*COS([.S19]*(3.14159/180))*SIN((([.T19]*(3.14159/180)-[.R19]*(3.14159/180))/2))^2))" office:value-type="float" office:value="3527.15613319764" calcext:value-type="float">
            <text:p>3,527</text:p>
          </table:table-cell>
          <table:table-cell table:number-columns-repeated="1636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5" office:value-type="string" calcext:value-type="string">
            <text:p>Bagus</text:p>
          </table:table-cell>
          <table:table-cell table:style-name="ce31" office:value-type="float" office:value="5200" calcext:value-type="float">
            <text:p>5200</text:p>
          </table:table-cell>
          <table:table-cell table:style-name="ce7" office:value-type="string" calcext:value-type="string">
            <text:p>NAMBANGAN KIDUL</text:p>
          </table:table-cell>
          <table:table-cell table:style-name="ce7" office:value-type="string" calcext:value-type="string">
            <text:p>MANGUHARJO</text:p>
          </table:table-cell>
          <table:table-cell table:style-name="ce7" office:value-type="string" calcext:value-type="string">
            <text:p>PAKAI</text:p>
          </table:table-cell>
          <table:table-cell table:style-name="ce7" office:value-type="string" calcext:value-type="string">
            <text:p>Jl. Tirta Raya</text:p>
          </table:table-cell>
          <table:table-cell table:style-name="ce7" office:value-type="string" calcext:value-type="string">
            <text:p>Dinas Pasar</text:p>
          </table:table-cell>
          <table:table-cell table:style-name="ce7" office:value-type="float" office:value="5200" calcext:value-type="float">
            <text:p>5200</text:p>
          </table:table-cell>
          <table:table-cell table:style-name="ce14" office:value-type="float" office:value="29980" calcext:value-type="float">
            <text:p>29,980</text:p>
          </table:table-cell>
          <table:table-cell table:style-name="ce14" office:value-type="float" office:value="37924" calcext:value-type="float">
            <text:p>37,924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O20]/60000)" office:value-type="float" office:value="111.499666666667" calcext:value-type="float">
            <text:p>111.499666666667</text:p>
          </table:table-cell>
          <table:table-cell table:style-name="ce22" table:formula="of:=7+([.P20]/60000)" office:value-type="float" office:value="7.63206666666667" calcext:value-type="float">
            <text:p>7.6320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20]*(3.14159/180)-[.S20]*(3.14159/180))/2))^2+COS([.U20]*(3.14159/180))*COS([.S20]*(3.14159/180))*SIN((([.T20]*(3.14159/180)-[.R20]*(3.14159/180))/2))^2))" office:value-type="float" office:value="1917.19211358549" calcext:value-type="float">
            <text:p>1,917</text:p>
          </table:table-cell>
          <table:table-cell table:number-columns-repeated="1636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table:style-name="ce1" office:value-type="string" calcext:value-type="string">
            <text:p>Sedang</text:p>
          </table:table-cell>
          <table:table-cell table:style-name="ce33" office:value-type="float" office:value="421" calcext:value-type="float">
            <text:p>421</text:p>
          </table:table-cell>
          <table:table-cell table:style-name="ce8" office:value-type="string" calcext:value-type="string">
            <text:p>KEJURON</text:p>
          </table:table-cell>
          <table:table-cell table:style-name="ce8" office:value-type="string" calcext:value-type="string">
            <text:p>TAMAN</text:p>
          </table:table-cell>
          <table:table-cell table:style-name="ce8" office:value-type="string" calcext:value-type="string">
            <text:p>PAKAI</text:p>
          </table:table-cell>
          <table:table-cell table:style-name="ce8" office:value-type="string" calcext:value-type="string">
            <text:p>Jl. Jend Sudirman no.77</text:p>
          </table:table-cell>
          <table:table-cell table:style-name="ce8" office:value-type="string" calcext:value-type="string">
            <text:p>Dinas pasar</text:p>
          </table:table-cell>
          <table:table-cell table:style-name="ce8" office:value-type="float" office:value="421" calcext:value-type="float">
            <text:p>421</text:p>
          </table:table-cell>
          <table:table-cell table:style-name="ce13" office:value-type="float" office:value="31444" calcext:value-type="float">
            <text:p>31,444</text:p>
          </table:table-cell>
          <table:table-cell table:style-name="ce13" office:value-type="float" office:value="37885" calcext:value-type="float">
            <text:p>37,885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O21]/60000)" office:value-type="float" office:value="111.524066666667" calcext:value-type="float">
            <text:p>111.524066666667</text:p>
          </table:table-cell>
          <table:table-cell table:style-name="ce22" table:formula="of:=7+([.P21]/60000)" office:value-type="float" office:value="7.63141666666667" calcext:value-type="float">
            <text:p>7.6314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21]*(3.14159/180)-[.S21]*(3.14159/180))/2))^2+COS([.U21]*(3.14159/180))*COS([.S21]*(3.14159/180))*SIN((([.T21]*(3.14159/180)-[.R21]*(3.14159/180))/2))^2))" office:value-type="float" office:value="841.851959984637" calcext:value-type="float">
            <text:p>842</text:p>
          </table:table-cell>
          <table:table-cell table:number-columns-repeated="1636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5" office:value-type="string" calcext:value-type="string">
            <text:p>Bagus</text:p>
          </table:table-cell>
          <table:table-cell table:style-name="ce31" office:value-type="float" office:value="947" calcext:value-type="float">
            <text:p>947</text:p>
          </table:table-cell>
          <table:table-cell table:number-columns-repeated="2" table:style-name="ce7" office:value-type="string" calcext:value-type="string">
            <text:p>MANGUHARJO</text:p>
          </table:table-cell>
          <table:table-cell table:style-name="ce7" office:value-type="string" calcext:value-type="string">
            <text:p>PAKAI</text:p>
          </table:table-cell>
          <table:table-cell table:style-name="ce7" office:value-type="string" calcext:value-type="string">
            <text:p>Jl. Hayam Wuruk</text:p>
          </table:table-cell>
          <table:table-cell table:style-name="ce7" office:value-type="string" calcext:value-type="string">
            <text:p>Dinas Pasar</text:p>
          </table:table-cell>
          <table:table-cell table:style-name="ce7" office:value-type="float" office:value="947" calcext:value-type="float">
            <text:p>947</text:p>
          </table:table-cell>
          <table:table-cell table:style-name="ce14" office:value-type="float" office:value="30560" calcext:value-type="float">
            <text:p>30,560</text:p>
          </table:table-cell>
          <table:table-cell table:style-name="ce14" office:value-type="float" office:value="37723" calcext:value-type="float">
            <text:p>37,723</text:p>
          </table:table-cell>
          <table:table-cell table:style-name="ce1"/>
          <table:table-cell table:style-name="ce21" table:formula="of:=111+([.O22]/60000)" office:value-type="float" office:value="111.509333333333" calcext:value-type="float">
            <text:p>111.509333333333</text:p>
          </table:table-cell>
          <table:table-cell table:style-name="ce22" table:formula="of:=7+([.P22]/60000)" office:value-type="float" office:value="7.62871666666667" calcext:value-type="float">
            <text:p>7.6287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22]*(3.14159/180)-[.S22]*(3.14159/180))/2))^2+COS([.U22]*(3.14159/180))*COS([.S22]*(3.14159/180))*SIN((([.T22]*(3.14159/180)-[.R22]*(3.14159/180))/2))^2))" office:value-type="float" office:value="823.913505185689" calcext:value-type="float">
            <text:p>824</text:p>
          </table:table-cell>
          <table:table-cell table:number-columns-repeated="1636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5" office:value-type="string" calcext:value-type="string">
            <text:p>Bagus</text:p>
          </table:table-cell>
          <table:table-cell table:style-name="ce33" office:value-type="float" office:value="5872" calcext:value-type="float">
            <text:p>5872</text:p>
          </table:table-cell>
          <table:table-cell table:style-name="ce8" office:value-type="string" calcext:value-type="string">
            <text:p>ORO ORO OMBO</text:p>
          </table:table-cell>
          <table:table-cell table:style-name="ce8" office:value-type="string" calcext:value-type="string">
            <text:p>KARTOHARJO</text:p>
          </table:table-cell>
          <table:table-cell table:style-name="ce8" office:value-type="string" calcext:value-type="string">
            <text:p>PAKAI</text:p>
          </table:table-cell>
          <table:table-cell table:style-name="ce8" office:value-type="string" calcext:value-type="string">
            <text:p>Jl. Diponegoro</text:p>
          </table:table-cell>
          <table:table-cell table:style-name="ce8" office:value-type="string" calcext:value-type="string">
            <text:p>Dinas Pasar</text:p>
          </table:table-cell>
          <table:table-cell table:style-name="ce8" office:value-type="float" office:value="5872" calcext:value-type="float">
            <text:p>5872</text:p>
          </table:table-cell>
          <table:table-cell table:style-name="ce13" office:value-type="float" office:value="32095" calcext:value-type="float">
            <text:p>32,095</text:p>
          </table:table-cell>
          <table:table-cell table:style-name="ce13" office:value-type="float" office:value="37423" calcext:value-type="float">
            <text:p>37,423</text:p>
          </table:table-cell>
          <table:table-cell table:style-name="ce1"/>
          <table:table-cell table:style-name="ce21" table:formula="of:=111+([.O23]/60000)" office:value-type="float" office:value="111.534916666667" calcext:value-type="float">
            <text:p>111.534916666667</text:p>
          </table:table-cell>
          <table:table-cell table:style-name="ce22" table:formula="of:=7+([.P23]/60000)" office:value-type="float" office:value="7.62371666666667" calcext:value-type="float">
            <text:p>7.6237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23]*(3.14159/180)-[.S23]*(3.14159/180))/2))^2+COS([.U23]*(3.14159/180))*COS([.S23]*(3.14159/180))*SIN((([.T23]*(3.14159/180)-[.R23]*(3.14159/180))/2))^2))" office:value-type="float" office:value="2083.91815360945" calcext:value-type="float">
            <text:p>2,084</text:p>
          </table:table-cell>
          <table:table-cell table:number-columns-repeated="1636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5" office:value-type="string" calcext:value-type="string">
            <text:p>Bagus</text:p>
          </table:table-cell>
          <table:table-cell table:style-name="ce31" office:value-type="float" office:value="1320" calcext:value-type="float">
            <text:p>1320</text:p>
          </table:table-cell>
          <table:table-cell table:style-name="ce7" office:value-type="string" calcext:value-type="string">
            <text:p>MADIUN LOR</text:p>
          </table:table-cell>
          <table:table-cell table:style-name="ce7" office:value-type="string" calcext:value-type="string">
            <text:p>MANGUHARJO</text:p>
          </table:table-cell>
          <table:table-cell table:style-name="ce7" office:value-type="string" calcext:value-type="string">
            <text:p>PAKAI</text:p>
          </table:table-cell>
          <table:table-cell table:style-name="ce7" office:value-type="string" calcext:value-type="string">
            <text:p>Jl. Pahlawan</text:p>
          </table:table-cell>
          <table:table-cell table:style-name="ce7" office:value-type="string" calcext:value-type="string">
            <text:p>Dinas Pasar</text:p>
          </table:table-cell>
          <table:table-cell table:style-name="ce7" office:value-type="float" office:value="1320" calcext:value-type="float">
            <text:p>1320</text:p>
          </table:table-cell>
          <table:table-cell table:style-name="ce14" office:value-type="float" office:value="31300" calcext:value-type="float">
            <text:p>31,300</text:p>
          </table:table-cell>
          <table:table-cell table:style-name="ce14" office:value-type="float" office:value="37145" calcext:value-type="float">
            <text:p>37,145</text:p>
          </table:table-cell>
          <table:table-cell table:style-name="ce1"/>
          <table:table-cell table:style-name="ce21" table:formula="of:=111+([.O24]/60000)" office:value-type="float" office:value="111.521666666667" calcext:value-type="float">
            <text:p>111.521666666667</text:p>
          </table:table-cell>
          <table:table-cell table:style-name="ce22" table:formula="of:=7+([.P24]/60000)" office:value-type="float" office:value="7.61908333333333" calcext:value-type="float">
            <text:p>7.61908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24]*(3.14159/180)-[.S24]*(3.14159/180))/2))^2+COS([.U24]*(3.14159/180))*COS([.S24]*(3.14159/180))*SIN((([.T24]*(3.14159/180)-[.R24]*(3.14159/180))/2))^2))" office:value-type="float" office:value="1234.51747281824" calcext:value-type="float">
            <text:p>1,235</text:p>
          </table:table-cell>
          <table:table-cell table:number-columns-repeated="1636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Perumahan</text:p>
          </table:table-cell>
          <table:table-cell table:style-name="ce1" office:value-type="string" calcext:value-type="string">
            <text:p>Sedang</text:p>
          </table:table-cell>
          <table:table-cell table:style-name="ce1" office:value-type="string" calcext:value-type="string">
            <text:p>Kurang</text:p>
          </table:table-cell>
          <table:table-cell table:style-name="ce1" office:value-type="string" calcext:value-type="string">
            <text:p>Sedang</text:p>
          </table:table-cell>
          <table:table-cell table:style-name="ce34" office:value-type="float" office:value="27024" calcext:value-type="float">
            <text:p>27,024</text:p>
          </table:table-cell>
          <table:table-cell table:style-name="ce8" office:value-type="string" calcext:value-type="string">
            <text:p>PANDEAN</text:p>
          </table:table-cell>
          <table:table-cell table:style-name="ce8" office:value-type="string" calcext:value-type="string">
            <text:p>TAMAN</text:p>
          </table:table-cell>
          <table:table-cell table:style-name="ce8" office:value-type="string" calcext:value-type="string">
            <text:p>HGB</text:p>
          </table:table-cell>
          <table:table-cell table:style-name="ce8" office:value-type="string" calcext:value-type="string">
            <text:p>JALAN SALAK</text:p>
          </table:table-cell>
          <table:table-cell table:style-name="ce8"/>
          <table:table-cell table:style-name="ce13" office:value-type="float" office:value="27024" calcext:value-type="float">
            <text:p>27,024</text:p>
          </table:table-cell>
          <table:table-cell table:style-name="ce13" office:value-type="float" office:value="31910" calcext:value-type="float">
            <text:p>31,910</text:p>
          </table:table-cell>
          <table:table-cell table:style-name="ce13" office:value-type="float" office:value="38653" calcext:value-type="float">
            <text:p>38,653</text:p>
          </table:table-cell>
          <table:table-cell table:style-name="ce1" office:value-type="string" calcext:value-type="string">
            <text:p>Sewa Kota</text:p>
          </table:table-cell>
          <table:table-cell table:style-name="ce21" table:formula="of:=111+([.O25]/60000)" office:value-type="float" office:value="111.531833333333" calcext:value-type="float">
            <text:p>111.531833333333</text:p>
          </table:table-cell>
          <table:table-cell table:style-name="ce22" table:formula="of:=7+([.P25]/60000)" office:value-type="float" office:value="7.64421666666667" calcext:value-type="float">
            <text:p>7.6442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25]*(3.14159/180)-[.S25]*(3.14159/180))/2))^2+COS([.U25]*(3.14159/180))*COS([.S25]*(3.14159/180))*SIN((([.T25]*(3.14159/180)-[.R25]*(3.14159/180))/2))^2))" office:value-type="float" office:value="2361.51709047992" calcext:value-type="float">
            <text:p>2,362</text:p>
          </table:table-cell>
          <table:table-cell table:number-columns-repeated="1636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Perumahan</text:p>
          </table:table-cell>
          <table:table-cell table:style-name="ce1" office:value-type="string" calcext:value-type="string">
            <text:p>Sedang</text:p>
          </table:table-cell>
          <table:table-cell table:style-name="ce1" office:value-type="string" calcext:value-type="string">
            <text:p>Kurang</text:p>
          </table:table-cell>
          <table:table-cell table:style-name="ce1" office:value-type="string" calcext:value-type="string">
            <text:p>Sedang</text:p>
          </table:table-cell>
          <table:table-cell table:style-name="ce31" office:value-type="float" office:value="5055" calcext:value-type="float">
            <text:p>5055</text:p>
          </table:table-cell>
          <table:table-cell table:style-name="ce7" office:value-type="string" calcext:value-type="string">
            <text:p>PANDEAN</text:p>
          </table:table-cell>
          <table:table-cell table:style-name="ce7" office:value-type="string" calcext:value-type="string">
            <text:p>TAMAN</text:p>
          </table:table-cell>
          <table:table-cell table:style-name="ce7" office:value-type="string" calcext:value-type="string">
            <text:p>HGB</text:p>
          </table:table-cell>
          <table:table-cell table:style-name="ce7" table:number-columns-repeated="2"/>
          <table:table-cell table:style-name="ce7" office:value-type="float" office:value="5055" calcext:value-type="float">
            <text:p>5055</text:p>
          </table:table-cell>
          <table:table-cell table:style-name="ce14" office:value-type="float" office:value="31836" calcext:value-type="float">
            <text:p>31,836</text:p>
          </table:table-cell>
          <table:table-cell table:style-name="ce14" office:value-type="float" office:value="38651" calcext:value-type="float">
            <text:p>38,651</text:p>
          </table:table-cell>
          <table:table-cell table:style-name="ce1" office:value-type="string" calcext:value-type="string">
            <text:p>Sewa Kota</text:p>
          </table:table-cell>
          <table:table-cell table:style-name="ce21" table:formula="of:=111+([.O26]/60000)" office:value-type="float" office:value="111.5306" calcext:value-type="float">
            <text:p>111.5306</text:p>
          </table:table-cell>
          <table:table-cell table:style-name="ce22" table:formula="of:=7+([.P26]/60000)" office:value-type="float" office:value="7.64418333333333" calcext:value-type="float">
            <text:p>7.64418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26]*(3.14159/180)-[.S26]*(3.14159/180))/2))^2+COS([.U26]*(3.14159/180))*COS([.S26]*(3.14159/180))*SIN((([.T26]*(3.14159/180)-[.R26]*(3.14159/180))/2))^2))" office:value-type="float" office:value="2265.47551600665" calcext:value-type="float">
            <text:p>2,265</text:p>
          </table:table-cell>
          <table:table-cell table:number-columns-repeated="1636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Perumahan</text:p>
          </table:table-cell>
          <table:table-cell table:style-name="ce1" office:value-type="string" calcext:value-type="string">
            <text:p>Sedang</text:p>
          </table:table-cell>
          <table:table-cell table:style-name="ce1" office:value-type="string" calcext:value-type="string">
            <text:p>Kurang</text:p>
          </table:table-cell>
          <table:table-cell table:style-name="ce1" office:value-type="string" calcext:value-type="string">
            <text:p>Sedang</text:p>
          </table:table-cell>
          <table:table-cell table:style-name="ce34" office:value-type="float" office:value="87580" calcext:value-type="float">
            <text:p>87,580</text:p>
          </table:table-cell>
          <table:table-cell table:style-name="ce8" office:value-type="string" calcext:value-type="string">
            <text:p>KLEGEN</text:p>
          </table:table-cell>
          <table:table-cell table:style-name="ce8" office:value-type="string" calcext:value-type="string">
            <text:p>KARTOHARJO</text:p>
          </table:table-cell>
          <table:table-cell table:style-name="ce8" office:value-type="string" calcext:value-type="string">
            <text:p>HGB</text:p>
          </table:table-cell>
          <table:table-cell table:style-name="ce8" office:value-type="string" calcext:value-type="string">
            <text:p>JL SLAMET RIYADI DAN JL SETIABUDI</text:p>
          </table:table-cell>
          <table:table-cell table:style-name="ce8" office:value-type="string" calcext:value-type="string">
            <text:p>AURI</text:p>
          </table:table-cell>
          <table:table-cell table:style-name="ce13" office:value-type="float" office:value="87580" calcext:value-type="float">
            <text:p>87,580</text:p>
          </table:table-cell>
          <table:table-cell table:style-name="ce13" office:value-type="float" office:value="32380" calcext:value-type="float">
            <text:p>32,380</text:p>
          </table:table-cell>
          <table:table-cell table:style-name="ce13" office:value-type="float" office:value="37898" calcext:value-type="float">
            <text:p>37,898</text:p>
          </table:table-cell>
          <table:table-cell table:style-name="ce1" office:value-type="string" calcext:value-type="string">
            <text:p>Sewa Kota</text:p>
          </table:table-cell>
          <table:table-cell table:style-name="ce21" table:formula="of:=111+([.O27]/60000)" office:value-type="float" office:value="111.539666666667" calcext:value-type="float">
            <text:p>111.539666666667</text:p>
          </table:table-cell>
          <table:table-cell table:style-name="ce22" table:formula="of:=7+([.P27]/60000)" office:value-type="float" office:value="7.63163333333333" calcext:value-type="float">
            <text:p>7.63163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27]*(3.14159/180)-[.S27]*(3.14159/180))/2))^2+COS([.U27]*(3.14159/180))*COS([.S27]*(3.14159/180))*SIN((([.T27]*(3.14159/180)-[.R27]*(3.14159/180))/2))^2))" office:value-type="float" office:value="2536.04605862118" calcext:value-type="float">
            <text:p>2,536</text:p>
          </table:table-cell>
          <table:table-cell table:number-columns-repeated="1636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Perumahan</text:p>
          </table:table-cell>
          <table:table-cell table:style-name="ce1" office:value-type="string" calcext:value-type="string">
            <text:p>Sedang</text:p>
          </table:table-cell>
          <table:table-cell table:style-name="ce1" office:value-type="string" calcext:value-type="string">
            <text:p>Kurang</text:p>
          </table:table-cell>
          <table:table-cell table:style-name="ce1" office:value-type="string" calcext:value-type="string">
            <text:p>Sedang</text:p>
          </table:table-cell>
          <table:table-cell table:style-name="ce35" office:value-type="float" office:value="57945" calcext:value-type="float">
            <text:p>57,945</text:p>
          </table:table-cell>
          <table:table-cell table:style-name="ce7" office:value-type="string" calcext:value-type="string">
            <text:p>KELUN</text:p>
          </table:table-cell>
          <table:table-cell table:style-name="ce7" office:value-type="string" calcext:value-type="string">
            <text:p>KARTOHARJO</text:p>
          </table:table-cell>
          <table:table-cell table:style-name="ce7" office:value-type="string" calcext:value-type="string">
            <text:p>HGB</text:p>
          </table:table-cell>
          <table:table-cell table:style-name="ce7" office:value-type="string" calcext:value-type="string">
            <text:p>JL SRI SEDONO DAN JALAN SRI SEDANI</text:p>
          </table:table-cell>
          <table:table-cell table:style-name="ce7" office:value-type="string" calcext:value-type="string">
            <text:p>PERUMAHAN</text:p>
          </table:table-cell>
          <table:table-cell table:style-name="ce14" office:value-type="float" office:value="57945" calcext:value-type="float">
            <text:p>57,945</text:p>
          </table:table-cell>
          <table:table-cell table:style-name="ce14" office:value-type="float" office:value="33257" calcext:value-type="float">
            <text:p>33,257</text:p>
          </table:table-cell>
          <table:table-cell table:style-name="ce14" office:value-type="float" office:value="36147" calcext:value-type="float">
            <text:p>36,147</text:p>
          </table:table-cell>
          <table:table-cell table:style-name="ce1" office:value-type="string" calcext:value-type="string">
            <text:p>Sewa Kota</text:p>
          </table:table-cell>
          <table:table-cell table:style-name="ce21" table:formula="of:=111+([.O28]/60000)" office:value-type="float" office:value="111.554283333333" calcext:value-type="float">
            <text:p>111.554283333333</text:p>
          </table:table-cell>
          <table:table-cell table:style-name="ce22" table:formula="of:=7+([.P28]/60000)" office:value-type="float" office:value="7.60245" calcext:value-type="float">
            <text:p>7.6024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28]*(3.14159/180)-[.S28]*(3.14159/180))/2))^2+COS([.U28]*(3.14159/180))*COS([.S28]*(3.14159/180))*SIN((([.T28]*(3.14159/180)-[.R28]*(3.14159/180))/2))^2))" office:value-type="float" office:value="5083.00222674257" calcext:value-type="float">
            <text:p>5,083</text:p>
          </table:table-cell>
          <table:table-cell table:number-columns-repeated="1636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Perumahan</text:p>
          </table:table-cell>
          <table:table-cell table:style-name="ce1" office:value-type="string" calcext:value-type="string">
            <text:p>Sedang</text:p>
          </table:table-cell>
          <table:table-cell table:style-name="ce1" office:value-type="string" calcext:value-type="string">
            <text:p>Kurang</text:p>
          </table:table-cell>
          <table:table-cell table:style-name="ce1" office:value-type="string" calcext:value-type="string">
            <text:p>Sedang</text:p>
          </table:table-cell>
          <table:table-cell table:style-name="ce34" office:value-type="float" office:value="16590" calcext:value-type="float">
            <text:p>16,590</text:p>
          </table:table-cell>
          <table:table-cell table:style-name="ce8" office:value-type="string" calcext:value-type="string">
            <text:p>KELUN</text:p>
          </table:table-cell>
          <table:table-cell table:style-name="ce8" office:value-type="string" calcext:value-type="string">
            <text:p>KARTOHARJO</text:p>
          </table:table-cell>
          <table:table-cell table:style-name="ce8" office:value-type="string" calcext:value-type="string">
            <text:p>HGB</text:p>
          </table:table-cell>
          <table:table-cell table:style-name="ce8" office:value-type="string" calcext:value-type="string">
            <text:p>JL SRI SEDONO DAN JALAN SRI SEDANI</text:p>
          </table:table-cell>
          <table:table-cell table:style-name="ce8" office:value-type="string" calcext:value-type="string">
            <text:p>PERUMAHAN</text:p>
          </table:table-cell>
          <table:table-cell table:style-name="ce13" office:value-type="float" office:value="16590" calcext:value-type="float">
            <text:p>16,590</text:p>
          </table:table-cell>
          <table:table-cell table:style-name="ce13" office:value-type="float" office:value="33315" calcext:value-type="float">
            <text:p>33,315</text:p>
          </table:table-cell>
          <table:table-cell table:style-name="ce13" office:value-type="float" office:value="36214" calcext:value-type="float">
            <text:p>36,214</text:p>
          </table:table-cell>
          <table:table-cell table:style-name="ce1" office:value-type="string" calcext:value-type="string">
            <text:p>Sewa Kota</text:p>
          </table:table-cell>
          <table:table-cell table:style-name="ce21" table:formula="of:=111+([.O29]/60000)" office:value-type="float" office:value="111.55525" calcext:value-type="float">
            <text:p>111.55525</text:p>
          </table:table-cell>
          <table:table-cell table:style-name="ce22" table:formula="of:=7+([.P29]/60000)" office:value-type="float" office:value="7.60356666666667" calcext:value-type="float">
            <text:p>7.6035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29]*(3.14159/180)-[.S29]*(3.14159/180))/2))^2+COS([.U29]*(3.14159/180))*COS([.S29]*(3.14159/180))*SIN((([.T29]*(3.14159/180)-[.R29]*(3.14159/180))/2))^2))" office:value-type="float" office:value="5099.85057188342" calcext:value-type="float">
            <text:p>5,100</text:p>
          </table:table-cell>
          <table:table-cell table:number-columns-repeated="1636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1" office:value-type="string" calcext:value-type="string">
            <text:p>Bagus</text:p>
          </table:table-cell>
          <table:table-cell table:style-name="ce31" office:value-type="float" office:value="3614" calcext:value-type="float">
            <text:p>3614</text:p>
          </table:table-cell>
          <table:table-cell table:style-name="ce7" office:value-type="string" calcext:value-type="string">
            <text:p>KLEGEN</text:p>
          </table:table-cell>
          <table:table-cell table:style-name="ce7" office:value-type="string" calcext:value-type="string">
            <text:p>KARTOHARJO</text:p>
          </table:table-cell>
          <table:table-cell table:style-name="ce7" office:value-type="string" calcext:value-type="string">
            <text:p>HGB</text:p>
          </table:table-cell>
          <table:table-cell table:style-name="ce7" office:value-type="string" calcext:value-type="string">
            <text:p>Jl. Hercules</text:p>
          </table:table-cell>
          <table:table-cell table:style-name="ce7" office:value-type="string" calcext:value-type="string">
            <text:p>Bagian perlengkapan</text:p>
          </table:table-cell>
          <table:table-cell table:style-name="ce7" office:value-type="float" office:value="3614" calcext:value-type="float">
            <text:p>3614</text:p>
          </table:table-cell>
          <table:table-cell table:style-name="ce14" office:value-type="float" office:value="32404" calcext:value-type="float">
            <text:p>32,404</text:p>
          </table:table-cell>
          <table:table-cell table:style-name="ce14" office:value-type="float" office:value="37865" calcext:value-type="float">
            <text:p>37,865</text:p>
          </table:table-cell>
          <table:table-cell table:style-name="ce1" office:value-type="string" calcext:value-type="string">
            <text:p>Sewa Kota</text:p>
          </table:table-cell>
          <table:table-cell table:style-name="ce21" table:formula="of:=111+([.O30]/60000)" office:value-type="float" office:value="111.540066666667" calcext:value-type="float">
            <text:p>111.540066666667</text:p>
          </table:table-cell>
          <table:table-cell table:style-name="ce22" table:formula="of:=7+([.P30]/60000)" office:value-type="float" office:value="7.63108333333333" calcext:value-type="float">
            <text:p>7.63108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30]*(3.14159/180)-[.S30]*(3.14159/180))/2))^2+COS([.U30]*(3.14159/180))*COS([.S30]*(3.14159/180))*SIN((([.T30]*(3.14159/180)-[.R30]*(3.14159/180))/2))^2))" office:value-type="float" office:value="2573.85538919127" calcext:value-type="float">
            <text:p>2,574</text:p>
          </table:table-cell>
          <table:table-cell table:number-columns-repeated="1636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1" office:value-type="string" calcext:value-type="string">
            <text:p>Bagus</text:p>
          </table:table-cell>
          <table:table-cell table:style-name="ce33" office:value-type="float" office:value="87580" calcext:value-type="float">
            <text:p>87580</text:p>
          </table:table-cell>
          <table:table-cell table:style-name="ce8" office:value-type="string" calcext:value-type="string">
            <text:p>KLEGEN</text:p>
          </table:table-cell>
          <table:table-cell table:style-name="ce8" office:value-type="string" calcext:value-type="string">
            <text:p>KARTOHARJO</text:p>
          </table:table-cell>
          <table:table-cell table:style-name="ce8" office:value-type="string" calcext:value-type="string">
            <text:p>HGB</text:p>
          </table:table-cell>
          <table:table-cell table:style-name="ce8" office:value-type="string" calcext:value-type="string">
            <text:p>Jl. Dr. setia Budi - Slamet Riadi</text:p>
          </table:table-cell>
          <table:table-cell table:style-name="ce8" office:value-type="string" calcext:value-type="string">
            <text:p>Bagian perlengkapan</text:p>
          </table:table-cell>
          <table:table-cell table:style-name="ce8" office:value-type="float" office:value="87580" calcext:value-type="float">
            <text:p>87580</text:p>
          </table:table-cell>
          <table:table-cell table:style-name="ce13" office:value-type="float" office:value="32516" calcext:value-type="float">
            <text:p>32,516</text:p>
          </table:table-cell>
          <table:table-cell table:style-name="ce13" office:value-type="float" office:value="38002" calcext:value-type="float">
            <text:p>38,002</text:p>
          </table:table-cell>
          <table:table-cell table:style-name="ce1"/>
          <table:table-cell table:style-name="ce21" table:formula="of:=111+([.O31]/60000)" office:value-type="float" office:value="111.541933333333" calcext:value-type="float">
            <text:p>111.541933333333</text:p>
          </table:table-cell>
          <table:table-cell table:style-name="ce22" table:formula="of:=7+([.P31]/60000)" office:value-type="float" office:value="7.63336666666667" calcext:value-type="float">
            <text:p>7.6333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31]*(3.14159/180)-[.S31]*(3.14159/180))/2))^2+COS([.U31]*(3.14159/180))*COS([.S31]*(3.14159/180))*SIN((([.T31]*(3.14159/180)-[.R31]*(3.14159/180))/2))^2))" office:value-type="float" office:value="2810.60101658141" calcext:value-type="float">
            <text:p>2,811</text:p>
          </table:table-cell>
          <table:table-cell table:number-columns-repeated="1636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1" office:value-type="string" calcext:value-type="string">
            <text:p>Bagus</text:p>
          </table:table-cell>
          <table:table-cell table:style-name="ce31" office:value-type="float" office:value="255" calcext:value-type="float">
            <text:p>255</text:p>
          </table:table-cell>
          <table:table-cell table:style-name="ce7" office:value-type="string" calcext:value-type="string">
            <text:p>PANDEAN</text:p>
          </table:table-cell>
          <table:table-cell table:style-name="ce7" office:value-type="string" calcext:value-type="string">
            <text:p>TAMAN</text:p>
          </table:table-cell>
          <table:table-cell table:style-name="ce7" office:value-type="string" calcext:value-type="string">
            <text:p>HG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14" office:value-type="float" office:value="31942" calcext:value-type="float">
            <text:p>31,942</text:p>
          </table:table-cell>
          <table:table-cell table:style-name="ce14" office:value-type="float" office:value="38652" calcext:value-type="float">
            <text:p>38,652</text:p>
          </table:table-cell>
          <table:table-cell table:style-name="ce1" office:value-type="string" calcext:value-type="string">
            <text:p>Pakai PasarKota</text:p>
          </table:table-cell>
          <table:table-cell table:style-name="ce21" table:formula="of:=111+([.O32]/60000)" office:value-type="float" office:value="111.532366666667" calcext:value-type="float">
            <text:p>111.532366666667</text:p>
          </table:table-cell>
          <table:table-cell table:style-name="ce22" table:formula="of:=7+([.P32]/60000)" office:value-type="float" office:value="7.6442" calcext:value-type="float">
            <text:p>7.6442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32]*(3.14159/180)-[.S32]*(3.14159/180))/2))^2+COS([.U32]*(3.14159/180))*COS([.S32]*(3.14159/180))*SIN((([.T32]*(3.14159/180)-[.R32]*(3.14159/180))/2))^2))" office:value-type="float" office:value="2401.82243619419" calcext:value-type="float">
            <text:p>2,402</text:p>
          </table:table-cell>
          <table:table-cell table:number-columns-repeated="1636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5" office:value-type="string" calcext:value-type="string">
            <text:p>Bagus</text:p>
          </table:table-cell>
          <table:table-cell table:style-name="ce33" office:value-type="float" office:value="55157" calcext:value-type="float">
            <text:p>55157</text:p>
          </table:table-cell>
          <table:table-cell table:style-name="ce8" office:value-type="string" calcext:value-type="string">
            <text:p>ORO ORO OMBO</text:p>
          </table:table-cell>
          <table:table-cell table:style-name="ce8" office:value-type="string" calcext:value-type="string">
            <text:p>KARTOHARJO</text:p>
          </table:table-cell>
          <table:table-cell table:style-name="ce8" office:value-type="string" calcext:value-type="string">
            <text:p>HPL</text:p>
          </table:table-cell>
          <table:table-cell table:style-name="ce8" office:value-type="string" calcext:value-type="string">
            <text:p>Jl. Pelita Tama</text:p>
          </table:table-cell>
          <table:table-cell table:style-name="ce8" office:value-type="string" calcext:value-type="string">
            <text:p>DKK</text:p>
          </table:table-cell>
          <table:table-cell table:style-name="ce8" office:value-type="float" office:value="55157" calcext:value-type="float">
            <text:p>55157</text:p>
          </table:table-cell>
          <table:table-cell table:style-name="ce13" office:value-type="float" office:value="32148" calcext:value-type="float">
            <text:p>32,148</text:p>
          </table:table-cell>
          <table:table-cell table:style-name="ce13" office:value-type="float" office:value="37365" calcext:value-type="float">
            <text:p>37,365</text:p>
          </table:table-cell>
          <table:table-cell table:style-name="ce1" office:value-type="string" calcext:value-type="string">
            <text:p>Pakai PasarKota</text:p>
          </table:table-cell>
          <table:table-cell table:style-name="ce21" table:formula="of:=111+([.O33]/60000)" office:value-type="float" office:value="111.5358" calcext:value-type="float">
            <text:p>111.5358</text:p>
          </table:table-cell>
          <table:table-cell table:style-name="ce22" table:formula="of:=7+([.P33]/60000)" office:value-type="float" office:value="7.62275" calcext:value-type="float">
            <text:p>7.6227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33]*(3.14159/180)-[.S33]*(3.14159/180))/2))^2+COS([.U33]*(3.14159/180))*COS([.S33]*(3.14159/180))*SIN((([.T33]*(3.14159/180)-[.R33]*(3.14159/180))/2))^2))" office:value-type="float" office:value="2209.25270724039" calcext:value-type="float">
            <text:p>2,209</text:p>
          </table:table-cell>
          <table:table-cell table:number-columns-repeated="1636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1" office:value-type="string" calcext:value-type="string">
            <text:p>Bagus</text:p>
          </table:table-cell>
          <table:table-cell table:style-name="ce33" office:value-type="float" office:value="1531" calcext:value-type="float">
            <text:p>1531</text:p>
          </table:table-cell>
          <table:table-cell table:style-name="ce8" office:value-type="string" calcext:value-type="string">
            <text:p>PANDEAN</text:p>
          </table:table-cell>
          <table:table-cell table:style-name="ce8" office:value-type="string" calcext:value-type="string">
            <text:p>TAMAN</text:p>
          </table:table-cell>
          <table:table-cell table:style-name="ce8" office:value-type="string" calcext:value-type="string">
            <text:p>HPL</text:p>
          </table:table-cell>
          <table:table-cell table:style-name="ce8" office:value-type="string" calcext:value-type="string">
            <text:p>Jl. Kutai-Agus Salim</text:p>
          </table:table-cell>
          <table:table-cell table:style-name="ce8"/>
          <table:table-cell table:style-name="ce8" office:value-type="float" office:value="1531" calcext:value-type="float">
            <text:p>1531</text:p>
          </table:table-cell>
          <table:table-cell table:style-name="ce13" office:value-type="float" office:value="31042" calcext:value-type="float">
            <text:p>31,042</text:p>
          </table:table-cell>
          <table:table-cell table:style-name="ce13" office:value-type="float" office:value="37877" calcext:value-type="float">
            <text:p>37,877</text:p>
          </table:table-cell>
          <table:table-cell table:style-name="ce1" office:value-type="string" calcext:value-type="string">
            <text:p>Pakai PasarKota</text:p>
          </table:table-cell>
          <table:table-cell table:style-name="ce21" table:formula="of:=111+([.O34]/60000)" office:value-type="float" office:value="111.517366666667" calcext:value-type="float">
            <text:p>111.517366666667</text:p>
          </table:table-cell>
          <table:table-cell table:style-name="ce22" table:formula="of:=7+([.P34]/60000)" office:value-type="float" office:value="7.63128333333333" calcext:value-type="float">
            <text:p>7.63128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34]*(3.14159/180)-[.S34]*(3.14159/180))/2))^2+COS([.U34]*(3.14159/180))*COS([.S34]*(3.14159/180))*SIN((([.T34]*(3.14159/180)-[.R34]*(3.14159/180))/2))^2))" office:value-type="float" office:value="252.510628277408" calcext:value-type="float">
            <text:p>253</text:p>
          </table:table-cell>
          <table:table-cell table:number-columns-repeated="1636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1" office:value-type="string" calcext:value-type="string">
            <text:p>Bagus</text:p>
          </table:table-cell>
          <table:table-cell table:style-name="ce31" office:value-type="float" office:value="865" calcext:value-type="float">
            <text:p>865</text:p>
          </table:table-cell>
          <table:table-cell table:style-name="ce7" office:value-type="string" calcext:value-type="string">
            <text:p>PANDEAN</text:p>
          </table:table-cell>
          <table:table-cell table:style-name="ce7" office:value-type="string" calcext:value-type="string">
            <text:p>TAMAN</text:p>
          </table:table-cell>
          <table:table-cell table:style-name="ce7" office:value-type="string" calcext:value-type="string">
            <text:p>HPL</text:p>
          </table:table-cell>
          <table:table-cell table:style-name="ce7" office:value-type="string" calcext:value-type="string">
            <text:p>Jl. Musi</text:p>
          </table:table-cell>
          <table:table-cell table:style-name="ce7" office:value-type="string" calcext:value-type="string">
            <text:p>Pandean</text:p>
          </table:table-cell>
          <table:table-cell table:style-name="ce7" office:value-type="float" office:value="865" calcext:value-type="float">
            <text:p>865</text:p>
          </table:table-cell>
          <table:table-cell table:style-name="ce14" office:value-type="float" office:value="31114" calcext:value-type="float">
            <text:p>31,114</text:p>
          </table:table-cell>
          <table:table-cell table:style-name="ce14" office:value-type="float" office:value="38391" calcext:value-type="float">
            <text:p>38,391</text:p>
          </table:table-cell>
          <table:table-cell table:style-name="ce1" office:value-type="string" calcext:value-type="string">
            <text:p>Pakai PasarKota</text:p>
          </table:table-cell>
          <table:table-cell table:style-name="ce21" table:formula="of:=111+([.O35]/60000)" office:value-type="float" office:value="111.518566666667" calcext:value-type="float">
            <text:p>111.518566666667</text:p>
          </table:table-cell>
          <table:table-cell table:style-name="ce22" table:formula="of:=7+([.P35]/60000)" office:value-type="float" office:value="7.63985" calcext:value-type="float">
            <text:p>7.6398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35]*(3.14159/180)-[.S35]*(3.14159/180))/2))^2+COS([.U35]*(3.14159/180))*COS([.S35]*(3.14159/180))*SIN((([.T35]*(3.14159/180)-[.R35]*(3.14159/180))/2))^2))" office:value-type="float" office:value="1212.96343474504" calcext:value-type="float">
            <text:p>1,213</text:p>
          </table:table-cell>
          <table:table-cell table:number-columns-repeated="1636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3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1" office:value-type="string" calcext:value-type="string">
            <text:p>Bagus</text:p>
          </table:table-cell>
          <table:table-cell table:style-name="ce31" office:value-type="float" office:value="3720" calcext:value-type="float">
            <text:p>3720</text:p>
          </table:table-cell>
          <table:table-cell table:number-columns-repeated="2" table:style-name="ce7" office:value-type="string" calcext:value-type="string">
            <text:p>MANGUHARJO</text:p>
          </table:table-cell>
          <table:table-cell table:style-name="ce7" office:value-type="string" calcext:value-type="string">
            <text:p>MILIK</text:p>
          </table:table-cell>
          <table:table-cell table:style-name="ce7" office:value-type="string" calcext:value-type="string">
            <text:p>Blok Jatengan Kidul</text:p>
          </table:table-cell>
          <table:table-cell table:style-name="ce7" office:value-type="string" calcext:value-type="string">
            <text:p>Manguharjo</text:p>
          </table:table-cell>
          <table:table-cell table:style-name="ce7" office:value-type="float" office:value="3720" calcext:value-type="float">
            <text:p>3720</text:p>
          </table:table-cell>
          <table:table-cell table:style-name="ce14" office:value-type="float" office:value="30411" calcext:value-type="float">
            <text:p>30,411</text:p>
          </table:table-cell>
          <table:table-cell table:style-name="ce14" office:value-type="float" office:value="37989" calcext:value-type="float">
            <text:p>37,989</text:p>
          </table:table-cell>
          <table:table-cell table:style-name="ce1" office:value-type="string" calcext:value-type="string">
            <text:p>Pakai PasarKota</text:p>
          </table:table-cell>
          <table:table-cell table:style-name="ce21" table:formula="of:=111+([.O36]/60000)" office:value-type="float" office:value="111.50685" calcext:value-type="float">
            <text:p>111.50685</text:p>
          </table:table-cell>
          <table:table-cell table:style-name="ce22" table:formula="of:=7+([.P36]/60000)" office:value-type="float" office:value="7.63315" calcext:value-type="float">
            <text:p>7.6331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36]*(3.14159/180)-[.S36]*(3.14159/180))/2))^2+COS([.U36]*(3.14159/180))*COS([.S36]*(3.14159/180))*SIN((([.T36]*(3.14159/180)-[.R36]*(3.14159/180))/2))^2))" office:value-type="float" office:value="1186.17912907418" calcext:value-type="float">
            <text:p>1,186</text:p>
          </table:table-cell>
          <table:table-cell table:number-columns-repeated="1636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3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1" office:value-type="string" calcext:value-type="string">
            <text:p>Bagus</text:p>
          </table:table-cell>
          <table:table-cell table:style-name="ce33" office:value-type="float" office:value="3775" calcext:value-type="float">
            <text:p>3775</text:p>
          </table:table-cell>
          <table:table-cell table:number-columns-repeated="2" table:style-name="ce8" office:value-type="string" calcext:value-type="string">
            <text:p>MANGUHARJO</text:p>
          </table:table-cell>
          <table:table-cell table:style-name="ce8" office:value-type="string" calcext:value-type="string">
            <text:p>MILIK</text:p>
          </table:table-cell>
          <table:table-cell table:style-name="ce8" office:value-type="string" calcext:value-type="string">
            <text:p>Blok Jatengan Kidul</text:p>
          </table:table-cell>
          <table:table-cell table:style-name="ce8" office:value-type="string" calcext:value-type="string">
            <text:p>Manguharjo</text:p>
          </table:table-cell>
          <table:table-cell table:style-name="ce8" office:value-type="float" office:value="3775" calcext:value-type="float">
            <text:p>3775</text:p>
          </table:table-cell>
          <table:table-cell table:style-name="ce13" office:value-type="float" office:value="30322" calcext:value-type="float">
            <text:p>30,322</text:p>
          </table:table-cell>
          <table:table-cell table:style-name="ce13" office:value-type="float" office:value="37975" calcext:value-type="float">
            <text:p>37,975</text:p>
          </table:table-cell>
          <table:table-cell table:style-name="ce1" office:value-type="string" calcext:value-type="string">
            <text:p>Pakai PasarKota</text:p>
          </table:table-cell>
          <table:table-cell table:style-name="ce21" table:formula="of:=111+([.O37]/60000)" office:value-type="float" office:value="111.505366666667" calcext:value-type="float">
            <text:p>111.505366666667</text:p>
          </table:table-cell>
          <table:table-cell table:style-name="ce22" table:formula="of:=7+([.P37]/60000)" office:value-type="float" office:value="7.63291666666667" calcext:value-type="float">
            <text:p>7.6329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37]*(3.14159/180)-[.S37]*(3.14159/180))/2))^2+COS([.U37]*(3.14159/180))*COS([.S37]*(3.14159/180))*SIN((([.T37]*(3.14159/180)-[.R37]*(3.14159/180))/2))^2))" office:value-type="float" office:value="1330.22203650468" calcext:value-type="float">
            <text:p>1,330</text:p>
          </table:table-cell>
          <table:table-cell table:number-columns-repeated="1636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3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1" office:value-type="string" calcext:value-type="string">
            <text:p>Bagus</text:p>
          </table:table-cell>
          <table:table-cell table:style-name="ce33" office:value-type="float" office:value="150" calcext:value-type="float">
            <text:p>150</text:p>
          </table:table-cell>
          <table:table-cell table:style-name="ce1" table:number-columns-repeated="2"/>
          <table:table-cell table:style-name="ce1" office:value-type="string" calcext:value-type="string">
            <text:p>HPL</text:p>
          </table:table-cell>
          <table:table-cell table:style-name="ce1"/>
          <table:table-cell table:style-name="ce3" office:value-type="string" calcext:value-type="string">
            <text:p>BPKAD</text:p>
          </table:table-cell>
          <table:table-cell table:style-name="ce12" office:value-type="float" office:value="150" calcext:value-type="float">
            <text:p>150</text:p>
          </table:table-cell>
          <table:table-cell table:style-name="ce17" office:value-type="float" office:value="111.52578" calcext:value-type="float">
            <text:p>111.52578</text:p>
          </table:table-cell>
          <table:table-cell table:style-name="ce15" office:value-type="float" office:value="-7.623174" calcext:value-type="float">
            <text:p>-7.623174</text:p>
          </table:table-cell>
          <table:table-cell table:style-name="ce1" office:value-type="string" calcext:value-type="string">
            <text:p>Sewa - Kabupaten</text:p>
          </table:table-cell>
          <table:table-cell table:style-name="ce17" office:value-type="float" office:value="111.52578" calcext:value-type="float">
            <text:p>111.52578</text:p>
          </table:table-cell>
          <table:table-cell table:style-name="ce15" office:value-type="float" office:value="7.623174" calcext:value-type="float">
            <text:p>7.623174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38]*(3.14159/180)-[.S38]*(3.14159/180))/2))^2+COS([.U38]*(3.14159/180))*COS([.S38]*(3.14159/180))*SIN((([.T38]*(3.14159/180)-[.R38]*(3.14159/180))/2))^2))" office:value-type="float" office:value="1187.94641037033" calcext:value-type="float">
            <text:p>1,188</text:p>
          </table:table-cell>
          <table:table-cell table:number-columns-repeated="1636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3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1" office:value-type="string" calcext:value-type="string">
            <text:p>Bagus</text:p>
          </table:table-cell>
          <table:table-cell table:style-name="ce33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HPL</text:p>
          </table:table-cell>
          <table:table-cell table:style-name="ce1"/>
          <table:table-cell table:style-name="ce3" office:value-type="string" calcext:value-type="string">
            <text:p>BPKAD</text:p>
          </table:table-cell>
          <table:table-cell table:style-name="ce12" office:value-type="float" office:value="100" calcext:value-type="float">
            <text:p>100</text:p>
          </table:table-cell>
          <table:table-cell table:style-name="ce1" office:value-type="float" office:value="111.658034" calcext:value-type="float">
            <text:p>111.658034</text:p>
          </table:table-cell>
          <table:table-cell table:style-name="ce1" office:value-type="float" office:value="-7.548136" calcext:value-type="float">
            <text:p>-7.548136</text:p>
          </table:table-cell>
          <table:table-cell table:style-name="ce1" office:value-type="string" calcext:value-type="string">
            <text:p>Sewa - Kabupaten</text:p>
          </table:table-cell>
          <table:table-cell table:style-name="ce1" office:value-type="float" office:value="111.658034" calcext:value-type="float">
            <text:p>111.658034</text:p>
          </table:table-cell>
          <table:table-cell table:style-name="ce1" office:value-type="float" office:value="7.548136" calcext:value-type="float">
            <text:p>7.548136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39]*(3.14159/180)-[.S39]*(3.14159/180))/2))^2+COS([.U39]*(3.14159/180))*COS([.S39]*(3.14159/180))*SIN((([.T39]*(3.14159/180)-[.R39]*(3.14159/180))/2))^2))" office:value-type="float" office:value="17981.8192668171" calcext:value-type="float">
            <text:p>17,982</text:p>
          </table:table-cell>
          <table:table-cell table:number-columns-repeated="1636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3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1" office:value-type="string" calcext:value-type="string">
            <text:p>Bagus</text:p>
          </table:table-cell>
          <table:table-cell table:style-name="ce32" office:value-type="float" office:value="2000" calcext:value-type="float">
            <text:p>2,000.00</text:p>
          </table:table-cell>
          <table:table-cell table:style-name="ce1" table:number-columns-repeated="2"/>
          <table:table-cell table:style-name="ce1" office:value-type="string" calcext:value-type="string">
            <text:p>HPL</text:p>
          </table:table-cell>
          <table:table-cell table:style-name="ce1"/>
          <table:table-cell table:style-name="ce3" office:value-type="string" calcext:value-type="string">
            <text:p>Ruko</text:p>
          </table:table-cell>
          <table:table-cell table:style-name="ce11" office:value-type="float" office:value="2000" calcext:value-type="float">
            <text:p>2,000.00</text:p>
          </table:table-cell>
          <table:table-cell table:style-name="ce1" office:value-type="float" office:value="111.515217" calcext:value-type="float">
            <text:p>111.515217</text:p>
          </table:table-cell>
          <table:table-cell table:style-name="ce1" table:formula="of:=-7.624166" office:value-type="float" office:value="-7.624166" calcext:value-type="float">
            <text:p>-7.624166</text:p>
          </table:table-cell>
          <table:table-cell table:style-name="ce1" office:value-type="string" calcext:value-type="string">
            <text:p>Sewa - Kabupaten</text:p>
          </table:table-cell>
          <table:table-cell table:style-name="ce1" office:value-type="float" office:value="111.515217" calcext:value-type="float">
            <text:p>111.515217</text:p>
          </table:table-cell>
          <table:table-cell table:style-name="ce1" office:value-type="float" office:value="7.624166" calcext:value-type="float">
            <text:p>7.624166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40]*(3.14159/180)-[.S40]*(3.14159/180))/2))^2+COS([.U40]*(3.14159/180))*COS([.S40]*(3.14159/180))*SIN((([.T40]*(3.14159/180)-[.R40]*(3.14159/180))/2))^2))" office:value-type="float" office:value="573.905820067777" calcext:value-type="float">
            <text:p>574</text:p>
          </table:table-cell>
          <table:table-cell table:number-columns-repeated="1636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3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1" office:value-type="string" calcext:value-type="string">
            <text:p>Bagus</text:p>
          </table:table-cell>
          <table:table-cell table:style-name="ce32" office:value-type="float" office:value="70" calcext:value-type="float">
            <text:p>70.00</text:p>
          </table:table-cell>
          <table:table-cell table:style-name="ce1" table:number-columns-repeated="2"/>
          <table:table-cell table:style-name="ce1" office:value-type="string" calcext:value-type="string">
            <text:p>HPL</text:p>
          </table:table-cell>
          <table:table-cell table:style-name="ce1"/>
          <table:table-cell table:style-name="ce3" office:value-type="string" calcext:value-type="string">
            <text:p>Kantor</text:p>
          </table:table-cell>
          <table:table-cell table:style-name="ce11" office:value-type="float" office:value="70" calcext:value-type="float">
            <text:p>70.00</text:p>
          </table:table-cell>
          <table:table-cell table:style-name="ce1" office:value-type="float" office:value="111.661205" calcext:value-type="float">
            <text:p>111.661205</text:p>
          </table:table-cell>
          <table:table-cell table:style-name="ce1" table:formula="of:=-7.548428" office:value-type="float" office:value="-7.548428" calcext:value-type="float">
            <text:p>-7.548428</text:p>
          </table:table-cell>
          <table:table-cell table:style-name="ce1" office:value-type="string" calcext:value-type="string">
            <text:p>Sewa - Kabupaten</text:p>
          </table:table-cell>
          <table:table-cell table:style-name="ce1" office:value-type="float" office:value="111.661205" calcext:value-type="float">
            <text:p>111.661205</text:p>
          </table:table-cell>
          <table:table-cell table:style-name="ce1" office:value-type="float" office:value="7.548428" calcext:value-type="float">
            <text:p>7.548428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41]*(3.14159/180)-[.S41]*(3.14159/180))/2))^2+COS([.U41]*(3.14159/180))*COS([.S41]*(3.14159/180))*SIN((([.T41]*(3.14159/180)-[.R41]*(3.14159/180))/2))^2))" office:value-type="float" office:value="18269.2636528599" calcext:value-type="float">
            <text:p>18,269</text:p>
          </table:table-cell>
          <table:table-cell table:number-columns-repeated="1636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1" office:value-type="string" calcext:value-type="string">
            <text:p>Bagus</text:p>
          </table:table-cell>
          <table:table-cell table:style-name="ce30" office:value-type="float" office:value="1150" calcext:value-type="float">
            <text:p>1150</text:p>
          </table:table-cell>
          <table:table-cell table:style-name="ce9" office:value-type="string" calcext:value-type="string">
            <text:p>MOJOREJO</text:p>
          </table:table-cell>
          <table:table-cell table:style-name="ce9" office:value-type="string" calcext:value-type="string">
            <text:p>TAMAN</text:p>
          </table:table-cell>
          <table:table-cell table:style-name="ce9" office:value-type="string" calcext:value-type="string">
            <text:p>PAKAI</text:p>
          </table:table-cell>
          <table:table-cell table:style-name="ce9" office:value-type="string" calcext:value-type="string">
            <text:p>Jl. Mastrip - Letjen. Haryono</text:p>
          </table:table-cell>
          <table:table-cell table:style-name="ce9" office:value-type="string" calcext:value-type="string">
            <text:p>dinas pasar</text:p>
          </table:table-cell>
          <table:table-cell table:style-name="ce10" office:value-type="float" office:value="1150" calcext:value-type="float">
            <text:p>1150</text:p>
          </table:table-cell>
          <table:table-cell table:style-name="ce18" office:value-type="float" office:value="31958" calcext:value-type="float">
            <text:p>31,958</text:p>
          </table:table-cell>
          <table:table-cell table:style-name="ce18" office:value-type="float" office:value="37972" calcext:value-type="float">
            <text:p>37,972</text:p>
          </table:table-cell>
          <table:table-cell table:style-name="ce1" office:value-type="string" calcext:value-type="string">
            <text:p>Pakai PasarKota</text:p>
          </table:table-cell>
          <table:table-cell table:style-name="ce21" table:formula="of:=111+([.O42]/60000)" office:value-type="float" office:value="111.532633333333" calcext:value-type="float">
            <text:p>111.532633333333</text:p>
          </table:table-cell>
          <table:table-cell table:style-name="ce22" table:formula="of:=7+([.P42]/60000)" office:value-type="float" office:value="7.63286666666667" calcext:value-type="float">
            <text:p>7.6328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42]*(3.14159/180)-[.S42]*(3.14159/180))/2))^2+COS([.U42]*(3.14159/180))*COS([.S42]*(3.14159/180))*SIN((([.T42]*(3.14159/180)-[.R42]*(3.14159/180))/2))^2))" office:value-type="float" office:value="1794.9956125203" calcext:value-type="float">
            <text:p>1,795</text:p>
          </table:table-cell>
          <table:table-cell table:number-columns-repeated="1636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table:style-name="ce1" office:value-type="string" calcext:value-type="string">
            <text:p>Sedang</text:p>
          </table:table-cell>
          <table:table-cell table:style-name="ce30" office:value-type="float" office:value="1200" calcext:value-type="float">
            <text:p>1200</text:p>
          </table:table-cell>
          <table:table-cell table:style-name="ce10" office:value-type="string" calcext:value-type="string">
            <text:p>DEMANGAN</text:p>
          </table:table-cell>
          <table:table-cell table:style-name="ce10" office:value-type="string" calcext:value-type="string">
            <text:p>TAMAN</text:p>
          </table:table-cell>
          <table:table-cell table:style-name="ce10" office:value-type="string" calcext:value-type="string">
            <text:p>PAKAI</text:p>
          </table:table-cell>
          <table:table-cell table:style-name="ce10" office:value-type="string" calcext:value-type="string">
            <text:p>Jalan mangkuprajan gang VI</text:p>
          </table:table-cell>
          <table:table-cell table:style-name="ce10" office:value-type="string" calcext:value-type="string">
            <text:p>Demangan</text:p>
          </table:table-cell>
          <table:table-cell table:style-name="ce1"/>
          <table:table-cell table:style-name="ce19" office:value-type="float" office:value="31454" calcext:value-type="float">
            <text:p>31,454</text:p>
          </table:table-cell>
          <table:table-cell table:style-name="ce19" office:value-type="float" office:value="39140" calcext:value-type="float">
            <text:p>39,140</text:p>
          </table:table-cell>
          <table:table-cell table:style-name="ce1" office:value-type="string" calcext:value-type="string">
            <text:p>Pakai Sawah</text:p>
          </table:table-cell>
          <table:table-cell table:style-name="ce21" table:formula="of:=111+([.O43]/60000)" office:value-type="float" office:value="111.524233333333" calcext:value-type="float">
            <text:p>111.524233333333</text:p>
          </table:table-cell>
          <table:table-cell table:style-name="ce22" table:formula="of:=7+([.P43]/60000)" office:value-type="float" office:value="7.65233333333333" calcext:value-type="float">
            <text:p>7.65233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43]*(3.14159/180)-[.S43]*(3.14159/180))/2))^2+COS([.U43]*(3.14159/180))*COS([.S43]*(3.14159/180))*SIN((([.T43]*(3.14159/180)-[.R43]*(3.14159/180))/2))^2))" office:value-type="float" office:value="2712.00442263779" calcext:value-type="float">
            <text:p>2,712</text:p>
          </table:table-cell>
          <table:table-cell table:number-columns-repeated="1636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table:style-name="ce1" office:value-type="string" calcext:value-type="string">
            <text:p>Sedang</text:p>
          </table:table-cell>
          <table:table-cell table:style-name="ce30" office:value-type="float" office:value="14610" calcext:value-type="float">
            <text:p>14610</text:p>
          </table:table-cell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Let. Jend. S. Parman</text:p>
          </table:table-cell>
          <table:table-cell table:style-name="ce1" office:value-type="string" calcext:value-type="string">
            <text:p>Kecamatan Kartoharjo</text:p>
          </table:table-cell>
          <table:table-cell table:style-name="ce1" office:value-type="float" office:value="14610" calcext:value-type="float">
            <text:p>14610</text:p>
          </table:table-cell>
          <table:table-cell table:style-name="ce16" office:value-type="float" office:value="32042" calcext:value-type="float">
            <text:p>32,042</text:p>
          </table:table-cell>
          <table:table-cell table:style-name="ce16" office:value-type="float" office:value="37347" calcext:value-type="float">
            <text:p>37,347</text:p>
          </table:table-cell>
          <table:table-cell table:style-name="ce1"/>
          <table:table-cell table:style-name="ce21" table:formula="of:=111+([.O44]/60000)" office:value-type="float" office:value="111.534033333333" calcext:value-type="float">
            <text:p>111.534033333333</text:p>
          </table:table-cell>
          <table:table-cell table:style-name="ce22" table:formula="of:=7+([.P44]/60000)" office:value-type="float" office:value="7.62245" calcext:value-type="float">
            <text:p>7.6224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44]*(3.14159/180)-[.S44]*(3.14159/180))/2))^2+COS([.U44]*(3.14159/180))*COS([.S44]*(3.14159/180))*SIN((([.T44]*(3.14159/180)-[.R44]*(3.14159/180))/2))^2))" office:value-type="float" office:value="2037.49038297143" calcext:value-type="float">
            <text:p>2,037</text:p>
          </table:table-cell>
          <table:table-cell table:number-columns-repeated="1636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table:style-name="ce1" office:value-type="string" calcext:value-type="string">
            <text:p>Sedang</text:p>
          </table:table-cell>
          <table:table-cell table:style-name="ce30" office:value-type="float" office:value="3565" calcext:value-type="float">
            <text:p>3565</text:p>
          </table:table-cell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Oro-oro Ombo</text:p>
          </table:table-cell>
          <table:table-cell table:style-name="ce1" office:value-type="float" office:value="3565" calcext:value-type="float">
            <text:p>3565</text:p>
          </table:table-cell>
          <table:table-cell table:style-name="ce16" office:value-type="float" office:value="32109" calcext:value-type="float">
            <text:p>32,109</text:p>
          </table:table-cell>
          <table:table-cell table:style-name="ce16" office:value-type="float" office:value="37365" calcext:value-type="float">
            <text:p>37,365</text:p>
          </table:table-cell>
          <table:table-cell table:style-name="ce1"/>
          <table:table-cell table:style-name="ce21" table:formula="of:=111+([.O45]/60000)" office:value-type="float" office:value="111.53515" calcext:value-type="float">
            <text:p>111.53515</text:p>
          </table:table-cell>
          <table:table-cell table:style-name="ce22" table:formula="of:=7+([.P45]/60000)" office:value-type="float" office:value="7.62275" calcext:value-type="float">
            <text:p>7.6227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45]*(3.14159/180)-[.S45]*(3.14159/180))/2))^2+COS([.U45]*(3.14159/180))*COS([.S45]*(3.14159/180))*SIN((([.T45]*(3.14159/180)-[.R45]*(3.14159/180))/2))^2))" office:value-type="float" office:value="2141.47371562227" calcext:value-type="float">
            <text:p>2,141</text:p>
          </table:table-cell>
          <table:table-cell table:number-columns-repeated="1636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table:style-name="ce1" office:value-type="string" calcext:value-type="string">
            <text:p>Sedang</text:p>
          </table:table-cell>
          <table:table-cell table:style-name="ce30" office:value-type="float" office:value="3045" calcext:value-type="float">
            <text:p>3045</text:p>
          </table:table-cell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Pelitatama</text:p>
          </table:table-cell>
          <table:table-cell table:style-name="ce1" office:value-type="string" calcext:value-type="string">
            <text:p>Oro-oro Ombo</text:p>
          </table:table-cell>
          <table:table-cell table:style-name="ce1" office:value-type="float" office:value="3045" calcext:value-type="float">
            <text:p>3045</text:p>
          </table:table-cell>
          <table:table-cell table:style-name="ce16" office:value-type="float" office:value="32109" calcext:value-type="float">
            <text:p>32,109</text:p>
          </table:table-cell>
          <table:table-cell table:style-name="ce16" office:value-type="float" office:value="37351" calcext:value-type="float">
            <text:p>37,351</text:p>
          </table:table-cell>
          <table:table-cell table:style-name="ce1"/>
          <table:table-cell table:style-name="ce21" table:formula="of:=111+([.O46]/60000)" office:value-type="float" office:value="111.53515" calcext:value-type="float">
            <text:p>111.53515</text:p>
          </table:table-cell>
          <table:table-cell table:style-name="ce22" table:formula="of:=7+([.P46]/60000)" office:value-type="float" office:value="7.62251666666667" calcext:value-type="float">
            <text:p>7.6225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46]*(3.14159/180)-[.S46]*(3.14159/180))/2))^2+COS([.U46]*(3.14159/180))*COS([.S46]*(3.14159/180))*SIN((([.T46]*(3.14159/180)-[.R46]*(3.14159/180))/2))^2))" office:value-type="float" office:value="2150.14569192297" calcext:value-type="float">
            <text:p>2,150</text:p>
          </table:table-cell>
          <table:table-cell table:number-columns-repeated="16362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1" office:value-type="string" calcext:value-type="string">
            <text:p>Sedang</text:p>
          </table:table-cell>
          <table:table-cell table:style-name="ce20" office:value-type="string" calcext:value-type="string">
            <text:p>Sedang</text:p>
          </table:table-cell>
          <table:table-cell table:style-name="ce30" office:value-type="float" office:value="3987" calcext:value-type="float">
            <text:p>3987</text:p>
          </table:table-cell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Pelitatama</text:p>
          </table:table-cell>
          <table:table-cell table:style-name="ce1" office:value-type="string" calcext:value-type="string">
            <text:p>Oro-oro Ombo</text:p>
          </table:table-cell>
          <table:table-cell table:style-name="ce1" office:value-type="float" office:value="3987" calcext:value-type="float">
            <text:p>3987</text:p>
          </table:table-cell>
          <table:table-cell table:style-name="ce16" office:value-type="float" office:value="32202" calcext:value-type="float">
            <text:p>32,202</text:p>
          </table:table-cell>
          <table:table-cell table:style-name="ce16" office:value-type="float" office:value="37348" calcext:value-type="float">
            <text:p>37,348</text:p>
          </table:table-cell>
          <table:table-cell table:style-name="ce1"/>
          <table:table-cell table:style-name="ce21" table:formula="of:=111+([.O47]/60000)" office:value-type="float" office:value="111.5367" calcext:value-type="float">
            <text:p>111.5367</text:p>
          </table:table-cell>
          <table:table-cell table:style-name="ce22" table:formula="of:=7+([.P47]/60000)" office:value-type="float" office:value="7.62246666666667" calcext:value-type="float">
            <text:p>7.6224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47]*(3.14159/180)-[.S47]*(3.14159/180))/2))^2+COS([.U47]*(3.14159/180))*COS([.S47]*(3.14159/180))*SIN((([.T47]*(3.14159/180)-[.R47]*(3.14159/180))/2))^2))" office:value-type="float" office:value="2313.31271268932" calcext:value-type="float">
            <text:p>2,313</text:p>
          </table:table-cell>
          <table:table-cell table:number-columns-repeated="1636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table:style-name="ce1" office:value-type="string" calcext:value-type="string">
            <text:p>Sedang</text:p>
          </table:table-cell>
          <table:table-cell table:style-name="ce30" office:value-type="float" office:value="4105" calcext:value-type="float">
            <text:p>4105</text:p>
          </table:table-cell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Pelitatama</text:p>
          </table:table-cell>
          <table:table-cell table:style-name="ce1" office:value-type="string" calcext:value-type="string">
            <text:p>Oro-oro Ombo</text:p>
          </table:table-cell>
          <table:table-cell table:style-name="ce1" office:value-type="float" office:value="4105" calcext:value-type="float">
            <text:p>4105</text:p>
          </table:table-cell>
          <table:table-cell table:style-name="ce16" office:value-type="float" office:value="32203" calcext:value-type="float">
            <text:p>32,203</text:p>
          </table:table-cell>
          <table:table-cell table:style-name="ce16" office:value-type="float" office:value="37360" calcext:value-type="float">
            <text:p>37,360</text:p>
          </table:table-cell>
          <table:table-cell table:style-name="ce1"/>
          <table:table-cell table:style-name="ce21" table:formula="of:=111+([.O48]/60000)" office:value-type="float" office:value="111.536716666667" calcext:value-type="float">
            <text:p>111.536716666667</text:p>
          </table:table-cell>
          <table:table-cell table:style-name="ce22" table:formula="of:=7+([.P48]/60000)" office:value-type="float" office:value="7.62266666666667" calcext:value-type="float">
            <text:p>7.6226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48]*(3.14159/180)-[.S48]*(3.14159/180))/2))^2+COS([.U48]*(3.14159/180))*COS([.S48]*(3.14159/180))*SIN((([.T48]*(3.14159/180)-[.R48]*(3.14159/180))/2))^2))" office:value-type="float" office:value="2308.08277785437" calcext:value-type="float">
            <text:p>2,308</text:p>
          </table:table-cell>
          <table:table-cell table:number-columns-repeated="16362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table:style-name="ce1" office:value-type="string" calcext:value-type="string">
            <text:p>Sedang</text:p>
          </table:table-cell>
          <table:table-cell table:style-name="ce30" office:value-type="float" office:value="4135" calcext:value-type="float">
            <text:p>4135</text:p>
          </table:table-cell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Oro-oro Ombo</text:p>
          </table:table-cell>
          <table:table-cell table:style-name="ce1" office:value-type="float" office:value="4135" calcext:value-type="float">
            <text:p>4135</text:p>
          </table:table-cell>
          <table:table-cell table:style-name="ce16" office:value-type="float" office:value="32204" calcext:value-type="float">
            <text:p>32,204</text:p>
          </table:table-cell>
          <table:table-cell table:style-name="ce16" office:value-type="float" office:value="37371" calcext:value-type="float">
            <text:p>37,371</text:p>
          </table:table-cell>
          <table:table-cell table:style-name="ce1"/>
          <table:table-cell table:style-name="ce21" table:formula="of:=111+([.O49]/60000)" office:value-type="float" office:value="111.536733333333" calcext:value-type="float">
            <text:p>111.536733333333</text:p>
          </table:table-cell>
          <table:table-cell table:style-name="ce22" table:formula="of:=7+([.P49]/60000)" office:value-type="float" office:value="7.62285" calcext:value-type="float">
            <text:p>7.6228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49]*(3.14159/180)-[.S49]*(3.14159/180))/2))^2+COS([.U49]*(3.14159/180))*COS([.S49]*(3.14159/180))*SIN((([.T49]*(3.14159/180)-[.R49]*(3.14159/180))/2))^2))" office:value-type="float" office:value="2303.61412498867" calcext:value-type="float">
            <text:p>2,304</text:p>
          </table:table-cell>
          <table:table-cell table:number-columns-repeated="1636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table:style-name="ce1" office:value-type="string" calcext:value-type="string">
            <text:p>Sedang</text:p>
          </table:table-cell>
          <table:table-cell table:style-name="ce30" office:value-type="float" office:value="3840" calcext:value-type="float">
            <text:p>3840</text:p>
          </table:table-cell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Pelitatama</text:p>
          </table:table-cell>
          <table:table-cell table:style-name="ce1" office:value-type="string" calcext:value-type="string">
            <text:p>Oro-oro Ombo</text:p>
          </table:table-cell>
          <table:table-cell table:style-name="ce1" office:value-type="float" office:value="3840" calcext:value-type="float">
            <text:p>3840</text:p>
          </table:table-cell>
          <table:table-cell table:style-name="ce16" office:value-type="float" office:value="32111" calcext:value-type="float">
            <text:p>32,111</text:p>
          </table:table-cell>
          <table:table-cell table:style-name="ce16" office:value-type="float" office:value="37338" calcext:value-type="float">
            <text:p>37,338</text:p>
          </table:table-cell>
          <table:table-cell table:style-name="ce1"/>
          <table:table-cell table:style-name="ce21" table:formula="of:=111+([.O50]/60000)" office:value-type="float" office:value="111.535183333333" calcext:value-type="float">
            <text:p>111.535183333333</text:p>
          </table:table-cell>
          <table:table-cell table:style-name="ce22" table:formula="of:=7+([.P50]/60000)" office:value-type="float" office:value="7.6223" calcext:value-type="float">
            <text:p>7.622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50]*(3.14159/180)-[.S50]*(3.14159/180))/2))^2+COS([.U50]*(3.14159/180))*COS([.S50]*(3.14159/180))*SIN((([.T50]*(3.14159/180)-[.R50]*(3.14159/180))/2))^2))" office:value-type="float" office:value="2161.88882290379" calcext:value-type="float">
            <text:p>2,162</text:p>
          </table:table-cell>
          <table:table-cell table:number-columns-repeated="1636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table:style-name="ce1" office:value-type="string" calcext:value-type="string">
            <text:p>Sedang</text:p>
          </table:table-cell>
          <table:table-cell table:style-name="ce30" office:value-type="float" office:value="380" calcext:value-type="float">
            <text:p>380</text:p>
          </table:table-cell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Pelitatama</text:p>
          </table:table-cell>
          <table:table-cell table:style-name="ce1" office:value-type="string" calcext:value-type="string">
            <text:p>Oro-oro Ombo</text:p>
          </table:table-cell>
          <table:table-cell table:style-name="ce1" office:value-type="float" office:value="380" calcext:value-type="float">
            <text:p>380</text:p>
          </table:table-cell>
          <table:table-cell table:style-name="ce16" office:value-type="float" office:value="32117" calcext:value-type="float">
            <text:p>32,117</text:p>
          </table:table-cell>
          <table:table-cell table:style-name="ce16" office:value-type="float" office:value="37327" calcext:value-type="float">
            <text:p>37,327</text:p>
          </table:table-cell>
          <table:table-cell table:style-name="ce1"/>
          <table:table-cell table:style-name="ce21" table:formula="of:=111+([.O51]/60000)" office:value-type="float" office:value="111.535283333333" calcext:value-type="float">
            <text:p>111.535283333333</text:p>
          </table:table-cell>
          <table:table-cell table:style-name="ce22" table:formula="of:=7+([.P51]/60000)" office:value-type="float" office:value="7.62211666666667" calcext:value-type="float">
            <text:p>7.6221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51]*(3.14159/180)-[.S51]*(3.14159/180))/2))^2+COS([.U51]*(3.14159/180))*COS([.S51]*(3.14159/180))*SIN((([.T51]*(3.14159/180)-[.R51]*(3.14159/180))/2))^2))" office:value-type="float" office:value="2179.3834427786" calcext:value-type="float">
            <text:p>2,179</text:p>
          </table:table-cell>
          <table:table-cell table:number-columns-repeated="1636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table:style-name="ce1" office:value-type="string" calcext:value-type="string">
            <text:p>Sedang</text:p>
          </table:table-cell>
          <table:table-cell table:style-name="ce30" office:value-type="float" office:value="3580" calcext:value-type="float">
            <text:p>3580</text:p>
          </table:table-cell>
          <table:table-cell table:style-name="ce1" office:value-type="string" calcext:value-type="string">
            <text:p>PILANGBANG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Pilang Makmur</text:p>
          </table:table-cell>
          <table:table-cell table:style-name="ce1" office:value-type="string" calcext:value-type="string">
            <text:p>Pilangbango</text:p>
          </table:table-cell>
          <table:table-cell table:style-name="ce1" office:value-type="float" office:value="3580" calcext:value-type="float">
            <text:p>3580</text:p>
          </table:table-cell>
          <table:table-cell table:style-name="ce16" office:value-type="float" office:value="32496" calcext:value-type="float">
            <text:p>32,496</text:p>
          </table:table-cell>
          <table:table-cell table:style-name="ce16" office:value-type="float" office:value="37316" calcext:value-type="float">
            <text:p>37,316</text:p>
          </table:table-cell>
          <table:table-cell table:style-name="ce1"/>
          <table:table-cell table:style-name="ce21" table:formula="of:=111+([.O52]/60000)" office:value-type="float" office:value="111.5416" calcext:value-type="float">
            <text:p>111.5416</text:p>
          </table:table-cell>
          <table:table-cell table:style-name="ce22" table:formula="of:=7+([.P52]/60000)" office:value-type="float" office:value="7.62193333333333" calcext:value-type="float">
            <text:p>7.62193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52]*(3.14159/180)-[.S52]*(3.14159/180))/2))^2+COS([.U52]*(3.14159/180))*COS([.S52]*(3.14159/180))*SIN((([.T52]*(3.14159/180)-[.R52]*(3.14159/180))/2))^2))" office:value-type="float" office:value="2846.51759807379" calcext:value-type="float">
            <text:p>2,847</text:p>
          </table:table-cell>
          <table:table-cell table:number-columns-repeated="1636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table:style-name="ce1" office:value-type="string" calcext:value-type="string">
            <text:p>Sedang</text:p>
          </table:table-cell>
          <table:table-cell table:style-name="ce30" office:value-type="float" office:value="4865" calcext:value-type="float">
            <text:p>4865</text:p>
          </table:table-cell>
          <table:table-cell table:style-name="ce1" office:value-type="string" calcext:value-type="string">
            <text:p>REJOMULY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Sedana Mulyo</text:p>
          </table:table-cell>
          <table:table-cell table:style-name="ce1" office:value-type="string" calcext:value-type="string">
            <text:p>Rejomulyo</text:p>
          </table:table-cell>
          <table:table-cell table:style-name="ce1" office:value-type="float" office:value="4865" calcext:value-type="float">
            <text:p>4865</text:p>
          </table:table-cell>
          <table:table-cell table:style-name="ce16" office:value-type="float" office:value="32542" calcext:value-type="float">
            <text:p>32,542</text:p>
          </table:table-cell>
          <table:table-cell table:style-name="ce16" office:value-type="float" office:value="37348" calcext:value-type="float">
            <text:p>37,348</text:p>
          </table:table-cell>
          <table:table-cell table:style-name="ce1"/>
          <table:table-cell table:style-name="ce21" table:formula="of:=111+([.O53]/60000)" office:value-type="float" office:value="111.542366666667" calcext:value-type="float">
            <text:p>111.542366666667</text:p>
          </table:table-cell>
          <table:table-cell table:style-name="ce22" table:formula="of:=7+([.P53]/60000)" office:value-type="float" office:value="7.62246666666667" calcext:value-type="float">
            <text:p>7.6224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53]*(3.14159/180)-[.S53]*(3.14159/180))/2))^2+COS([.U53]*(3.14159/180))*COS([.S53]*(3.14159/180))*SIN((([.T53]*(3.14159/180)-[.R53]*(3.14159/180))/2))^2))" office:value-type="float" office:value="2912.19997850697" calcext:value-type="float">
            <text:p>2,912</text:p>
          </table:table-cell>
          <table:table-cell table:number-columns-repeated="1636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table:style-name="ce1" office:value-type="string" calcext:value-type="string">
            <text:p>Sedang</text:p>
          </table:table-cell>
          <table:table-cell table:style-name="ce30" office:value-type="float" office:value="5150" calcext:value-type="float">
            <text:p>5150</text:p>
          </table:table-cell>
          <table:table-cell table:style-name="ce1" office:value-type="string" calcext:value-type="string">
            <text:p>REJOMULY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Sadana mulyo</text:p>
          </table:table-cell>
          <table:table-cell table:style-name="ce1" office:value-type="string" calcext:value-type="string">
            <text:p>Rejomulyo</text:p>
          </table:table-cell>
          <table:table-cell table:style-name="ce1" office:value-type="float" office:value="5150" calcext:value-type="float">
            <text:p>5150</text:p>
          </table:table-cell>
          <table:table-cell table:style-name="ce16" office:value-type="float" office:value="32429" calcext:value-type="float">
            <text:p>32,429</text:p>
          </table:table-cell>
          <table:table-cell table:style-name="ce16" office:value-type="float" office:value="37338" calcext:value-type="float">
            <text:p>37,338</text:p>
          </table:table-cell>
          <table:table-cell table:style-name="ce1"/>
          <table:table-cell table:style-name="ce21" table:formula="of:=111+([.O54]/60000)" office:value-type="float" office:value="111.540483333333" calcext:value-type="float">
            <text:p>111.540483333333</text:p>
          </table:table-cell>
          <table:table-cell table:style-name="ce22" table:formula="of:=7+([.P54]/60000)" office:value-type="float" office:value="7.6223" calcext:value-type="float">
            <text:p>7.622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54]*(3.14159/180)-[.S54]*(3.14159/180))/2))^2+COS([.U54]*(3.14159/180))*COS([.S54]*(3.14159/180))*SIN((([.T54]*(3.14159/180)-[.R54]*(3.14159/180))/2))^2))" office:value-type="float" office:value="2716.96149704548" calcext:value-type="float">
            <text:p>2,717</text:p>
          </table:table-cell>
          <table:table-cell table:number-columns-repeated="16362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table:style-name="ce1" office:value-type="string" calcext:value-type="string">
            <text:p>Sedang</text:p>
          </table:table-cell>
          <table:table-cell table:style-name="ce30" office:value-type="float" office:value="9460" calcext:value-type="float">
            <text:p>9460</text:p>
          </table:table-cell>
          <table:table-cell table:style-name="ce1" office:value-type="string" calcext:value-type="string">
            <text:p>REJOMULY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Rejomulyo</text:p>
          </table:table-cell>
          <table:table-cell table:style-name="ce1" office:value-type="float" office:value="9460" calcext:value-type="float">
            <text:p>9460</text:p>
          </table:table-cell>
          <table:table-cell table:style-name="ce16" office:value-type="float" office:value="32448" calcext:value-type="float">
            <text:p>32,448</text:p>
          </table:table-cell>
          <table:table-cell table:style-name="ce16" office:value-type="float" office:value="37324" calcext:value-type="float">
            <text:p>37,324</text:p>
          </table:table-cell>
          <table:table-cell table:style-name="ce1"/>
          <table:table-cell table:style-name="ce21" table:formula="of:=111+([.O55]/60000)" office:value-type="float" office:value="111.5408" calcext:value-type="float">
            <text:p>111.5408</text:p>
          </table:table-cell>
          <table:table-cell table:style-name="ce22" table:formula="of:=7+([.P55]/60000)" office:value-type="float" office:value="7.62206666666667" calcext:value-type="float">
            <text:p>7.6220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55]*(3.14159/180)-[.S55]*(3.14159/180))/2))^2+COS([.U55]*(3.14159/180))*COS([.S55]*(3.14159/180))*SIN((([.T55]*(3.14159/180)-[.R55]*(3.14159/180))/2))^2))" office:value-type="float" office:value="2757.73537458914" calcext:value-type="float">
            <text:p>2,758</text:p>
          </table:table-cell>
          <table:table-cell table:number-columns-repeated="1636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table:style-name="ce1" office:value-type="string" calcext:value-type="string">
            <text:p>Sedang</text:p>
          </table:table-cell>
          <table:table-cell table:style-name="ce30" office:value-type="float" office:value="8740" calcext:value-type="float">
            <text:p>8740</text:p>
          </table:table-cell>
          <table:table-cell table:style-name="ce1" office:value-type="string" calcext:value-type="string">
            <text:p>REJOMULY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Rejomulyo</text:p>
          </table:table-cell>
          <table:table-cell table:style-name="ce1" office:value-type="float" office:value="8740" calcext:value-type="float">
            <text:p>8740</text:p>
          </table:table-cell>
          <table:table-cell table:style-name="ce16" office:value-type="float" office:value="32566" calcext:value-type="float">
            <text:p>32,566</text:p>
          </table:table-cell>
          <table:table-cell table:style-name="ce16" office:value-type="float" office:value="37368" calcext:value-type="float">
            <text:p>37,368</text:p>
          </table:table-cell>
          <table:table-cell table:style-name="ce1"/>
          <table:table-cell table:style-name="ce21" table:formula="of:=111+([.O56]/60000)" office:value-type="float" office:value="111.542766666667" calcext:value-type="float">
            <text:p>111.542766666667</text:p>
          </table:table-cell>
          <table:table-cell table:style-name="ce22" table:formula="of:=7+([.P56]/60000)" office:value-type="float" office:value="7.6228" calcext:value-type="float">
            <text:p>7.6228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56]*(3.14159/180)-[.S56]*(3.14159/180))/2))^2+COS([.U56]*(3.14159/180))*COS([.S56]*(3.14159/180))*SIN((([.T56]*(3.14159/180)-[.R56]*(3.14159/180))/2))^2))" office:value-type="float" office:value="2945.86484209579" calcext:value-type="float">
            <text:p>2,946</text:p>
          </table:table-cell>
          <table:table-cell table:number-columns-repeated="16362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table:style-name="ce1" office:value-type="string" calcext:value-type="string">
            <text:p>Sedang</text:p>
          </table:table-cell>
          <table:table-cell table:style-name="ce30" office:value-type="float" office:value="335" calcext:value-type="float">
            <text:p>335</text:p>
          </table:table-cell>
          <table:table-cell table:style-name="ce1" office:value-type="string" calcext:value-type="string">
            <text:p>KLEGEN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Husni Thamrin Gg Sri Gading</text:p>
          </table:table-cell>
          <table:table-cell table:style-name="ce1" office:value-type="string" calcext:value-type="string">
            <text:p>Klegen</text:p>
          </table:table-cell>
          <table:table-cell table:style-name="ce1" office:value-type="float" office:value="335" calcext:value-type="float">
            <text:p>335</text:p>
          </table:table-cell>
          <table:table-cell table:style-name="ce16" office:value-type="float" office:value="31974" calcext:value-type="float">
            <text:p>31,974</text:p>
          </table:table-cell>
          <table:table-cell table:style-name="ce16" office:value-type="float" office:value="37654" calcext:value-type="float">
            <text:p>37,654</text:p>
          </table:table-cell>
          <table:table-cell table:style-name="ce1"/>
          <table:table-cell table:style-name="ce21" table:formula="of:=111+([.O57]/60000)" office:value-type="float" office:value="111.5329" calcext:value-type="float">
            <text:p>111.5329</text:p>
          </table:table-cell>
          <table:table-cell table:style-name="ce22" table:formula="of:=7+([.P57]/60000)" office:value-type="float" office:value="7.62756666666667" calcext:value-type="float">
            <text:p>7.6275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57]*(3.14159/180)-[.S57]*(3.14159/180))/2))^2+COS([.U57]*(3.14159/180))*COS([.S57]*(3.14159/180))*SIN((([.T57]*(3.14159/180)-[.R57]*(3.14159/180))/2))^2))" office:value-type="float" office:value="1782.38615282953" calcext:value-type="float">
            <text:p>1,782</text:p>
          </table:table-cell>
          <table:table-cell table:number-columns-repeated="16362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Kantor</text:p>
          </table:table-cell>
          <table:table-cell table:style-name="ce1" office:value-type="string" calcext:value-type="string">
            <text:p>Pinggir</text:p>
          </table:table-cell>
          <table:table-cell table:style-name="ce1" office:value-type="string" calcext:value-type="string">
            <text:p>Sedang</text:p>
          </table:table-cell>
          <table:table-cell table:style-name="ce1" office:value-type="string" calcext:value-type="string">
            <text:p>Bagus</text:p>
          </table:table-cell>
          <table:table-cell table:style-name="ce30" office:value-type="float" office:value="1192" calcext:value-type="float">
            <text:p>1192</text:p>
          </table:table-cell>
          <table:table-cell table:style-name="ce1" office:value-type="string" calcext:value-type="string">
            <text:p>MADIUN LOR</text:p>
          </table:table-cell>
          <table:table-cell table:style-name="ce1" office:value-type="string" calcext:value-type="string">
            <text:p>MANGU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Sumatra No. 22</text:p>
          </table:table-cell>
          <table:table-cell table:style-name="ce1" office:value-type="string" calcext:value-type="string">
            <text:p>Bagian perlengkapan</text:p>
          </table:table-cell>
          <table:table-cell table:style-name="ce1" office:value-type="float" office:value="1192" calcext:value-type="float">
            <text:p>1192</text:p>
          </table:table-cell>
          <table:table-cell table:style-name="ce16" office:value-type="float" office:value="31369" calcext:value-type="float">
            <text:p>31,369</text:p>
          </table:table-cell>
          <table:table-cell table:style-name="ce16" office:value-type="float" office:value="37254" calcext:value-type="float">
            <text:p>37,254</text:p>
          </table:table-cell>
          <table:table-cell table:style-name="ce1"/>
          <table:table-cell table:style-name="ce21" table:formula="of:=111+([.O58]/60000)" office:value-type="float" office:value="111.522816666667" calcext:value-type="float">
            <text:p>111.522816666667</text:p>
          </table:table-cell>
          <table:table-cell table:style-name="ce22" table:formula="of:=7+([.P58]/60000)" office:value-type="float" office:value="7.6209" calcext:value-type="float">
            <text:p>7.6209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58]*(3.14159/180)-[.S58]*(3.14159/180))/2))^2+COS([.U58]*(3.14159/180))*COS([.S58]*(3.14159/180))*SIN((([.T58]*(3.14159/180)-[.R58]*(3.14159/180))/2))^2))" office:value-type="float" office:value="1125.8959463421" calcext:value-type="float">
            <text:p>1,126</text:p>
          </table:table-cell>
          <table:table-cell table:number-columns-repeated="16362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table:style-name="ce1" office:value-type="string" calcext:value-type="string">
            <text:p>Sedang</text:p>
          </table:table-cell>
          <table:table-cell table:style-name="ce30" office:value-type="float" office:value="1217" calcext:value-type="float">
            <text:p>1217</text:p>
          </table:table-cell>
          <table:table-cell table:style-name="ce1" office:value-type="string" calcext:value-type="string">
            <text:p>MADIUN LOR</text:p>
          </table:table-cell>
          <table:table-cell table:style-name="ce1" office:value-type="string" calcext:value-type="string">
            <text:p>MANGU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Sumatra No. 20</text:p>
          </table:table-cell>
          <table:table-cell table:style-name="ce1" office:value-type="string" calcext:value-type="string">
            <text:p>Bagian Umum</text:p>
          </table:table-cell>
          <table:table-cell table:style-name="ce1" office:value-type="float" office:value="1217" calcext:value-type="float">
            <text:p>1217</text:p>
          </table:table-cell>
          <table:table-cell table:style-name="ce16" office:value-type="float" office:value="31360" calcext:value-type="float">
            <text:p>31,360</text:p>
          </table:table-cell>
          <table:table-cell table:style-name="ce16" office:value-type="float" office:value="37246" calcext:value-type="float">
            <text:p>37,246</text:p>
          </table:table-cell>
          <table:table-cell table:style-name="ce1"/>
          <table:table-cell table:style-name="ce21" table:formula="of:=111+([.O59]/60000)" office:value-type="float" office:value="111.522666666667" calcext:value-type="float">
            <text:p>111.522666666667</text:p>
          </table:table-cell>
          <table:table-cell table:style-name="ce22" table:formula="of:=7+([.P59]/60000)" office:value-type="float" office:value="7.62076666666667" calcext:value-type="float">
            <text:p>7.6207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59]*(3.14159/180)-[.S59]*(3.14159/180))/2))^2+COS([.U59]*(3.14159/180))*COS([.S59]*(3.14159/180))*SIN((([.T59]*(3.14159/180)-[.R59]*(3.14159/180))/2))^2))" office:value-type="float" office:value="1128.35758309203" calcext:value-type="float">
            <text:p>1,128</text:p>
          </table:table-cell>
          <table:table-cell table:number-columns-repeated="16362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3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1" office:value-type="float" office:value="5700" calcext:value-type="float">
            <text:p>5700</text:p>
          </table:table-cell>
          <table:table-cell table:style-name="ce7" office:value-type="string" calcext:value-type="string">
            <text:p>JOSENAN</text:p>
          </table:table-cell>
          <table:table-cell table:style-name="ce7" office:value-type="string" calcext:value-type="string">
            <text:p>TAMAN</text:p>
          </table:table-cell>
          <table:table-cell table:style-name="ce7" office:value-type="string" calcext:value-type="string">
            <text:p>MILIK</text:p>
          </table:table-cell>
          <table:table-cell table:style-name="ce7" office:value-type="string" calcext:value-type="string">
            <text:p>Sawah Blok Serandu</text:p>
          </table:table-cell>
          <table:table-cell table:style-name="ce7" office:value-type="string" calcext:value-type="string">
            <text:p>Josenan</text:p>
          </table:table-cell>
          <table:table-cell table:style-name="ce7" office:value-type="float" office:value="5700" calcext:value-type="float">
            <text:p>5700</text:p>
          </table:table-cell>
          <table:table-cell table:style-name="ce14" office:value-type="float" office:value="30473" calcext:value-type="float">
            <text:p>30,473</text:p>
          </table:table-cell>
          <table:table-cell table:style-name="ce14" office:value-type="float" office:value="40297" calcext:value-type="float">
            <text:p>40,297</text:p>
          </table:table-cell>
          <table:table-cell table:style-name="ce1"/>
          <table:table-cell table:style-name="ce21" table:formula="of:=111+([.O60]/60000)" office:value-type="float" office:value="111.507883333333" calcext:value-type="float">
            <text:p>111.507883333333</text:p>
          </table:table-cell>
          <table:table-cell table:style-name="ce22" table:formula="of:=7+([.P60]/60000)" office:value-type="float" office:value="7.67161666666667" calcext:value-type="float">
            <text:p>7.6716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60]*(3.14159/180)-[.S60]*(3.14159/180))/2))^2+COS([.U60]*(3.14159/180))*COS([.S60]*(3.14159/180))*SIN((([.T60]*(3.14159/180)-[.R60]*(3.14159/180))/2))^2))" office:value-type="float" office:value="4830.53012774399" calcext:value-type="float">
            <text:p>4,831</text:p>
          </table:table-cell>
          <table:table-cell table:number-columns-repeated="1636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3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3" office:value-type="float" office:value="2000" calcext:value-type="float">
            <text:p>2000</text:p>
          </table:table-cell>
          <table:table-cell table:style-name="ce1" table:number-columns-repeated="2"/>
          <table:table-cell table:style-name="ce1" office:value-type="string" calcext:value-type="string">
            <text:p>HPL</text:p>
          </table:table-cell>
          <table:table-cell table:style-name="ce1"/>
          <table:table-cell table:style-name="ce3" office:value-type="string" calcext:value-type="string">
            <text:p>BPKAD</text:p>
          </table:table-cell>
          <table:table-cell table:style-name="ce12" office:value-type="float" office:value="2000" calcext:value-type="float">
            <text:p>2000</text:p>
          </table:table-cell>
          <table:table-cell table:style-name="ce1" office:value-type="float" office:value="111.654082" calcext:value-type="float">
            <text:p>111.654082</text:p>
          </table:table-cell>
          <table:table-cell table:style-name="ce1" office:value-type="float" office:value="-7.545293" calcext:value-type="float">
            <text:p>-7.545293</text:p>
          </table:table-cell>
          <table:table-cell table:style-name="ce1" office:value-type="string" calcext:value-type="string">
            <text:p>Sewa - Kabupaten</text:p>
          </table:table-cell>
          <table:table-cell table:style-name="ce1" office:value-type="float" office:value="111.654082" calcext:value-type="float">
            <text:p>111.654082</text:p>
          </table:table-cell>
          <table:table-cell table:style-name="ce1" office:value-type="float" office:value="7.545293" calcext:value-type="float">
            <text:p>7.54529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61]*(3.14159/180)-[.S61]*(3.14159/180))/2))^2+COS([.U61]*(3.14159/180))*COS([.S61]*(3.14159/180))*SIN((([.T61]*(3.14159/180)-[.R61]*(3.14159/180))/2))^2))" office:value-type="float" office:value="17769.8099305405" calcext:value-type="float">
            <text:p>17,770</text:p>
          </table:table-cell>
          <table:table-cell table:number-columns-repeated="16362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1" office:value-type="float" office:value="3220" calcext:value-type="float">
            <text:p>3220</text:p>
          </table:table-cell>
          <table:table-cell table:style-name="ce7" office:value-type="string" calcext:value-type="string">
            <text:p>PATIHAN</text:p>
          </table:table-cell>
          <table:table-cell table:style-name="ce7" office:value-type="string" calcext:value-type="string">
            <text:p>MANGUHARJO</text:p>
          </table:table-cell>
          <table:table-cell table:style-name="ce7" office:value-type="string" calcext:value-type="string">
            <text:p>PAKAI</text:p>
          </table:table-cell>
          <table:table-cell table:style-name="ce7" office:value-type="string" calcext:value-type="string">
            <text:p>Blok Sawah</text:p>
          </table:table-cell>
          <table:table-cell table:style-name="ce7" office:value-type="string" calcext:value-type="string">
            <text:p>Patihan</text:p>
          </table:table-cell>
          <table:table-cell table:style-name="ce7" office:value-type="float" office:value="3220" calcext:value-type="float">
            <text:p>3220</text:p>
          </table:table-cell>
          <table:table-cell table:style-name="ce14" office:value-type="float" office:value="32214" calcext:value-type="float">
            <text:p>32,214</text:p>
          </table:table-cell>
          <table:table-cell table:style-name="ce14" office:value-type="float" office:value="36285" calcext:value-type="float">
            <text:p>36,285</text:p>
          </table:table-cell>
          <table:table-cell table:style-name="ce1"/>
          <table:table-cell table:style-name="ce21" table:formula="of:=111+([.O62]/60000)" office:value-type="float" office:value="111.5369" calcext:value-type="float">
            <text:p>111.5369</text:p>
          </table:table-cell>
          <table:table-cell table:style-name="ce22" table:formula="of:=7+([.P62]/60000)" office:value-type="float" office:value="7.60475" calcext:value-type="float">
            <text:p>7.6047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62]*(3.14159/180)-[.S62]*(3.14159/180))/2))^2+COS([.U62]*(3.14159/180))*COS([.S62]*(3.14159/180))*SIN((([.T62]*(3.14159/180)-[.R62]*(3.14159/180))/2))^2))" office:value-type="float" office:value="3496.90820498856" calcext:value-type="float">
            <text:p>3,497</text:p>
          </table:table-cell>
          <table:table-cell table:number-columns-repeated="16362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3" office:value-type="float" office:value="6271" calcext:value-type="float">
            <text:p>6271</text:p>
          </table:table-cell>
          <table:table-cell table:style-name="ce8" office:value-type="string" calcext:value-type="string">
            <text:p>NGEGONG</text:p>
          </table:table-cell>
          <table:table-cell table:style-name="ce8" office:value-type="string" calcext:value-type="string">
            <text:p>MANGUHARJO</text:p>
          </table:table-cell>
          <table:table-cell table:style-name="ce8" office:value-type="string" calcext:value-type="string">
            <text:p>PAKAI</text:p>
          </table:table-cell>
          <table:table-cell table:style-name="ce8" office:value-type="string" calcext:value-type="string">
            <text:p>Blok Sawah</text:p>
          </table:table-cell>
          <table:table-cell table:style-name="ce8" office:value-type="string" calcext:value-type="string">
            <text:p>Manguharjo</text:p>
          </table:table-cell>
          <table:table-cell table:style-name="ce8" office:value-type="float" office:value="6271" calcext:value-type="float">
            <text:p>6271</text:p>
          </table:table-cell>
          <table:table-cell table:style-name="ce13" office:value-type="float" office:value="31041" calcext:value-type="float">
            <text:p>31,041</text:p>
          </table:table-cell>
          <table:table-cell table:style-name="ce13" office:value-type="float" office:value="36302" calcext:value-type="float">
            <text:p>36,302</text:p>
          </table:table-cell>
          <table:table-cell table:style-name="ce1"/>
          <table:table-cell table:style-name="ce21" table:formula="of:=111+([.O63]/60000)" office:value-type="float" office:value="111.51735" calcext:value-type="float">
            <text:p>111.51735</text:p>
          </table:table-cell>
          <table:table-cell table:style-name="ce22" table:formula="of:=7+([.P63]/60000)" office:value-type="float" office:value="7.60503333333333" calcext:value-type="float">
            <text:p>7.60503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63]*(3.14159/180)-[.S63]*(3.14159/180))/2))^2+COS([.U63]*(3.14159/180))*COS([.S63]*(3.14159/180))*SIN((([.T63]*(3.14159/180)-[.R63]*(3.14159/180))/2))^2))" office:value-type="float" office:value="2674.88559888269" calcext:value-type="float">
            <text:p>2,675</text:p>
          </table:table-cell>
          <table:table-cell table:number-columns-repeated="1636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1" office:value-type="float" office:value="2630" calcext:value-type="float">
            <text:p>2630</text:p>
          </table:table-cell>
          <table:table-cell table:style-name="ce7" office:value-type="string" calcext:value-type="string">
            <text:p>NGEGONG</text:p>
          </table:table-cell>
          <table:table-cell table:style-name="ce7" office:value-type="string" calcext:value-type="string">
            <text:p>MANGUHARJO</text:p>
          </table:table-cell>
          <table:table-cell table:style-name="ce7" office:value-type="string" calcext:value-type="string">
            <text:p>PAKAI</text:p>
          </table:table-cell>
          <table:table-cell table:style-name="ce7" office:value-type="string" calcext:value-type="string">
            <text:p>Blok Sawah</text:p>
          </table:table-cell>
          <table:table-cell table:style-name="ce7" office:value-type="string" calcext:value-type="string">
            <text:p>Manguharjo</text:p>
          </table:table-cell>
          <table:table-cell table:style-name="ce7" office:value-type="float" office:value="2630" calcext:value-type="float">
            <text:p>2630</text:p>
          </table:table-cell>
          <table:table-cell table:style-name="ce14" office:value-type="float" office:value="30863" calcext:value-type="float">
            <text:p>30,863</text:p>
          </table:table-cell>
          <table:table-cell table:style-name="ce14" office:value-type="float" office:value="36235" calcext:value-type="float">
            <text:p>36,235</text:p>
          </table:table-cell>
          <table:table-cell table:style-name="ce1"/>
          <table:table-cell table:style-name="ce21" table:formula="of:=111+([.O64]/60000)" office:value-type="float" office:value="111.514383333333" calcext:value-type="float">
            <text:p>111.514383333333</text:p>
          </table:table-cell>
          <table:table-cell table:style-name="ce22" table:formula="of:=7+([.P64]/60000)" office:value-type="float" office:value="7.60391666666667" calcext:value-type="float">
            <text:p>7.6039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64]*(3.14159/180)-[.S64]*(3.14159/180))/2))^2+COS([.U64]*(3.14159/180))*COS([.S64]*(3.14159/180))*SIN((([.T64]*(3.14159/180)-[.R64]*(3.14159/180))/2))^2))" office:value-type="float" office:value="2811.0133175222" calcext:value-type="float">
            <text:p>2,811</text:p>
          </table:table-cell>
          <table:table-cell table:number-columns-repeated="1636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3" office:value-type="float" office:value="3176" calcext:value-type="float">
            <text:p>3176</text:p>
          </table:table-cell>
          <table:table-cell table:style-name="ce8" office:value-type="string" calcext:value-type="string">
            <text:p>SOGATEN</text:p>
          </table:table-cell>
          <table:table-cell table:style-name="ce8" office:value-type="string" calcext:value-type="string">
            <text:p>MANGUHARJO</text:p>
          </table:table-cell>
          <table:table-cell table:style-name="ce8" office:value-type="string" calcext:value-type="string">
            <text:p>PAKAI</text:p>
          </table:table-cell>
          <table:table-cell table:style-name="ce8" office:value-type="string" calcext:value-type="string">
            <text:p>Blok Sawah</text:p>
          </table:table-cell>
          <table:table-cell table:style-name="ce8" office:value-type="string" calcext:value-type="string">
            <text:p>Sogaten</text:p>
          </table:table-cell>
          <table:table-cell table:style-name="ce8" office:value-type="float" office:value="3176" calcext:value-type="float">
            <text:p>3176</text:p>
          </table:table-cell>
          <table:table-cell table:style-name="ce13" office:value-type="float" office:value="31180" calcext:value-type="float">
            <text:p>31,180</text:p>
          </table:table-cell>
          <table:table-cell table:style-name="ce13" office:value-type="float" office:value="36064" calcext:value-type="float">
            <text:p>36,064</text:p>
          </table:table-cell>
          <table:table-cell table:style-name="ce1"/>
          <table:table-cell table:style-name="ce21" table:formula="of:=111+([.O65]/60000)" office:value-type="float" office:value="111.519666666667" calcext:value-type="float">
            <text:p>111.519666666667</text:p>
          </table:table-cell>
          <table:table-cell table:style-name="ce22" table:formula="of:=7+([.P65]/60000)" office:value-type="float" office:value="7.60106666666667" calcext:value-type="float">
            <text:p>7.6010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65]*(3.14159/180)-[.S65]*(3.14159/180))/2))^2+COS([.U65]*(3.14159/180))*COS([.S65]*(3.14159/180))*SIN((([.T65]*(3.14159/180)-[.R65]*(3.14159/180))/2))^2))" office:value-type="float" office:value="3131.25201862907" calcext:value-type="float">
            <text:p>3,131</text:p>
          </table:table-cell>
          <table:table-cell table:number-columns-repeated="1636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1" office:value-type="float" office:value="5720" calcext:value-type="float">
            <text:p>5720</text:p>
          </table:table-cell>
          <table:table-cell table:number-columns-repeated="2" table:style-name="ce7" office:value-type="string" calcext:value-type="string">
            <text:p>MANGUHARJO</text:p>
          </table:table-cell>
          <table:table-cell table:style-name="ce7" office:value-type="string" calcext:value-type="string">
            <text:p>PAKAI</text:p>
          </table:table-cell>
          <table:table-cell table:style-name="ce7" office:value-type="string" calcext:value-type="string">
            <text:p>Blok Sawah</text:p>
          </table:table-cell>
          <table:table-cell table:style-name="ce7" office:value-type="string" calcext:value-type="string">
            <text:p>Manguharjo</text:p>
          </table:table-cell>
          <table:table-cell table:style-name="ce7" office:value-type="float" office:value="5720" calcext:value-type="float">
            <text:p>5720</text:p>
          </table:table-cell>
          <table:table-cell table:style-name="ce14" office:value-type="float" office:value="30204" calcext:value-type="float">
            <text:p>30,204</text:p>
          </table:table-cell>
          <table:table-cell table:style-name="ce14" office:value-type="float" office:value="37264" calcext:value-type="float">
            <text:p>37,264</text:p>
          </table:table-cell>
          <table:table-cell table:style-name="ce1"/>
          <table:table-cell table:style-name="ce21" table:formula="of:=111+([.O66]/60000)" office:value-type="float" office:value="111.5034" calcext:value-type="float">
            <text:p>111.5034</text:p>
          </table:table-cell>
          <table:table-cell table:style-name="ce22" table:formula="of:=7+([.P66]/60000)" office:value-type="float" office:value="7.62106666666667" calcext:value-type="float">
            <text:p>7.6210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66]*(3.14159/180)-[.S66]*(3.14159/180))/2))^2+COS([.U66]*(3.14159/180))*COS([.S66]*(3.14159/180))*SIN((([.T66]*(3.14159/180)-[.R66]*(3.14159/180))/2))^2))" office:value-type="float" office:value="1724.99045688259" calcext:value-type="float">
            <text:p>1,725</text:p>
          </table:table-cell>
          <table:table-cell table:number-columns-repeated="16362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3" office:value-type="float" office:value="6635" calcext:value-type="float">
            <text:p>6635</text:p>
          </table:table-cell>
          <table:table-cell table:style-name="ce8" office:value-type="string" calcext:value-type="string">
            <text:p>KEJURON</text:p>
          </table:table-cell>
          <table:table-cell table:style-name="ce8" office:value-type="string" calcext:value-type="string">
            <text:p>TAMAN</text:p>
          </table:table-cell>
          <table:table-cell table:style-name="ce8" office:value-type="string" calcext:value-type="string">
            <text:p>PAKAI</text:p>
          </table:table-cell>
          <table:table-cell table:style-name="ce8" office:value-type="string" calcext:value-type="string">
            <text:p>Blok Sawah Koci</text:p>
          </table:table-cell>
          <table:table-cell table:style-name="ce8" office:value-type="string" calcext:value-type="string">
            <text:p>Kejuron</text:p>
          </table:table-cell>
          <table:table-cell table:style-name="ce8" office:value-type="float" office:value="6635" calcext:value-type="float">
            <text:p>6635</text:p>
          </table:table-cell>
          <table:table-cell table:style-name="ce13" office:value-type="float" office:value="30042" calcext:value-type="float">
            <text:p>30,042</text:p>
          </table:table-cell>
          <table:table-cell table:style-name="ce13" office:value-type="float" office:value="38418" calcext:value-type="float">
            <text:p>38,418</text:p>
          </table:table-cell>
          <table:table-cell table:style-name="ce1"/>
          <table:table-cell table:style-name="ce21" table:formula="of:=111+([.O67]/60000)" office:value-type="float" office:value="111.5007" calcext:value-type="float">
            <text:p>111.5007</text:p>
          </table:table-cell>
          <table:table-cell table:style-name="ce22" table:formula="of:=7+([.P67]/60000)" office:value-type="float" office:value="7.6403" calcext:value-type="float">
            <text:p>7.640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67]*(3.14159/180)-[.S67]*(3.14159/180))/2))^2+COS([.U67]*(3.14159/180))*COS([.S67]*(3.14159/180))*SIN((([.T67]*(3.14159/180)-[.R67]*(3.14159/180))/2))^2))" office:value-type="float" office:value="2168.88597415235" calcext:value-type="float">
            <text:p>2,169</text:p>
          </table:table-cell>
          <table:table-cell table:number-columns-repeated="16362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1" office:value-type="float" office:value="7745" calcext:value-type="float">
            <text:p>7745</text:p>
          </table:table-cell>
          <table:table-cell table:style-name="ce7" office:value-type="string" calcext:value-type="string">
            <text:p>KEJURON</text:p>
          </table:table-cell>
          <table:table-cell table:style-name="ce7" office:value-type="string" calcext:value-type="string">
            <text:p>TAMAN</text:p>
          </table:table-cell>
          <table:table-cell table:style-name="ce7" office:value-type="string" calcext:value-type="string">
            <text:p>PAKAI</text:p>
          </table:table-cell>
          <table:table-cell table:style-name="ce7" office:value-type="string" calcext:value-type="string">
            <text:p>Blok sawah</text:p>
          </table:table-cell>
          <table:table-cell table:style-name="ce7" office:value-type="string" calcext:value-type="string">
            <text:p>Mojorejo</text:p>
          </table:table-cell>
          <table:table-cell table:style-name="ce7" office:value-type="float" office:value="7745" calcext:value-type="float">
            <text:p>7745</text:p>
          </table:table-cell>
          <table:table-cell table:style-name="ce14" office:value-type="float" office:value="30225" calcext:value-type="float">
            <text:p>30,225</text:p>
          </table:table-cell>
          <table:table-cell table:style-name="ce14" office:value-type="float" office:value="38133" calcext:value-type="float">
            <text:p>38,133</text:p>
          </table:table-cell>
          <table:table-cell table:style-name="ce1"/>
          <table:table-cell table:style-name="ce21" table:formula="of:=111+([.O68]/60000)" office:value-type="float" office:value="111.50375" calcext:value-type="float">
            <text:p>111.50375</text:p>
          </table:table-cell>
          <table:table-cell table:style-name="ce22" table:formula="of:=7+([.P68]/60000)" office:value-type="float" office:value="7.63555" calcext:value-type="float">
            <text:p>7.6355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68]*(3.14159/180)-[.S68]*(3.14159/180))/2))^2+COS([.U68]*(3.14159/180))*COS([.S68]*(3.14159/180))*SIN((([.T68]*(3.14159/180)-[.R68]*(3.14159/180))/2))^2))" office:value-type="float" office:value="1607.98827070236" calcext:value-type="float">
            <text:p>1,608</text:p>
          </table:table-cell>
          <table:table-cell table:number-columns-repeated="16362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6" office:value-type="float" office:value="2370" calcext:value-type="float">
            <text:p>2370</text:p>
          </table:table-cell>
          <table:table-cell table:style-name="ce9" office:value-type="string" calcext:value-type="string">
            <text:p>KEJURON</text:p>
          </table:table-cell>
          <table:table-cell table:style-name="ce9" office:value-type="string" calcext:value-type="string">
            <text:p>TAMAN</text:p>
          </table:table-cell>
          <table:table-cell table:style-name="ce9" office:value-type="string" calcext:value-type="string">
            <text:p>PAKAI</text:p>
          </table:table-cell>
          <table:table-cell table:style-name="ce9" office:value-type="string" calcext:value-type="string">
            <text:p>Blok Sawah Koci</text:p>
          </table:table-cell>
          <table:table-cell table:style-name="ce9" office:value-type="string" calcext:value-type="string">
            <text:p>Mojorejo</text:p>
          </table:table-cell>
          <table:table-cell table:style-name="ce9" office:value-type="float" office:value="2370" calcext:value-type="float">
            <text:p>2370</text:p>
          </table:table-cell>
          <table:table-cell table:style-name="ce18" office:value-type="float" office:value="30312" calcext:value-type="float">
            <text:p>30,312</text:p>
          </table:table-cell>
          <table:table-cell table:style-name="ce18" office:value-type="float" office:value="38194" calcext:value-type="float">
            <text:p>38,194</text:p>
          </table:table-cell>
          <table:table-cell table:style-name="ce1"/>
          <table:table-cell table:style-name="ce21" table:formula="of:=111+([.O69]/60000)" office:value-type="float" office:value="111.5052" calcext:value-type="float">
            <text:p>111.5052</text:p>
          </table:table-cell>
          <table:table-cell table:style-name="ce22" table:formula="of:=7+([.P69]/60000)" office:value-type="float" office:value="7.63656666666667" calcext:value-type="float">
            <text:p>7.6365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69]*(3.14159/180)-[.S69]*(3.14159/180))/2))^2+COS([.U69]*(3.14159/180))*COS([.S69]*(3.14159/180))*SIN((([.T69]*(3.14159/180)-[.R69]*(3.14159/180))/2))^2))" office:value-type="float" office:value="1525.40233402417" calcext:value-type="float">
            <text:p>1,525</text:p>
          </table:table-cell>
          <table:table-cell table:number-columns-repeated="16362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1" office:value-type="float" office:value="6065" calcext:value-type="float">
            <text:p>6065</text:p>
          </table:table-cell>
          <table:table-cell table:style-name="ce7" office:value-type="string" calcext:value-type="string">
            <text:p>KEJURON</text:p>
          </table:table-cell>
          <table:table-cell table:style-name="ce7" office:value-type="string" calcext:value-type="string">
            <text:p>TAMAN</text:p>
          </table:table-cell>
          <table:table-cell table:style-name="ce7" office:value-type="string" calcext:value-type="string">
            <text:p>PAKAI</text:p>
          </table:table-cell>
          <table:table-cell table:style-name="ce7" office:value-type="string" calcext:value-type="string">
            <text:p>Blok Sawah Koci</text:p>
          </table:table-cell>
          <table:table-cell table:style-name="ce7" office:value-type="string" calcext:value-type="string">
            <text:p>Mojorejo</text:p>
          </table:table-cell>
          <table:table-cell table:style-name="ce7" office:value-type="float" office:value="6065" calcext:value-type="float">
            <text:p>6065</text:p>
          </table:table-cell>
          <table:table-cell table:style-name="ce14" office:value-type="float" office:value="29877" calcext:value-type="float">
            <text:p>29,877</text:p>
          </table:table-cell>
          <table:table-cell table:style-name="ce14" office:value-type="float" office:value="38175" calcext:value-type="float">
            <text:p>38,175</text:p>
          </table:table-cell>
          <table:table-cell table:style-name="ce1"/>
          <table:table-cell table:style-name="ce21" table:formula="of:=111+([.O70]/60000)" office:value-type="float" office:value="111.49795" calcext:value-type="float">
            <text:p>111.49795</text:p>
          </table:table-cell>
          <table:table-cell table:style-name="ce22" table:formula="of:=7+([.P70]/60000)" office:value-type="float" office:value="7.63625" calcext:value-type="float">
            <text:p>7.6362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70]*(3.14159/180)-[.S70]*(3.14159/180))/2))^2+COS([.U70]*(3.14159/180))*COS([.S70]*(3.14159/180))*SIN((([.T70]*(3.14159/180)-[.R70]*(3.14159/180))/2))^2))" office:value-type="float" office:value="2225.06378048202" calcext:value-type="float">
            <text:p>2,225</text:p>
          </table:table-cell>
          <table:table-cell table:number-columns-repeated="16362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usat</text:p>
          </table:table-cell>
          <table:table-cell table:style-name="ce1" office:value-type="string" calcext:value-type="string">
            <text:p>Strategis</text:p>
          </table:table-cell>
          <table:table-cell table:style-name="ce20" office:value-type="string" calcext:value-type="string">
            <text:p>Kosong</text:p>
          </table:table-cell>
          <table:table-cell table:style-name="ce30" office:value-type="float" office:value="1945" calcext:value-type="float">
            <text:p>1945</text:p>
          </table:table-cell>
          <table:table-cell table:style-name="ce1" office:value-type="string" calcext:value-type="string">
            <text:p>MADIUN LOR</text:p>
          </table:table-cell>
          <table:table-cell table:style-name="ce1" office:value-type="string" calcext:value-type="string">
            <text:p>MANGU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Jawa</text:p>
          </table:table-cell>
          <table:table-cell table:style-name="ce1"/>
          <table:table-cell table:style-name="ce1" office:value-type="float" office:value="1945" calcext:value-type="float">
            <text:p>1945</text:p>
          </table:table-cell>
          <table:table-cell table:style-name="ce16" office:value-type="float" office:value="31404" calcext:value-type="float">
            <text:p>31,404</text:p>
          </table:table-cell>
          <table:table-cell table:style-name="ce16" office:value-type="float" office:value="37392" calcext:value-type="float">
            <text:p>37,392</text:p>
          </table:table-cell>
          <table:table-cell table:style-name="ce1"/>
          <table:table-cell table:style-name="ce21" table:formula="of:=111+([.O71]/60000)" office:value-type="float" office:value="111.5234" calcext:value-type="float">
            <text:p>111.5234</text:p>
          </table:table-cell>
          <table:table-cell table:style-name="ce22" table:formula="of:=7+([.P71]/60000)" office:value-type="float" office:value="7.6232" calcext:value-type="float">
            <text:p>7.6232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71]*(3.14159/180)-[.S71]*(3.14159/180))/2))^2+COS([.U71]*(3.14159/180))*COS([.S71]*(3.14159/180))*SIN((([.T71]*(3.14159/180)-[.R71]*(3.14159/180))/2))^2))" office:value-type="float" office:value="978.277767245712" calcext:value-type="float">
            <text:p>978</text:p>
          </table:table-cell>
          <table:table-cell table:number-columns-repeated="16362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usat</text:p>
          </table:table-cell>
          <table:table-cell table:style-name="ce1" office:value-type="string" calcext:value-type="string">
            <text:p>Strategis</text:p>
          </table:table-cell>
          <table:table-cell table:style-name="ce1" office:value-type="string" calcext:value-type="string">
            <text:p>Kosong</text:p>
          </table:table-cell>
          <table:table-cell table:style-name="ce30" office:value-type="float" office:value="1700" calcext:value-type="float">
            <text:p>1700</text:p>
          </table:table-cell>
          <table:table-cell table:style-name="ce1" office:value-type="string" calcext:value-type="string">
            <text:p>MADIUN LOR</text:p>
          </table:table-cell>
          <table:table-cell table:style-name="ce1" office:value-type="string" calcext:value-type="string">
            <text:p>MANGU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Pahlawan</text:p>
          </table:table-cell>
          <table:table-cell table:style-name="ce1" office:value-type="string" calcext:value-type="string">
            <text:p>Madiun Lor</text:p>
          </table:table-cell>
          <table:table-cell table:style-name="ce1" office:value-type="float" office:value="1700" calcext:value-type="float">
            <text:p>1700</text:p>
          </table:table-cell>
          <table:table-cell table:style-name="ce16" office:value-type="float" office:value="31210" calcext:value-type="float">
            <text:p>31,210</text:p>
          </table:table-cell>
          <table:table-cell table:style-name="ce16" office:value-type="float" office:value="37340" calcext:value-type="float">
            <text:p>37,340</text:p>
          </table:table-cell>
          <table:table-cell table:style-name="ce1"/>
          <table:table-cell table:style-name="ce21" table:formula="of:=111+([.O72]/60000)" office:value-type="float" office:value="111.520166666667" calcext:value-type="float">
            <text:p>111.520166666667</text:p>
          </table:table-cell>
          <table:table-cell table:style-name="ce22" table:formula="of:=7+([.P72]/60000)" office:value-type="float" office:value="7.62233333333333" calcext:value-type="float">
            <text:p>7.62233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72]*(3.14159/180)-[.S72]*(3.14159/180))/2))^2+COS([.U72]*(3.14159/180))*COS([.S72]*(3.14159/180))*SIN((([.T72]*(3.14159/180)-[.R72]*(3.14159/180))/2))^2))" office:value-type="float" office:value="837.237651224075" calcext:value-type="float">
            <text:p>837</text:p>
          </table:table-cell>
          <table:table-cell table:number-columns-repeated="16362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usat</text:p>
          </table:table-cell>
          <table:table-cell table:style-name="ce1" office:value-type="string" calcext:value-type="string">
            <text:p>Strategis</text:p>
          </table:table-cell>
          <table:table-cell table:style-name="ce1" office:value-type="string" calcext:value-type="string">
            <text:p>Kosong</text:p>
          </table:table-cell>
          <table:table-cell table:style-name="ce30" office:value-type="float" office:value="1624" calcext:value-type="float">
            <text:p>1624</text:p>
          </table:table-cell>
          <table:table-cell table:style-name="ce1" office:value-type="string" calcext:value-type="string">
            <text:p>MADIUN LOR</text:p>
          </table:table-cell>
          <table:table-cell table:style-name="ce1" office:value-type="string" calcext:value-type="string">
            <text:p>MANGU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Pahlawan</text:p>
          </table:table-cell>
          <table:table-cell table:style-name="ce1" office:value-type="string" calcext:value-type="string">
            <text:p>Madiun Lor</text:p>
          </table:table-cell>
          <table:table-cell table:style-name="ce1" office:value-type="float" office:value="1624" calcext:value-type="float">
            <text:p>1624</text:p>
          </table:table-cell>
          <table:table-cell table:style-name="ce16" office:value-type="float" office:value="31186" calcext:value-type="float">
            <text:p>31,186</text:p>
          </table:table-cell>
          <table:table-cell table:style-name="ce16" office:value-type="float" office:value="37337" calcext:value-type="float">
            <text:p>37,337</text:p>
          </table:table-cell>
          <table:table-cell table:style-name="ce1"/>
          <table:table-cell table:style-name="ce21" table:formula="of:=111+([.O73]/60000)" office:value-type="float" office:value="111.519766666667" calcext:value-type="float">
            <text:p>111.519766666667</text:p>
          </table:table-cell>
          <table:table-cell table:style-name="ce22" table:formula="of:=7+([.P73]/60000)" office:value-type="float" office:value="7.62228333333333" calcext:value-type="float">
            <text:p>7.62228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73]*(3.14159/180)-[.S73]*(3.14159/180))/2))^2+COS([.U73]*(3.14159/180))*COS([.S73]*(3.14159/180))*SIN((([.T73]*(3.14159/180)-[.R73]*(3.14159/180))/2))^2))" office:value-type="float" office:value="823.754820263144" calcext:value-type="float">
            <text:p>824</text:p>
          </table:table-cell>
          <table:table-cell table:number-columns-repeated="16362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usat</text:p>
          </table:table-cell>
          <table:table-cell table:style-name="ce1" office:value-type="string" calcext:value-type="string">
            <text:p>Strategis</text:p>
          </table:table-cell>
          <table:table-cell table:style-name="ce1" office:value-type="string" calcext:value-type="string">
            <text:p>Kosong</text:p>
          </table:table-cell>
          <table:table-cell table:style-name="ce30" office:value-type="float" office:value="2074" calcext:value-type="float">
            <text:p>2074</text:p>
          </table:table-cell>
          <table:table-cell table:style-name="ce1" office:value-type="string" calcext:value-type="string">
            <text:p>PANGONGANGAN</text:p>
          </table:table-cell>
          <table:table-cell table:style-name="ce1" office:value-type="string" calcext:value-type="string">
            <text:p>MANGU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ALAN PAHLAWAN</text:p>
          </table:table-cell>
          <table:table-cell table:style-name="ce1" office:value-type="string" calcext:value-type="string">
            <text:p>ASET KOTA</text:p>
          </table:table-cell>
          <table:table-cell table:style-name="ce1" office:value-type="float" office:value="2074" calcext:value-type="float">
            <text:p>2074</text:p>
          </table:table-cell>
          <table:table-cell table:style-name="ce16" office:value-type="float" office:value="31189" calcext:value-type="float">
            <text:p>31,189</text:p>
          </table:table-cell>
          <table:table-cell table:style-name="ce16" office:value-type="float" office:value="37477" calcext:value-type="float">
            <text:p>37,477</text:p>
          </table:table-cell>
          <table:table-cell table:style-name="ce1"/>
          <table:table-cell table:style-name="ce21" table:formula="of:=111+([.O74]/60000)" office:value-type="float" office:value="111.519816666667" calcext:value-type="float">
            <text:p>111.519816666667</text:p>
          </table:table-cell>
          <table:table-cell table:style-name="ce22" table:formula="of:=7+([.P74]/60000)" office:value-type="float" office:value="7.62461666666667" calcext:value-type="float">
            <text:p>7.6246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74]*(3.14159/180)-[.S74]*(3.14159/180))/2))^2+COS([.U74]*(3.14159/180))*COS([.S74]*(3.14159/180))*SIN((([.T74]*(3.14159/180)-[.R74]*(3.14159/180))/2))^2))" office:value-type="float" office:value="597.64622775148" calcext:value-type="float">
            <text:p>598</text:p>
          </table:table-cell>
          <table:table-cell table:number-columns-repeated="16362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3" office:value-type="float" office:value="2786" calcext:value-type="float">
            <text:p>2786</text:p>
          </table:table-cell>
          <table:table-cell table:style-name="ce8" office:value-type="string" calcext:value-type="string">
            <text:p>KANIGORO</text:p>
          </table:table-cell>
          <table:table-cell table:style-name="ce8" office:value-type="string" calcext:value-type="string">
            <text:p>KARTOHARJO</text:p>
          </table:table-cell>
          <table:table-cell table:style-name="ce8" office:value-type="string" calcext:value-type="string">
            <text:p>MILIK</text:p>
          </table:table-cell>
          <table:table-cell table:style-name="ce8" office:value-type="string" calcext:value-type="string">
            <text:p>Jl. Sri Sedono</text:p>
          </table:table-cell>
          <table:table-cell table:style-name="ce8" office:value-type="string" calcext:value-type="string">
            <text:p>KANIGORO</text:p>
          </table:table-cell>
          <table:table-cell table:style-name="ce8" office:value-type="float" office:value="2786" calcext:value-type="float">
            <text:p>2786</text:p>
          </table:table-cell>
          <table:table-cell table:style-name="ce13" office:value-type="float" office:value="33124" calcext:value-type="float">
            <text:p>33,124</text:p>
          </table:table-cell>
          <table:table-cell table:style-name="ce13" office:value-type="float" office:value="38056" calcext:value-type="float">
            <text:p>38,056</text:p>
          </table:table-cell>
          <table:table-cell table:style-name="ce1"/>
          <table:table-cell table:style-name="ce21" table:formula="of:=111+([.O75]/60000)" office:value-type="float" office:value="111.552066666667" calcext:value-type="float">
            <text:p>111.552066666667</text:p>
          </table:table-cell>
          <table:table-cell table:style-name="ce22" table:formula="of:=7+([.P75]/60000)" office:value-type="float" office:value="7.63426666666667" calcext:value-type="float">
            <text:p>7.6342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75]*(3.14159/180)-[.S75]*(3.14159/180))/2))^2+COS([.U75]*(3.14159/180))*COS([.S75]*(3.14159/180))*SIN((([.T75]*(3.14159/180)-[.R75]*(3.14159/180))/2))^2))" office:value-type="float" office:value="3929.24279184861" calcext:value-type="float">
            <text:p>3,929</text:p>
          </table:table-cell>
          <table:table-cell table:number-columns-repeated="16362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3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3" office:value-type="float" office:value="4000" calcext:value-type="float">
            <text:p>4000</text:p>
          </table:table-cell>
          <table:table-cell table:style-name="ce1" table:number-columns-repeated="2"/>
          <table:table-cell table:style-name="ce1" office:value-type="string" calcext:value-type="string">
            <text:p>HPL</text:p>
          </table:table-cell>
          <table:table-cell table:style-name="ce1"/>
          <table:table-cell table:style-name="ce3" office:value-type="string" calcext:value-type="string">
            <text:p>BUMD</text:p>
          </table:table-cell>
          <table:table-cell table:style-name="ce12" office:value-type="float" office:value="4000" calcext:value-type="float">
            <text:p>4000</text:p>
          </table:table-cell>
          <table:table-cell table:style-name="ce15" office:value-type="float" office:value="111.52828" calcext:value-type="float">
            <text:p>111.52828</text:p>
          </table:table-cell>
          <table:table-cell table:style-name="ce17" office:value-type="float" office:value="-7.644049" calcext:value-type="float">
            <text:p>-7.644049</text:p>
          </table:table-cell>
          <table:table-cell table:style-name="ce1" office:value-type="string" calcext:value-type="string">
            <text:p>Sewa - Kabupaten</text:p>
          </table:table-cell>
          <table:table-cell table:style-name="ce15" office:value-type="float" office:value="111.52828" calcext:value-type="float">
            <text:p>111.52828</text:p>
          </table:table-cell>
          <table:table-cell table:style-name="ce17" office:value-type="float" office:value="7.644049" calcext:value-type="float">
            <text:p>7.644049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76]*(3.14159/180)-[.S76]*(3.14159/180))/2))^2+COS([.U76]*(3.14159/180))*COS([.S76]*(3.14159/180))*SIN((([.T76]*(3.14159/180)-[.R76]*(3.14159/180))/2))^2))" office:value-type="float" office:value="2090.47530530798" calcext:value-type="float">
            <text:p>2,090</text:p>
          </table:table-cell>
          <table:table-cell table:number-columns-repeated="16362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table:style-name="ce1" office:value-type="string" calcext:value-type="string">
            <text:p>Sedang</text:p>
          </table:table-cell>
          <table:table-cell table:style-name="ce31" office:value-type="float" office:value="599" calcext:value-type="float">
            <text:p>599</text:p>
          </table:table-cell>
          <table:table-cell table:style-name="ce7" office:value-type="string" calcext:value-type="string">
            <text:p>BANJAREJO</text:p>
          </table:table-cell>
          <table:table-cell table:style-name="ce7" office:value-type="string" calcext:value-type="string">
            <text:p>TAMAN</text:p>
          </table:table-cell>
          <table:table-cell table:style-name="ce7" office:value-type="string" calcext:value-type="string">
            <text:p>PAKAI</text:p>
          </table:table-cell>
          <table:table-cell table:style-name="ce7"/>
          <table:table-cell table:style-name="ce7" office:value-type="string" calcext:value-type="string">
            <text:p>UPTD TAMAN</text:p>
          </table:table-cell>
          <table:table-cell table:style-name="ce7" office:value-type="float" office:value="599" calcext:value-type="float">
            <text:p>599</text:p>
          </table:table-cell>
          <table:table-cell table:style-name="ce14" office:value-type="float" office:value="31787" calcext:value-type="float">
            <text:p>31,787</text:p>
          </table:table-cell>
          <table:table-cell table:style-name="ce14" office:value-type="float" office:value="38986" calcext:value-type="float">
            <text:p>38,986</text:p>
          </table:table-cell>
          <table:table-cell table:style-name="ce1"/>
          <table:table-cell table:style-name="ce21" table:formula="of:=111+([.O77]/60000)" office:value-type="float" office:value="111.529783333333" calcext:value-type="float">
            <text:p>111.529783333333</text:p>
          </table:table-cell>
          <table:table-cell table:style-name="ce22" table:formula="of:=7+([.P77]/60000)" office:value-type="float" office:value="7.64976666666667" calcext:value-type="float">
            <text:p>7.6497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77]*(3.14159/180)-[.S77]*(3.14159/180))/2))^2+COS([.U77]*(3.14159/180))*COS([.S77]*(3.14159/180))*SIN((([.T77]*(3.14159/180)-[.R77]*(3.14159/180))/2))^2))" office:value-type="float" office:value="2708.68876736775" calcext:value-type="float">
            <text:p>2,709</text:p>
          </table:table-cell>
          <table:table-cell table:number-columns-repeated="16362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1" office:value-type="string" calcext:value-type="string">
            <text:p>Bagus</text:p>
          </table:table-cell>
          <table:table-cell table:style-name="ce30" office:value-type="float" office:value="754" calcext:value-type="float">
            <text:p>754</text:p>
          </table:table-cell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HPL</text:p>
          </table:table-cell>
          <table:table-cell table:style-name="ce1" office:value-type="string" calcext:value-type="string">
            <text:p>Jl. Diponegoro No. 34</text:p>
          </table:table-cell>
          <table:table-cell table:style-name="ce1" office:value-type="string" calcext:value-type="string">
            <text:p>DKK</text:p>
          </table:table-cell>
          <table:table-cell table:style-name="ce1" office:value-type="float" office:value="754" calcext:value-type="float">
            <text:p>754</text:p>
          </table:table-cell>
          <table:table-cell table:style-name="ce16" office:value-type="float" office:value="31782" calcext:value-type="float">
            <text:p>31,782</text:p>
          </table:table-cell>
          <table:table-cell table:style-name="ce16" office:value-type="float" office:value="37408" calcext:value-type="float">
            <text:p>37,408</text:p>
          </table:table-cell>
          <table:table-cell table:style-name="ce1"/>
          <table:table-cell table:style-name="ce21" table:formula="of:=111+([.O78]/60000)" office:value-type="float" office:value="111.5297" calcext:value-type="float">
            <text:p>111.5297</text:p>
          </table:table-cell>
          <table:table-cell table:style-name="ce22" table:formula="of:=7+([.P78]/60000)" office:value-type="float" office:value="7.62346666666667" calcext:value-type="float">
            <text:p>7.6234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78]*(3.14159/180)-[.S78]*(3.14159/180))/2))^2+COS([.U78]*(3.14159/180))*COS([.S78]*(3.14159/180))*SIN((([.T78]*(3.14159/180)-[.R78]*(3.14159/180))/2))^2))" office:value-type="float" office:value="1552.84035831629" calcext:value-type="float">
            <text:p>1,553</text:p>
          </table:table-cell>
          <table:table-cell table:number-columns-repeated="16362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1" office:value-type="string" calcext:value-type="string">
            <text:p>Bagus</text:p>
          </table:table-cell>
          <table:table-cell table:style-name="ce30" office:value-type="float" office:value="229" calcext:value-type="float">
            <text:p>229</text:p>
          </table:table-cell>
          <table:table-cell table:style-name="ce1" office:value-type="string" calcext:value-type="string">
            <text:p>JOSENAN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Tilampil</text:p>
          </table:table-cell>
          <table:table-cell table:style-name="ce1" office:value-type="string" calcext:value-type="string">
            <text:p>DKK</text:p>
          </table:table-cell>
          <table:table-cell table:style-name="ce1" office:value-type="float" office:value="229" calcext:value-type="float">
            <text:p>229</text:p>
          </table:table-cell>
          <table:table-cell table:style-name="ce16" office:value-type="float" office:value="30952" calcext:value-type="float">
            <text:p>30,952</text:p>
          </table:table-cell>
          <table:table-cell table:style-name="ce16" office:value-type="float" office:value="39189" calcext:value-type="float">
            <text:p>39,189</text:p>
          </table:table-cell>
          <table:table-cell table:style-name="ce1"/>
          <table:table-cell table:style-name="ce21" table:formula="of:=111+([.O79]/60000)" office:value-type="float" office:value="111.515866666667" calcext:value-type="float">
            <text:p>111.515866666667</text:p>
          </table:table-cell>
          <table:table-cell table:style-name="ce22" table:formula="of:=7+([.P79]/60000)" office:value-type="float" office:value="7.65315" calcext:value-type="float">
            <text:p>7.6531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79]*(3.14159/180)-[.S79]*(3.14159/180))/2))^2+COS([.U79]*(3.14159/180))*COS([.S79]*(3.14159/180))*SIN((([.T79]*(3.14159/180)-[.R79]*(3.14159/180))/2))^2))" office:value-type="float" office:value="2678.10209267162" calcext:value-type="float">
            <text:p>2,678</text:p>
          </table:table-cell>
          <table:table-cell table:number-columns-repeated="16362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1" office:value-type="string" calcext:value-type="string">
            <text:p>Bagus</text:p>
          </table:table-cell>
          <table:table-cell table:style-name="ce30" office:value-type="float" office:value="270" calcext:value-type="float">
            <text:p>270</text:p>
          </table:table-cell>
          <table:table-cell table:style-name="ce1" office:value-type="string" calcext:value-type="string">
            <text:p>MADIUN LOR</text:p>
          </table:table-cell>
          <table:table-cell table:style-name="ce1" office:value-type="string" calcext:value-type="string">
            <text:p>MANGU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Candi Sewu</text:p>
          </table:table-cell>
          <table:table-cell table:style-name="ce1" office:value-type="string" calcext:value-type="string">
            <text:p>DKK</text:p>
          </table:table-cell>
          <table:table-cell table:style-name="ce1" office:value-type="float" office:value="270" calcext:value-type="float">
            <text:p>270</text:p>
          </table:table-cell>
          <table:table-cell table:style-name="ce16" office:value-type="float" office:value="31302" calcext:value-type="float">
            <text:p>31,302</text:p>
          </table:table-cell>
          <table:table-cell table:style-name="ce16" office:value-type="float" office:value="36899" calcext:value-type="float">
            <text:p>36,899</text:p>
          </table:table-cell>
          <table:table-cell table:style-name="ce1"/>
          <table:table-cell table:style-name="ce21" table:formula="of:=111+([.O80]/60000)" office:value-type="float" office:value="111.5217" calcext:value-type="float">
            <text:p>111.5217</text:p>
          </table:table-cell>
          <table:table-cell table:style-name="ce22" table:formula="of:=7+([.P80]/60000)" office:value-type="float" office:value="7.61498333333333" calcext:value-type="float">
            <text:p>7.61498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80]*(3.14159/180)-[.S80]*(3.14159/180))/2))^2+COS([.U80]*(3.14159/180))*COS([.S80]*(3.14159/180))*SIN((([.T80]*(3.14159/180)-[.R80]*(3.14159/180))/2))^2))" office:value-type="float" office:value="1658.21360931701" calcext:value-type="float">
            <text:p>1,658</text:p>
          </table:table-cell>
          <table:table-cell table:number-columns-repeated="16362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1" office:value-type="string" calcext:value-type="string">
            <text:p>Bagus</text:p>
          </table:table-cell>
          <table:table-cell table:style-name="ce30" office:value-type="float" office:value="2379" calcext:value-type="float">
            <text:p>2379</text:p>
          </table:table-cell>
          <table:table-cell table:style-name="ce1" office:value-type="string" calcext:value-type="string">
            <text:p>NAMBANGAN KIDUL</text:p>
          </table:table-cell>
          <table:table-cell table:style-name="ce1" office:value-type="string" calcext:value-type="string">
            <text:p>MANGU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Trunojoyo</text:p>
          </table:table-cell>
          <table:table-cell table:style-name="ce1" office:value-type="string" calcext:value-type="string">
            <text:p>DKK</text:p>
          </table:table-cell>
          <table:table-cell table:style-name="ce1" office:value-type="float" office:value="2379" calcext:value-type="float">
            <text:p>2379</text:p>
          </table:table-cell>
          <table:table-cell table:style-name="ce16" office:value-type="float" office:value="31053" calcext:value-type="float">
            <text:p>31,053</text:p>
          </table:table-cell>
          <table:table-cell table:style-name="ce16" office:value-type="float" office:value="38709" calcext:value-type="float">
            <text:p>38,709</text:p>
          </table:table-cell>
          <table:table-cell table:style-name="ce1"/>
          <table:table-cell table:style-name="ce21" table:formula="of:=111+([.O81]/60000)" office:value-type="float" office:value="111.51755" calcext:value-type="float">
            <text:p>111.51755</text:p>
          </table:table-cell>
          <table:table-cell table:style-name="ce22" table:formula="of:=7+([.P81]/60000)" office:value-type="float" office:value="7.64515" calcext:value-type="float">
            <text:p>7.6451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81]*(3.14159/180)-[.S81]*(3.14159/180))/2))^2+COS([.U81]*(3.14159/180))*COS([.S81]*(3.14159/180))*SIN((([.T81]*(3.14159/180)-[.R81]*(3.14159/180))/2))^2))" office:value-type="float" office:value="1788.47842308245" calcext:value-type="float">
            <text:p>1,788</text:p>
          </table:table-cell>
          <table:table-cell table:number-columns-repeated="16362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1" office:value-type="string" calcext:value-type="string">
            <text:p>Bagus</text:p>
          </table:table-cell>
          <table:table-cell table:style-name="ce30" office:value-type="float" office:value="90" calcext:value-type="float">
            <text:p>90</text:p>
          </table:table-cell>
          <table:table-cell table:style-name="ce1" office:value-type="string" calcext:value-type="string">
            <text:p>NAMBANGAN LOR</text:p>
          </table:table-cell>
          <table:table-cell table:style-name="ce1" office:value-type="string" calcext:value-type="string">
            <text:p>MANGU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Agus Salim</text:p>
          </table:table-cell>
          <table:table-cell table:style-name="ce1" office:value-type="string" calcext:value-type="string">
            <text:p>DKK</text:p>
          </table:table-cell>
          <table:table-cell table:style-name="ce1" office:value-type="float" office:value="90" calcext:value-type="float">
            <text:p>90</text:p>
          </table:table-cell>
          <table:table-cell table:style-name="ce16" office:value-type="float" office:value="31023" calcext:value-type="float">
            <text:p>31,023</text:p>
          </table:table-cell>
          <table:table-cell table:style-name="ce16" office:value-type="float" office:value="38078" calcext:value-type="float">
            <text:p>38,078</text:p>
          </table:table-cell>
          <table:table-cell table:style-name="ce1"/>
          <table:table-cell table:style-name="ce21" table:formula="of:=111+([.O82]/60000)" office:value-type="float" office:value="111.51705" calcext:value-type="float">
            <text:p>111.51705</text:p>
          </table:table-cell>
          <table:table-cell table:style-name="ce22" table:formula="of:=7+([.P82]/60000)" office:value-type="float" office:value="7.63463333333333" calcext:value-type="float">
            <text:p>7.63463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82]*(3.14159/180)-[.S82]*(3.14159/180))/2))^2+COS([.U82]*(3.14159/180))*COS([.S82]*(3.14159/180))*SIN((([.T82]*(3.14159/180)-[.R82]*(3.14159/180))/2))^2))" office:value-type="float" office:value="617.783097535283" calcext:value-type="float">
            <text:p>618</text:p>
          </table:table-cell>
          <table:table-cell table:number-columns-repeated="16362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1" office:value-type="string" calcext:value-type="string">
            <text:p>Bagus</text:p>
          </table:table-cell>
          <table:table-cell table:style-name="ce30" office:value-type="float" office:value="366" calcext:value-type="float">
            <text:p>366</text:p>
          </table:table-cell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DKK</text:p>
          </table:table-cell>
          <table:table-cell table:style-name="ce1" office:value-type="float" office:value="366" calcext:value-type="float">
            <text:p>366</text:p>
          </table:table-cell>
          <table:table-cell table:style-name="ce16" office:value-type="float" office:value="32009" calcext:value-type="float">
            <text:p>32,009</text:p>
          </table:table-cell>
          <table:table-cell table:style-name="ce16" office:value-type="float" office:value="37435" calcext:value-type="float">
            <text:p>37,435</text:p>
          </table:table-cell>
          <table:table-cell table:style-name="ce1"/>
          <table:table-cell table:style-name="ce21" table:formula="of:=111+([.O83]/60000)" office:value-type="float" office:value="111.533483333333" calcext:value-type="float">
            <text:p>111.533483333333</text:p>
          </table:table-cell>
          <table:table-cell table:style-name="ce22" table:formula="of:=7+([.P83]/60000)" office:value-type="float" office:value="7.62391666666667" calcext:value-type="float">
            <text:p>7.6239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83]*(3.14159/180)-[.S83]*(3.14159/180))/2))^2+COS([.U83]*(3.14159/180))*COS([.S83]*(3.14159/180))*SIN((([.T83]*(3.14159/180)-[.R83]*(3.14159/180))/2))^2))" office:value-type="float" office:value="1926.34342509132" calcext:value-type="float">
            <text:p>1,926</text:p>
          </table:table-cell>
          <table:table-cell table:number-columns-repeated="16362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Kantor</text:p>
          </table:table-cell>
          <table:table-cell table:style-name="ce1" office:value-type="string" calcext:value-type="string">
            <text:p>Pinggir</text:p>
          </table:table-cell>
          <table:table-cell table:style-name="ce1" office:value-type="string" calcext:value-type="string">
            <text:p>Sedang</text:p>
          </table:table-cell>
          <table:table-cell table:style-name="ce1" office:value-type="string" calcext:value-type="string">
            <text:p>Bagus</text:p>
          </table:table-cell>
          <table:table-cell table:style-name="ce30" office:value-type="float" office:value="997" calcext:value-type="float">
            <text:p>997</text:p>
          </table:table-cell>
          <table:table-cell table:style-name="ce1" office:value-type="string" calcext:value-type="string">
            <text:p>MOJOREJO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Dr. Setia Budi</text:p>
          </table:table-cell>
          <table:table-cell table:style-name="ce1" office:value-type="string" calcext:value-type="string">
            <text:p>Mojorejo</text:p>
          </table:table-cell>
          <table:table-cell table:style-name="ce1" office:value-type="float" office:value="997" calcext:value-type="float">
            <text:p>997</text:p>
          </table:table-cell>
          <table:table-cell table:style-name="ce16" office:value-type="float" office:value="32102" calcext:value-type="float">
            <text:p>32,102</text:p>
          </table:table-cell>
          <table:table-cell table:style-name="ce16" office:value-type="float" office:value="37965" calcext:value-type="float">
            <text:p>37,965</text:p>
          </table:table-cell>
          <table:table-cell table:style-name="ce1"/>
          <table:table-cell table:style-name="ce21" table:formula="of:=111+([.O84]/60000)" office:value-type="float" office:value="111.535033333333" calcext:value-type="float">
            <text:p>111.535033333333</text:p>
          </table:table-cell>
          <table:table-cell table:style-name="ce22" table:formula="of:=7+([.P84]/60000)" office:value-type="float" office:value="7.63275" calcext:value-type="float">
            <text:p>7.6327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84]*(3.14159/180)-[.S84]*(3.14159/180))/2))^2+COS([.U84]*(3.14159/180))*COS([.S84]*(3.14159/180))*SIN((([.T84]*(3.14159/180)-[.R84]*(3.14159/180))/2))^2))" office:value-type="float" office:value="2050.44901008627" calcext:value-type="float">
            <text:p>2,050</text:p>
          </table:table-cell>
          <table:table-cell table:number-columns-repeated="1636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Kantor</text:p>
          </table:table-cell>
          <table:table-cell table:style-name="ce1" office:value-type="string" calcext:value-type="string">
            <text:p>Pinggir</text:p>
          </table:table-cell>
          <table:table-cell table:style-name="ce1" office:value-type="string" calcext:value-type="string">
            <text:p>Sedang</text:p>
          </table:table-cell>
          <table:table-cell table:style-name="ce1" office:value-type="string" calcext:value-type="string">
            <text:p>Bagus</text:p>
          </table:table-cell>
          <table:table-cell table:style-name="ce30" office:value-type="float" office:value="410" calcext:value-type="float">
            <text:p>410</text:p>
          </table:table-cell>
          <table:table-cell table:style-name="ce1" office:value-type="string" calcext:value-type="string">
            <text:p>MOJOREJO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Setia Budi No. 62 - 13</text:p>
          </table:table-cell>
          <table:table-cell table:style-name="ce1" office:value-type="string" calcext:value-type="string">
            <text:p>Mojorejo</text:p>
          </table:table-cell>
          <table:table-cell table:style-name="ce1" office:value-type="float" office:value="410" calcext:value-type="float">
            <text:p>410</text:p>
          </table:table-cell>
          <table:table-cell table:style-name="ce16" office:value-type="float" office:value="32041" calcext:value-type="float">
            <text:p>32,041</text:p>
          </table:table-cell>
          <table:table-cell table:style-name="ce16" office:value-type="float" office:value="37959" calcext:value-type="float">
            <text:p>37,959</text:p>
          </table:table-cell>
          <table:table-cell table:style-name="ce1"/>
          <table:table-cell table:style-name="ce21" table:formula="of:=111+([.O85]/60000)" office:value-type="float" office:value="111.534016666667" calcext:value-type="float">
            <text:p>111.534016666667</text:p>
          </table:table-cell>
          <table:table-cell table:style-name="ce22" table:formula="of:=7+([.P85]/60000)" office:value-type="float" office:value="7.63265" calcext:value-type="float">
            <text:p>7.6326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85]*(3.14159/180)-[.S85]*(3.14159/180))/2))^2+COS([.U85]*(3.14159/180))*COS([.S85]*(3.14159/180))*SIN((([.T85]*(3.14159/180)-[.R85]*(3.14159/180))/2))^2))" office:value-type="float" office:value="1938.46231125125" calcext:value-type="float">
            <text:p>1,938</text:p>
          </table:table-cell>
          <table:table-cell table:number-columns-repeated="16362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Kantor</text:p>
          </table:table-cell>
          <table:table-cell table:style-name="ce1" office:value-type="string" calcext:value-type="string">
            <text:p>Pinggir</text:p>
          </table:table-cell>
          <table:table-cell table:style-name="ce1" office:value-type="string" calcext:value-type="string">
            <text:p>Sedang</text:p>
          </table:table-cell>
          <table:table-cell table:style-name="ce1" office:value-type="string" calcext:value-type="string">
            <text:p>Bagus</text:p>
          </table:table-cell>
          <table:table-cell table:style-name="ce30" office:value-type="float" office:value="260" calcext:value-type="float">
            <text:p>260</text:p>
          </table:table-cell>
          <table:table-cell table:style-name="ce1" office:value-type="string" calcext:value-type="string">
            <text:p>KEJURON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Kapten Saputro</text:p>
          </table:table-cell>
          <table:table-cell table:style-name="ce1" office:value-type="string" calcext:value-type="string">
            <text:p>Kejuron</text:p>
          </table:table-cell>
          <table:table-cell table:style-name="ce1" office:value-type="float" office:value="260" calcext:value-type="float">
            <text:p>260</text:p>
          </table:table-cell>
          <table:table-cell table:style-name="ce16" office:value-type="float" office:value="31546" calcext:value-type="float">
            <text:p>31,546</text:p>
          </table:table-cell>
          <table:table-cell table:style-name="ce16" office:value-type="float" office:value="38105" calcext:value-type="float">
            <text:p>38,105</text:p>
          </table:table-cell>
          <table:table-cell table:style-name="ce1"/>
          <table:table-cell table:style-name="ce21" table:formula="of:=111+([.O86]/60000)" office:value-type="float" office:value="111.525766666667" calcext:value-type="float">
            <text:p>111.525766666667</text:p>
          </table:table-cell>
          <table:table-cell table:style-name="ce22" table:formula="of:=7+([.P86]/60000)" office:value-type="float" office:value="7.63508333333333" calcext:value-type="float">
            <text:p>7.63508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86]*(3.14159/180)-[.S86]*(3.14159/180))/2))^2+COS([.U86]*(3.14159/180))*COS([.S86]*(3.14159/180))*SIN((([.T86]*(3.14159/180)-[.R86]*(3.14159/180))/2))^2))" office:value-type="float" office:value="1192.36396642594" calcext:value-type="float">
            <text:p>1,192</text:p>
          </table:table-cell>
          <table:table-cell table:number-columns-repeated="16362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Kantor</text:p>
          </table:table-cell>
          <table:table-cell table:style-name="ce1" office:value-type="string" calcext:value-type="string">
            <text:p>Pinggir</text:p>
          </table:table-cell>
          <table:table-cell table:style-name="ce1" office:value-type="string" calcext:value-type="string">
            <text:p>Sedang</text:p>
          </table:table-cell>
          <table:table-cell table:style-name="ce1" office:value-type="string" calcext:value-type="string">
            <text:p>Bagus</text:p>
          </table:table-cell>
          <table:table-cell table:style-name="ce30" office:value-type="float" office:value="1867" calcext:value-type="float">
            <text:p>1867</text:p>
          </table:table-cell>
          <table:table-cell table:style-name="ce1" office:value-type="string" calcext:value-type="string">
            <text:p>KEJURON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Kapten Saputro</text:p>
          </table:table-cell>
          <table:table-cell table:style-name="ce1" office:value-type="string" calcext:value-type="string">
            <text:p>Kejuron</text:p>
          </table:table-cell>
          <table:table-cell table:style-name="ce1" office:value-type="float" office:value="1867" calcext:value-type="float">
            <text:p>1867</text:p>
          </table:table-cell>
          <table:table-cell table:style-name="ce16" office:value-type="float" office:value="31548" calcext:value-type="float">
            <text:p>31,548</text:p>
          </table:table-cell>
          <table:table-cell table:style-name="ce16" office:value-type="float" office:value="38111" calcext:value-type="float">
            <text:p>38,111</text:p>
          </table:table-cell>
          <table:table-cell table:style-name="ce1"/>
          <table:table-cell table:style-name="ce21" table:formula="of:=111+([.O87]/60000)" office:value-type="float" office:value="111.5258" calcext:value-type="float">
            <text:p>111.5258</text:p>
          </table:table-cell>
          <table:table-cell table:style-name="ce22" table:formula="of:=7+([.P87]/60000)" office:value-type="float" office:value="7.63518333333333" calcext:value-type="float">
            <text:p>7.63518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87]*(3.14159/180)-[.S87]*(3.14159/180))/2))^2+COS([.U87]*(3.14159/180))*COS([.S87]*(3.14159/180))*SIN((([.T87]*(3.14159/180)-[.R87]*(3.14159/180))/2))^2))" office:value-type="float" office:value="1201.65196215379" calcext:value-type="float">
            <text:p>1,202</text:p>
          </table:table-cell>
          <table:table-cell table:number-columns-repeated="16362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usat</text:p>
          </table:table-cell>
          <table:table-cell table:style-name="ce1" office:value-type="string" calcext:value-type="string">
            <text:p>Strategis</text:p>
          </table:table-cell>
          <table:table-cell table:style-name="ce1" office:value-type="string" calcext:value-type="string">
            <text:p>Kosong</text:p>
          </table:table-cell>
          <table:table-cell table:style-name="ce30" office:value-type="float" office:value="17033" calcext:value-type="float">
            <text:p>17033</text:p>
          </table:table-cell>
          <table:table-cell table:style-name="ce1" office:value-type="string" calcext:value-type="string">
            <text:p>KEJURON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Kapten Saputro</text:p>
          </table:table-cell>
          <table:table-cell table:style-name="ce1" office:value-type="string" calcext:value-type="string">
            <text:p>Kejuron</text:p>
          </table:table-cell>
          <table:table-cell table:style-name="ce1" office:value-type="float" office:value="17033" calcext:value-type="float">
            <text:p>17033</text:p>
          </table:table-cell>
          <table:table-cell table:style-name="ce16" office:value-type="float" office:value="31608" calcext:value-type="float">
            <text:p>31,608</text:p>
          </table:table-cell>
          <table:table-cell table:style-name="ce16" office:value-type="float" office:value="38061" calcext:value-type="float">
            <text:p>38,061</text:p>
          </table:table-cell>
          <table:table-cell table:style-name="ce1"/>
          <table:table-cell table:style-name="ce21" table:formula="of:=111+([.O88]/60000)" office:value-type="float" office:value="111.5268" calcext:value-type="float">
            <text:p>111.5268</text:p>
          </table:table-cell>
          <table:table-cell table:style-name="ce22" table:formula="of:=7+([.P88]/60000)" office:value-type="float" office:value="7.63435" calcext:value-type="float">
            <text:p>7.6343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88]*(3.14159/180)-[.S88]*(3.14159/180))/2))^2+COS([.U88]*(3.14159/180))*COS([.S88]*(3.14159/180))*SIN((([.T88]*(3.14159/180)-[.R88]*(3.14159/180))/2))^2))" office:value-type="float" office:value="1248.04781735682" calcext:value-type="float">
            <text:p>1,248</text:p>
          </table:table-cell>
          <table:table-cell table:number-columns-repeated="16362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0" office:value-type="float" office:value="4905" calcext:value-type="float">
            <text:p>4905</text:p>
          </table:table-cell>
          <table:table-cell table:style-name="ce1" office:value-type="string" calcext:value-type="string">
            <text:p>JOSENAN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Blok Sawah Kurupati</text:p>
          </table:table-cell>
          <table:table-cell table:style-name="ce1" office:value-type="string" calcext:value-type="string">
            <text:p>Patihan</text:p>
          </table:table-cell>
          <table:table-cell table:style-name="ce1" office:value-type="float" office:value="4905" calcext:value-type="float">
            <text:p>4905</text:p>
          </table:table-cell>
          <table:table-cell table:style-name="ce16" office:value-type="float" office:value="30529" calcext:value-type="float">
            <text:p>30,529</text:p>
          </table:table-cell>
          <table:table-cell table:style-name="ce16" office:value-type="float" office:value="40454" calcext:value-type="float">
            <text:p>40,454</text:p>
          </table:table-cell>
          <table:table-cell table:style-name="ce1"/>
          <table:table-cell table:style-name="ce21" table:formula="of:=111+([.O89]/60000)" office:value-type="float" office:value="111.508816666667" calcext:value-type="float">
            <text:p>111.508816666667</text:p>
          </table:table-cell>
          <table:table-cell table:style-name="ce22" table:formula="of:=7+([.P89]/60000)" office:value-type="float" office:value="7.67423333333333" calcext:value-type="float">
            <text:p>7.67423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89]*(3.14159/180)-[.S89]*(3.14159/180))/2))^2+COS([.U89]*(3.14159/180))*COS([.S89]*(3.14159/180))*SIN((([.T89]*(3.14159/180)-[.R89]*(3.14159/180))/2))^2))" office:value-type="float" office:value="5096.99002611437" calcext:value-type="float">
            <text:p>5,097</text:p>
          </table:table-cell>
          <table:table-cell table:number-columns-repeated="1636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0" office:value-type="float" office:value="45000" calcext:value-type="float">
            <text:p>45000</text:p>
          </table:table-cell>
          <table:table-cell table:style-name="ce1" office:value-type="string" calcext:value-type="string">
            <text:p>JOSENAN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Namb. Lor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6" office:value-type="float" office:value="30430" calcext:value-type="float">
            <text:p>30,430</text:p>
          </table:table-cell>
          <table:table-cell table:style-name="ce16" office:value-type="float" office:value="40104" calcext:value-type="float">
            <text:p>40,104</text:p>
          </table:table-cell>
          <table:table-cell table:style-name="ce1"/>
          <table:table-cell table:style-name="ce21" table:formula="of:=111+([.O90]/60000)" office:value-type="float" office:value="111.507166666667" calcext:value-type="float">
            <text:p>111.507166666667</text:p>
          </table:table-cell>
          <table:table-cell table:style-name="ce22" table:formula="of:=7+([.P90]/60000)" office:value-type="float" office:value="7.6684" calcext:value-type="float">
            <text:p>7.6684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90]*(3.14159/180)-[.S90]*(3.14159/180))/2))^2+COS([.U90]*(3.14159/180))*COS([.S90]*(3.14159/180))*SIN((([.T90]*(3.14159/180)-[.R90]*(3.14159/180))/2))^2))" office:value-type="float" office:value="4498.90443056886" calcext:value-type="float">
            <text:p>4,499</text:p>
          </table:table-cell>
          <table:table-cell table:number-columns-repeated="16362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0" office:value-type="float" office:value="3865" calcext:value-type="float">
            <text:p>3865</text:p>
          </table:table-cell>
          <table:table-cell table:style-name="ce1" office:value-type="string" calcext:value-type="string">
            <text:p>DEMANGAN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Blok Piang Semi</text:p>
          </table:table-cell>
          <table:table-cell table:style-name="ce1" office:value-type="string" calcext:value-type="string">
            <text:p>Demangan</text:p>
          </table:table-cell>
          <table:table-cell table:style-name="ce1" office:value-type="float" office:value="3865" calcext:value-type="float">
            <text:p>3865</text:p>
          </table:table-cell>
          <table:table-cell table:style-name="ce16" office:value-type="float" office:value="30525" calcext:value-type="float">
            <text:p>30,525</text:p>
          </table:table-cell>
          <table:table-cell table:style-name="ce16" office:value-type="float" office:value="40069" calcext:value-type="float">
            <text:p>40,069</text:p>
          </table:table-cell>
          <table:table-cell table:style-name="ce1"/>
          <table:table-cell table:style-name="ce21" table:formula="of:=111+([.O91]/60000)" office:value-type="float" office:value="111.50875" calcext:value-type="float">
            <text:p>111.50875</text:p>
          </table:table-cell>
          <table:table-cell table:style-name="ce22" table:formula="of:=7+([.P91]/60000)" office:value-type="float" office:value="7.66781666666667" calcext:value-type="float">
            <text:p>7.6678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91]*(3.14159/180)-[.S91]*(3.14159/180))/2))^2+COS([.U91]*(3.14159/180))*COS([.S91]*(3.14159/180))*SIN((([.T91]*(3.14159/180)-[.R91]*(3.14159/180))/2))^2))" office:value-type="float" office:value="4397.4027928493" calcext:value-type="float">
            <text:p>4,397</text:p>
          </table:table-cell>
          <table:table-cell table:number-columns-repeated="16362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Kantor</text:p>
          </table:table-cell>
          <table:table-cell table:style-name="ce1" office:value-type="string" calcext:value-type="string">
            <text:p>Pinggir</text:p>
          </table:table-cell>
          <table:table-cell table:style-name="ce1" office:value-type="string" calcext:value-type="string">
            <text:p>Sedang</text:p>
          </table:table-cell>
          <table:table-cell table:style-name="ce1" office:value-type="string" calcext:value-type="string">
            <text:p>Bagus</text:p>
          </table:table-cell>
          <table:table-cell table:style-name="ce30" office:value-type="float" office:value="710" calcext:value-type="float">
            <text:p>710</text:p>
          </table:table-cell>
          <table:table-cell table:style-name="ce1" office:value-type="string" calcext:value-type="string">
            <text:p>DEMANGAN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jati siwur</text:p>
          </table:table-cell>
          <table:table-cell table:style-name="ce1" office:value-type="string" calcext:value-type="string">
            <text:p>Demangan</text:p>
          </table:table-cell>
          <table:table-cell table:style-name="ce1" office:value-type="float" office:value="710" calcext:value-type="float">
            <text:p>710</text:p>
          </table:table-cell>
          <table:table-cell table:style-name="ce16" office:value-type="float" office:value="31562" calcext:value-type="float">
            <text:p>31,562</text:p>
          </table:table-cell>
          <table:table-cell table:style-name="ce16" office:value-type="float" office:value="39672" calcext:value-type="float">
            <text:p>39,672</text:p>
          </table:table-cell>
          <table:table-cell table:style-name="ce1"/>
          <table:table-cell table:style-name="ce21" table:formula="of:=111+([.O92]/60000)" office:value-type="float" office:value="111.526033333333" calcext:value-type="float">
            <text:p>111.526033333333</text:p>
          </table:table-cell>
          <table:table-cell table:style-name="ce22" table:formula="of:=7+([.P92]/60000)" office:value-type="float" office:value="7.6612" calcext:value-type="float">
            <text:p>7.6612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92]*(3.14159/180)-[.S92]*(3.14159/180))/2))^2+COS([.U92]*(3.14159/180))*COS([.S92]*(3.14159/180))*SIN((([.T92]*(3.14159/180)-[.R92]*(3.14159/180))/2))^2))" office:value-type="float" office:value="3713.38672807776" calcext:value-type="float">
            <text:p>3,713</text:p>
          </table:table-cell>
          <table:table-cell table:number-columns-repeated="16362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Kantor</text:p>
          </table:table-cell>
          <table:table-cell table:style-name="ce1" office:value-type="string" calcext:value-type="string">
            <text:p>Pinggir</text:p>
          </table:table-cell>
          <table:table-cell table:style-name="ce1" office:value-type="string" calcext:value-type="string">
            <text:p>Sedang</text:p>
          </table:table-cell>
          <table:table-cell table:style-name="ce1" office:value-type="string" calcext:value-type="string">
            <text:p>Bagus</text:p>
          </table:table-cell>
          <table:table-cell table:style-name="ce30" office:value-type="float" office:value="600" calcext:value-type="float">
            <text:p>600</text:p>
          </table:table-cell>
          <table:table-cell table:style-name="ce1" office:value-type="string" calcext:value-type="string">
            <text:p>DEMANGAN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Jati Siwur RT 14</text:p>
          </table:table-cell>
          <table:table-cell table:style-name="ce1" office:value-type="string" calcext:value-type="string">
            <text:p>Demangan</text:p>
          </table:table-cell>
          <table:table-cell table:style-name="ce1" office:value-type="float" office:value="600" calcext:value-type="float">
            <text:p>600</text:p>
          </table:table-cell>
          <table:table-cell table:style-name="ce16" office:value-type="float" office:value="31419" calcext:value-type="float">
            <text:p>31,419</text:p>
          </table:table-cell>
          <table:table-cell table:style-name="ce16" office:value-type="float" office:value="39670" calcext:value-type="float">
            <text:p>39,670</text:p>
          </table:table-cell>
          <table:table-cell table:style-name="ce1"/>
          <table:table-cell table:style-name="ce21" table:formula="of:=111+([.O93]/60000)" office:value-type="float" office:value="111.52365" calcext:value-type="float">
            <text:p>111.52365</text:p>
          </table:table-cell>
          <table:table-cell table:style-name="ce22" table:formula="of:=7+([.P93]/60000)" office:value-type="float" office:value="7.66116666666667" calcext:value-type="float">
            <text:p>7.6611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93]*(3.14159/180)-[.S93]*(3.14159/180))/2))^2+COS([.U93]*(3.14159/180))*COS([.S93]*(3.14159/180))*SIN((([.T93]*(3.14159/180)-[.R93]*(3.14159/180))/2))^2))" office:value-type="float" office:value="3646.53564716016" calcext:value-type="float">
            <text:p>3,647</text:p>
          </table:table-cell>
          <table:table-cell table:number-columns-repeated="16362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0" office:value-type="float" office:value="10390" calcext:value-type="float">
            <text:p>10390</text:p>
          </table:table-cell>
          <table:table-cell table:style-name="ce10" office:value-type="string" calcext:value-type="string">
            <text:p>BANJAREJO</text:p>
          </table:table-cell>
          <table:table-cell table:style-name="ce10" office:value-type="string" calcext:value-type="string">
            <text:p>TAMAN</text:p>
          </table:table-cell>
          <table:table-cell table:style-name="ce10" office:value-type="string" calcext:value-type="string">
            <text:p>PAKAI</text:p>
          </table:table-cell>
          <table:table-cell table:style-name="ce10"/>
          <table:table-cell table:style-name="ce10" office:value-type="string" calcext:value-type="string">
            <text:p>Banjarejo</text:p>
          </table:table-cell>
          <table:table-cell table:style-name="ce10" office:value-type="float" office:value="10390" calcext:value-type="float">
            <text:p>10390</text:p>
          </table:table-cell>
          <table:table-cell table:style-name="ce19" office:value-type="float" office:value="32306" calcext:value-type="float">
            <text:p>32,306</text:p>
          </table:table-cell>
          <table:table-cell table:style-name="ce19" office:value-type="float" office:value="39444" calcext:value-type="float">
            <text:p>39,444</text:p>
          </table:table-cell>
          <table:table-cell table:style-name="ce1"/>
          <table:table-cell table:style-name="ce21" table:formula="of:=111+([.O94]/60000)" office:value-type="float" office:value="111.538433333333" calcext:value-type="float">
            <text:p>111.538433333333</text:p>
          </table:table-cell>
          <table:table-cell table:style-name="ce22" table:formula="of:=7+([.P94]/60000)" office:value-type="float" office:value="7.6574" calcext:value-type="float">
            <text:p>7.6574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94]*(3.14159/180)-[.S94]*(3.14159/180))/2))^2+COS([.U94]*(3.14159/180))*COS([.S94]*(3.14159/180))*SIN((([.T94]*(3.14159/180)-[.R94]*(3.14159/180))/2))^2))" office:value-type="float" office:value="3949.4904754429" calcext:value-type="float">
            <text:p>3,949</text:p>
          </table:table-cell>
          <table:table-cell table:number-columns-repeated="16362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0" office:value-type="float" office:value="6650" calcext:value-type="float">
            <text:p>6650</text:p>
          </table:table-cell>
          <table:table-cell table:style-name="ce1" office:value-type="string" calcext:value-type="string">
            <text:p>BANJAREJO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Banjarejo</text:p>
          </table:table-cell>
          <table:table-cell table:style-name="ce1" office:value-type="float" office:value="6650" calcext:value-type="float">
            <text:p>6650</text:p>
          </table:table-cell>
          <table:table-cell table:style-name="ce16" office:value-type="float" office:value="32281" calcext:value-type="float">
            <text:p>32,281</text:p>
          </table:table-cell>
          <table:table-cell table:style-name="ce16" office:value-type="float" office:value="39342" calcext:value-type="float">
            <text:p>39,342</text:p>
          </table:table-cell>
          <table:table-cell table:style-name="ce1"/>
          <table:table-cell table:style-name="ce21" table:formula="of:=111+([.O95]/60000)" office:value-type="float" office:value="111.538016666667" calcext:value-type="float">
            <text:p>111.538016666667</text:p>
          </table:table-cell>
          <table:table-cell table:style-name="ce22" table:formula="of:=7+([.P95]/60000)" office:value-type="float" office:value="7.6557" calcext:value-type="float">
            <text:p>7.655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95]*(3.14159/180)-[.S95]*(3.14159/180))/2))^2+COS([.U95]*(3.14159/180))*COS([.S95]*(3.14159/180))*SIN((([.T95]*(3.14159/180)-[.R95]*(3.14159/180))/2))^2))" office:value-type="float" office:value="3771.86610938704" calcext:value-type="float">
            <text:p>3,772</text:p>
          </table:table-cell>
          <table:table-cell table:number-columns-repeated="16362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0" office:value-type="float" office:value="6390" calcext:value-type="float">
            <text:p>6390</text:p>
          </table:table-cell>
          <table:table-cell table:style-name="ce1" office:value-type="string" calcext:value-type="string">
            <text:p>BANJAREJO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Banjarejo</text:p>
          </table:table-cell>
          <table:table-cell table:style-name="ce1" office:value-type="float" office:value="6390" calcext:value-type="float">
            <text:p>6390</text:p>
          </table:table-cell>
          <table:table-cell table:style-name="ce16" office:value-type="float" office:value="32315" calcext:value-type="float">
            <text:p>32,315</text:p>
          </table:table-cell>
          <table:table-cell table:style-name="ce16" office:value-type="float" office:value="39468" calcext:value-type="float">
            <text:p>39,468</text:p>
          </table:table-cell>
          <table:table-cell table:style-name="ce1"/>
          <table:table-cell table:style-name="ce21" table:formula="of:=111+([.O96]/60000)" office:value-type="float" office:value="111.538583333333" calcext:value-type="float">
            <text:p>111.538583333333</text:p>
          </table:table-cell>
          <table:table-cell table:style-name="ce22" table:formula="of:=7+([.P96]/60000)" office:value-type="float" office:value="7.6578" calcext:value-type="float">
            <text:p>7.6578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96]*(3.14159/180)-[.S96]*(3.14159/180))/2))^2+COS([.U96]*(3.14159/180))*COS([.S96]*(3.14159/180))*SIN((([.T96]*(3.14159/180)-[.R96]*(3.14159/180))/2))^2))" office:value-type="float" office:value="3994.9520129839" calcext:value-type="float">
            <text:p>3,995</text:p>
          </table:table-cell>
          <table:table-cell table:number-columns-repeated="16362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Perumahan</text:p>
          </table:table-cell>
          <table:table-cell table:style-name="ce1" office:value-type="string" calcext:value-type="string">
            <text:p>Sedang</text:p>
          </table:table-cell>
          <table:table-cell table:style-name="ce1" office:value-type="string" calcext:value-type="string">
            <text:p>Kurang</text:p>
          </table:table-cell>
          <table:table-cell table:style-name="ce1" office:value-type="string" calcext:value-type="string">
            <text:p>Sedang</text:p>
          </table:table-cell>
          <table:table-cell table:style-name="ce30" office:value-type="float" office:value="8985" calcext:value-type="float">
            <text:p>8985</text:p>
          </table:table-cell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Blok Selatan Pertamina</text:p>
          </table:table-cell>
          <table:table-cell table:style-name="ce1" office:value-type="string" calcext:value-type="string">
            <text:p>Oro-oro Ombo</text:p>
          </table:table-cell>
          <table:table-cell table:style-name="ce1" office:value-type="float" office:value="8985" calcext:value-type="float">
            <text:p>8985</text:p>
          </table:table-cell>
          <table:table-cell table:style-name="ce16" office:value-type="float" office:value="31631" calcext:value-type="float">
            <text:p>31,631</text:p>
          </table:table-cell>
          <table:table-cell table:style-name="ce16" office:value-type="float" office:value="36915" calcext:value-type="float">
            <text:p>36,915</text:p>
          </table:table-cell>
          <table:table-cell table:style-name="ce1"/>
          <table:table-cell table:style-name="ce21" table:formula="of:=111+([.O97]/60000)" office:value-type="float" office:value="111.527183333333" calcext:value-type="float">
            <text:p>111.527183333333</text:p>
          </table:table-cell>
          <table:table-cell table:style-name="ce22" table:formula="of:=7+([.P97]/60000)" office:value-type="float" office:value="7.61525" calcext:value-type="float">
            <text:p>7.6152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97]*(3.14159/180)-[.S97]*(3.14159/180))/2))^2+COS([.U97]*(3.14159/180))*COS([.S97]*(3.14159/180))*SIN((([.T97]*(3.14159/180)-[.R97]*(3.14159/180))/2))^2))" office:value-type="float" office:value="1917.16370842753" calcext:value-type="float">
            <text:p>1,917</text:p>
          </table:table-cell>
          <table:table-cell table:number-columns-repeated="1636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0" office:value-type="float" office:value="13155" calcext:value-type="float">
            <text:p>13155</text:p>
          </table:table-cell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Blok Utara Pertamina</text:p>
          </table:table-cell>
          <table:table-cell table:style-name="ce1" office:value-type="string" calcext:value-type="string">
            <text:p>Oro-oro Ombo</text:p>
          </table:table-cell>
          <table:table-cell table:style-name="ce1" office:value-type="float" office:value="13155" calcext:value-type="float">
            <text:p>13155</text:p>
          </table:table-cell>
          <table:table-cell table:style-name="ce16" office:value-type="float" office:value="31704" calcext:value-type="float">
            <text:p>31,704</text:p>
          </table:table-cell>
          <table:table-cell table:style-name="ce16" office:value-type="float" office:value="36745" calcext:value-type="float">
            <text:p>36,745</text:p>
          </table:table-cell>
          <table:table-cell table:style-name="ce1"/>
          <table:table-cell table:style-name="ce21" table:formula="of:=111+([.O98]/60000)" office:value-type="float" office:value="111.5284" calcext:value-type="float">
            <text:p>111.5284</text:p>
          </table:table-cell>
          <table:table-cell table:style-name="ce22" table:formula="of:=7+([.P98]/60000)" office:value-type="float" office:value="7.61241666666667" calcext:value-type="float">
            <text:p>7.6124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98]*(3.14159/180)-[.S98]*(3.14159/180))/2))^2+COS([.U98]*(3.14159/180))*COS([.S98]*(3.14159/180))*SIN((([.T98]*(3.14159/180)-[.R98]*(3.14159/180))/2))^2))" office:value-type="float" office:value="2251.41443582346" calcext:value-type="float">
            <text:p>2,251</text:p>
          </table:table-cell>
          <table:table-cell table:number-columns-repeated="1636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Perumahan</text:p>
          </table:table-cell>
          <table:table-cell table:style-name="ce1" office:value-type="string" calcext:value-type="string">
            <text:p>Sedang</text:p>
          </table:table-cell>
          <table:table-cell table:style-name="ce1" office:value-type="string" calcext:value-type="string">
            <text:p>Kurang</text:p>
          </table:table-cell>
          <table:table-cell table:style-name="ce1" office:value-type="string" calcext:value-type="string">
            <text:p>Sedang</text:p>
          </table:table-cell>
          <table:table-cell table:style-name="ce30" office:value-type="float" office:value="7165" calcext:value-type="float">
            <text:p>7165</text:p>
          </table:table-cell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Oro-oro Ombo</text:p>
          </table:table-cell>
          <table:table-cell table:style-name="ce1" office:value-type="float" office:value="7165" calcext:value-type="float">
            <text:p>7165</text:p>
          </table:table-cell>
          <table:table-cell table:style-name="ce16" office:value-type="float" office:value="31662" calcext:value-type="float">
            <text:p>31,662</text:p>
          </table:table-cell>
          <table:table-cell table:style-name="ce16" office:value-type="float" office:value="36919" calcext:value-type="float">
            <text:p>36,919</text:p>
          </table:table-cell>
          <table:table-cell table:style-name="ce1"/>
          <table:table-cell table:style-name="ce21" table:formula="of:=111+([.O99]/60000)" office:value-type="float" office:value="111.5277" calcext:value-type="float">
            <text:p>111.5277</text:p>
          </table:table-cell>
          <table:table-cell table:style-name="ce22" table:formula="of:=7+([.P99]/60000)" office:value-type="float" office:value="7.61531666666667" calcext:value-type="float">
            <text:p>7.6153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99]*(3.14159/180)-[.S99]*(3.14159/180))/2))^2+COS([.U99]*(3.14159/180))*COS([.S99]*(3.14159/180))*SIN((([.T99]*(3.14159/180)-[.R99]*(3.14159/180))/2))^2))" office:value-type="float" office:value="1945.85128770799" calcext:value-type="float">
            <text:p>1,946</text:p>
          </table:table-cell>
          <table:table-cell table:number-columns-repeated="1636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0" office:value-type="float" office:value="18340" calcext:value-type="float">
            <text:p>18340</text:p>
          </table:table-cell>
          <table:table-cell table:style-name="ce1" office:value-type="string" calcext:value-type="string">
            <text:p>SUKOSARI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Sukosari</text:p>
          </table:table-cell>
          <table:table-cell table:style-name="ce1" office:value-type="float" office:value="18340" calcext:value-type="float">
            <text:p>18340</text:p>
          </table:table-cell>
          <table:table-cell table:style-name="ce16" office:value-type="float" office:value="31979" calcext:value-type="float">
            <text:p>31,979</text:p>
          </table:table-cell>
          <table:table-cell table:style-name="ce16" office:value-type="float" office:value="36807" calcext:value-type="float">
            <text:p>36,807</text:p>
          </table:table-cell>
          <table:table-cell table:style-name="ce1"/>
          <table:table-cell table:style-name="ce21" table:formula="of:=111+([.O100]/60000)" office:value-type="float" office:value="111.532983333333" calcext:value-type="float">
            <text:p>111.532983333333</text:p>
          </table:table-cell>
          <table:table-cell table:style-name="ce22" table:formula="of:=7+([.P100]/60000)" office:value-type="float" office:value="7.61345" calcext:value-type="float">
            <text:p>7.6134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100]*(3.14159/180)-[.S100]*(3.14159/180))/2))^2+COS([.U100]*(3.14159/180))*COS([.S100]*(3.14159/180))*SIN((([.T100]*(3.14159/180)-[.R100]*(3.14159/180))/2))^2))" office:value-type="float" office:value="2490.57649481857" calcext:value-type="float">
            <text:p>2,491</text:p>
          </table:table-cell>
          <table:table-cell table:number-columns-repeated="1636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0" office:value-type="float" office:value="18110" calcext:value-type="float">
            <text:p>18110</text:p>
          </table:table-cell>
          <table:table-cell table:style-name="ce1" office:value-type="string" calcext:value-type="string">
            <text:p>SUKOSARI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Sukosari</text:p>
          </table:table-cell>
          <table:table-cell table:style-name="ce1" office:value-type="float" office:value="18110" calcext:value-type="float">
            <text:p>18110</text:p>
          </table:table-cell>
          <table:table-cell table:style-name="ce16" office:value-type="float" office:value="31977" calcext:value-type="float">
            <text:p>31,977</text:p>
          </table:table-cell>
          <table:table-cell table:style-name="ce16" office:value-type="float" office:value="36711" calcext:value-type="float">
            <text:p>36,711</text:p>
          </table:table-cell>
          <table:table-cell table:style-name="ce1"/>
          <table:table-cell table:style-name="ce21" table:formula="of:=111+([.O101]/60000)" office:value-type="float" office:value="111.53295" calcext:value-type="float">
            <text:p>111.53295</text:p>
          </table:table-cell>
          <table:table-cell table:style-name="ce22" table:formula="of:=7+([.P101]/60000)" office:value-type="float" office:value="7.61185" calcext:value-type="float">
            <text:p>7.6118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101]*(3.14159/180)-[.S101]*(3.14159/180))/2))^2+COS([.U101]*(3.14159/180))*COS([.S101]*(3.14159/180))*SIN((([.T101]*(3.14159/180)-[.R101]*(3.14159/180))/2))^2))" office:value-type="float" office:value="2615.35374201594" calcext:value-type="float">
            <text:p>2,615</text:p>
          </table:table-cell>
          <table:table-cell table:number-columns-repeated="1636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3" office:value-type="string" calcext:value-type="string">
            <text:p>Pinggir</text:p>
          </table:table-cell>
          <table:table-cell table:style-name="ce3" office:value-type="string" calcext:value-type="string">
            <text:p>Kurang</text:p>
          </table:table-cell>
          <table:table-cell table:style-name="ce3" office:value-type="string" calcext:value-type="string">
            <text:p>Tidak</text:p>
          </table:table-cell>
          <table:table-cell table:style-name="ce30" office:value-type="float" office:value="17770" calcext:value-type="float">
            <text:p>17770</text:p>
          </table:table-cell>
          <table:table-cell table:style-name="ce1" office:value-type="string" calcext:value-type="string">
            <text:p>SUKOSARI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Sukosari</text:p>
          </table:table-cell>
          <table:table-cell table:style-name="ce1" office:value-type="float" office:value="17770" calcext:value-type="float">
            <text:p>17770</text:p>
          </table:table-cell>
          <table:table-cell table:style-name="ce16" office:value-type="float" office:value="32019" calcext:value-type="float">
            <text:p>32,019</text:p>
          </table:table-cell>
          <table:table-cell table:style-name="ce16" office:value-type="float" office:value="36721" calcext:value-type="float">
            <text:p>36,721</text:p>
          </table:table-cell>
          <table:table-cell table:style-name="ce1"/>
          <table:table-cell table:style-name="ce21" table:formula="of:=111+([.O102]/60000)" office:value-type="float" office:value="111.53365" calcext:value-type="float">
            <text:p>111.53365</text:p>
          </table:table-cell>
          <table:table-cell table:style-name="ce22" table:formula="of:=7+([.P102]/60000)" office:value-type="float" office:value="7.61201666666667" calcext:value-type="float">
            <text:p>7.6120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102]*(3.14159/180)-[.S102]*(3.14159/180))/2))^2+COS([.U102]*(3.14159/180))*COS([.S102]*(3.14159/180))*SIN((([.T102]*(3.14159/180)-[.R102]*(3.14159/180))/2))^2))" office:value-type="float" office:value="2655.18080913294" calcext:value-type="float">
            <text:p>2,655</text:p>
          </table:table-cell>
          <table:table-cell table:number-columns-repeated="1636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table:style-name="ce1" office:value-type="string" calcext:value-type="string">
            <text:p>Sedang</text:p>
          </table:table-cell>
          <table:table-cell table:style-name="ce30" office:value-type="float" office:value="175" calcext:value-type="float">
            <text:p>175</text:p>
          </table:table-cell>
          <table:table-cell table:style-name="ce1" office:value-type="string" calcext:value-type="string">
            <text:p>MADIUN LOR</text:p>
          </table:table-cell>
          <table:table-cell table:style-name="ce1" office:value-type="string" calcext:value-type="string">
            <text:p>MANGU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Sumatra no.33</text:p>
          </table:table-cell>
          <table:table-cell table:style-name="ce1"/>
          <table:table-cell table:style-name="ce1" office:value-type="float" office:value="175" calcext:value-type="float">
            <text:p>175</text:p>
          </table:table-cell>
          <table:table-cell table:style-name="ce16" office:value-type="float" office:value="31286" calcext:value-type="float">
            <text:p>31,286</text:p>
          </table:table-cell>
          <table:table-cell table:style-name="ce16" office:value-type="float" office:value="37237" calcext:value-type="float">
            <text:p>37,237</text:p>
          </table:table-cell>
          <table:table-cell table:style-name="ce1"/>
          <table:table-cell table:style-name="ce21" table:formula="of:=111+([.O103]/60000)" office:value-type="float" office:value="111.521433333333" calcext:value-type="float">
            <text:p>111.521433333333</text:p>
          </table:table-cell>
          <table:table-cell table:style-name="ce22" table:formula="of:=7+([.P103]/60000)" office:value-type="float" office:value="7.62061666666667" calcext:value-type="float">
            <text:p>7.6206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103]*(3.14159/180)-[.S103]*(3.14159/180))/2))^2+COS([.U103]*(3.14159/180))*COS([.S103]*(3.14159/180))*SIN((([.T103]*(3.14159/180)-[.R103]*(3.14159/180))/2))^2))" office:value-type="float" office:value="1070.98937929071" calcext:value-type="float">
            <text:p>1,071</text:p>
          </table:table-cell>
          <table:table-cell table:number-columns-repeated="1636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style-name="ce5" office:value-type="string" calcext:value-type="string">
            <text:p>Strategis</text:p>
          </table:table-cell>
          <table:table-cell table:style-name="ce1" office:value-type="string" calcext:value-type="string">
            <text:p>Bagus</text:p>
          </table:table-cell>
          <table:table-cell table:style-name="ce30" office:value-type="float" office:value="311" calcext:value-type="float">
            <text:p>311</text:p>
          </table:table-cell>
          <table:table-cell table:style-name="ce1" office:value-type="string" calcext:value-type="string">
            <text:p>MADIUN LOR</text:p>
          </table:table-cell>
          <table:table-cell table:style-name="ce1" office:value-type="string" calcext:value-type="string">
            <text:p>MANGU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Pahlawan no 19</text:p>
          </table:table-cell>
          <table:table-cell table:style-name="ce1"/>
          <table:table-cell table:style-name="ce1" office:value-type="float" office:value="311" calcext:value-type="float">
            <text:p>311</text:p>
          </table:table-cell>
          <table:table-cell table:style-name="ce16" office:value-type="float" office:value="31258" calcext:value-type="float">
            <text:p>31,258</text:p>
          </table:table-cell>
          <table:table-cell table:style-name="ce16" office:value-type="float" office:value="37256" calcext:value-type="float">
            <text:p>37,256</text:p>
          </table:table-cell>
          <table:table-cell table:style-name="ce1"/>
          <table:table-cell table:style-name="ce21" table:formula="of:=111+([.O104]/60000)" office:value-type="float" office:value="111.520966666667" calcext:value-type="float">
            <text:p>111.520966666667</text:p>
          </table:table-cell>
          <table:table-cell table:style-name="ce22" table:formula="of:=7+([.P104]/60000)" office:value-type="float" office:value="7.62093333333333" calcext:value-type="float">
            <text:p>7.62093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U104]*(3.14159/180)-[.S104]*(3.14159/180))/2))^2+COS([.U104]*(3.14159/180))*COS([.S104]*(3.14159/180))*SIN((([.T104]*(3.14159/180)-[.R104]*(3.14159/180))/2))^2))" office:value-type="float" office:value="1015.9126024337" calcext:value-type="float">
            <text:p>1,016</text:p>
          </table:table-cell>
          <table:table-cell table:number-columns-repeated="16362"/>
        </table:table-row>
        <table:table-row table:style-name="ro2" table:number-rows-repeated="104847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W10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Google Sans Mono&quot;" svg:font-family="'&quot;Google Sans Mono&quot;'"/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7">
      <number:minutes number:style="long"/>
      <number:text>:</number:text>
      <number:seconds number:style="long" number:decimal-places="1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hours/>
      <number:text>:</number:text>
      <number:minute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currency-style style:name="N15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</number:dat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minutes number:style="long"/>
      <number:text>:</number:text>
      <number:seconds number:style="long"/>
    </number:time-style>
    <number:time-style style:name="N124">
      <number:hours/>
      <number:text>:</number:text>
      <number:minutes number:style="long"/>
      <number:text> </number:text>
      <number:am-pm/>
    </number:time-style>
    <number:date-style style:name="N154">
      <number:day/>
      <number:text>-</number:text>
      <number:month number:textual="true"/>
      <number:text>-</number:text>
      <number:year/>
    </number:date-style>
    <number:date-style style:name="N125">
      <number:month number:textual="true"/>
      <number:text>-</number:text>
      <number:year/>
    </number:date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56">
      <number:month/>
      <number:text>/</number:text>
      <number:day/>
      <number:text>/</number:text>
      <number:year number:style="long"/>
    </number:date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4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3-04-10T20:31:02.887784894</dc:date>
    <meta:editing-cycles>3</meta:editing-cycles>
    <meta:editing-duration>PT2H20M14S</meta:editing-duration>
    <meta:generator>LibreOffice/7.4.2.3$Linux_X86_64 LibreOffice_project/40$Build-3</meta:generator>
    <meta:document-statistic meta:table-count="1" meta:cell-count="2059" meta:object-count="0"/>
    <meta:user-defined meta:name="AppVersion">15.0000</meta:user-defined>
  </office:meta>
</office:document-meta>
</file>